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charset="x-symbo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63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9984in"/>
    </style:style>
    <style:style style:name="co4" style:family="table-column">
      <style:table-column-properties fo:break-before="auto" style:column-width="4.3138in"/>
    </style:style>
    <style:style style:name="co5" style:family="table-column">
      <style:table-column-properties fo:break-before="auto" style:column-width="1.8917in"/>
    </style:style>
    <style:style style:name="co6" style:family="table-column">
      <style:table-column-properties fo:break-before="auto" style:column-width="1.052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0.2563in"/>
    </style:style>
    <style:style style:name="co9" style:family="table-column">
      <style:table-column-properties fo:break-before="auto" style:column-width="3.5453in"/>
    </style:style>
    <style:style style:name="co10" style:family="table-column">
      <style:table-column-properties fo:break-before="auto" style:column-width="1.3874in"/>
    </style:style>
    <style:style style:name="co11" style:family="table-column">
      <style:table-column-properties fo:break-before="auto" style:column-width="2.1307in"/>
    </style:style>
    <style:style style:name="co12" style:family="table-column">
      <style:table-column-properties fo:break-before="auto" style:column-width="5.0299in"/>
    </style:style>
    <style:style style:name="ro1" style:family="table-row">
      <style:table-row-properties style:row-height="0.2917in" fo:break-before="auto" style:use-optimal-row-height="true"/>
    </style:style>
    <style:style style:name="ro2" style:family="table-row">
      <style:table-row-properties style:row-height="0.2154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ro4" style:family="table-row">
      <style:table-row-properties style:row-height="0.2429in" fo:break-before="auto" style:use-optimal-row-height="true"/>
    </style:style>
    <style:style style:name="ro5" style:family="table-row">
      <style:table-row-properties style:row-height="0.25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709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2591in" fo:break-before="auto" style:use-optimal-row-height="true"/>
    </style:style>
    <style:style style:name="ro10" style:family="table-row">
      <style:table-row-properties style:row-height="0.861in" fo:break-before="auto" style:use-optimal-row-height="true"/>
    </style:style>
    <style:style style:name="ta1" style:family="table" style:master-page-name="PageStyle_5f_Single_20_Server">
      <style:table-properties table:display="true" style:writing-mode="lr-tb"/>
    </style:style>
    <style:style style:name="ta2" style:family="table" style:master-page-name="PageStyle_5f_Multiple_20_Server">
      <style:table-properties table:display="true" style:writing-mode="lr-tb"/>
    </style:style>
    <style:style style:name="ta3" style:family="table" style:master-page-name="PageStyle_5f_Constant_20_Service">
      <style:table-properties table:display="true" style:writing-mode="lr-tb"/>
    </style:style>
    <style:style style:name="ta4" style:family="table" style:master-page-name="PageStyle_5f_LimitedPop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ff66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1.76pt solid #000000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2f2f2" style:diagonal-bl-tr="none" style:diagonal-tl-br="none" fo:border-left="1.76pt solid #000000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1f497d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cc99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cc99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c7ce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ffcc99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1.76pt solid #000000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 style:data-style-name="N144">
      <style:table-cell-properties fo:background-color="#f2f2f2" style:diagonal-bl-tr="none" style:diagonal-tl-br="none" fo:border="0.74pt solid #000000" style:rotation-align="non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 style:data-style-name="N144">
      <style:table-cell-properties fo:border-bottom="1.76pt solid #000000" fo:background-color="#f2f2f2" style:diagonal-bl-tr="none" style:diagonal-tl-br="none" fo:border-left="0.74pt solid #000000" fo:border-right="0.74pt solid #000000" style:rotation-align="none" fo:border-top="0.74pt solid #000000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2f2f2" style:diagonal-bl-tr="none" style:diagonal-tl-br="none" fo:border-left="0.74pt solid #000000" fo:border-right="1.76pt solid #000000" style:rotation-align="none" fo:border-top="1.76pt solid #000000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 style:data-style-name="N144">
      <style:table-cell-properties fo:border-bottom="0.74pt solid #000000" fo:background-color="#f2f2f2" style:diagonal-bl-tr="none" style:diagonal-tl-br="none" fo:border-left="0.74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 style:data-style-name="N144">
      <style:table-cell-properties fo:border-bottom="1.76pt solid #000000" fo:background-color="#f2f2f2" style:diagonal-bl-tr="none" style:diagonal-tl-br="none" fo:border-left="0.74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f2f2f2" style:diagonal-bl-tr="none" style:diagonal-tl-br="none" fo:border-left="0.74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2f2f2" style:diagonal-bl-tr="none" style:diagonal-tl-br="none" fo:border-left="0.74pt solid #000000" fo:border-right="1.76pt solid #000000" style:rotation-align="none" fo:border-top="0.74pt solid #000000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f2f2f2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f2f2f2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order-bottom="1.76pt solid #000000" fo:background-color="#f2f2f2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f2f2f2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2f2f2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2f2f2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2f2f2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Normal_20_2">
      <style:table-cell-properties style:rotation-align="none"/>
      <style:text-properties fo:color="#333399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9" style:family="table-cell" style:parent-style-name="Normal_20_2">
      <style:table-cell-properties style:rotation-align="non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Normal_20_2">
      <style:table-cell-properties style:rotation-align="none"/>
      <style:text-properties fo:color="#ff66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Normal_20_2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Normal_20_2">
      <style:table-cell-properties style:rotation-align="non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Normal_20_2">
      <style:table-cell-properties style:rotation-align="none"/>
      <style:text-properties fo:color="#3333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Normal_20_2">
      <style:table-cell-properties fo:border-bottom="0.74pt solid #000000" fo:background-color="#ffcc99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Normal_20_2">
      <style:table-cell-properties fo:border-bottom="0.74pt solid #000000" fo:background-color="#ffcc99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Normal_20_2">
      <style:table-cell-properties fo:border-bottom="1.76pt solid #000000" fo:background-color="#ffcc99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Normal_20_2">
      <style:table-cell-properties fo:border-bottom="0.74pt solid #000000" fo:background-color="#ff99cc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Normal_20_2">
      <style:table-cell-properties fo:border-bottom="1.76pt solid #000000" fo:background-color="#ff99cc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Normal_20_2">
      <style:table-cell-properties fo:background-color="#ccff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Normal_20_2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1.76pt solid #000000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Normal_20_2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7" style:family="table-cell" style:parent-style-name="Normal_20_2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9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Normal_20_2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1" style:family="table-cell" style:parent-style-name="Normal_20_2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1.76pt solid #000000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Normal_20_2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3" style:family="table-cell" style:parent-style-name="Normal_20_2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Normal_20_2" style:data-style-name="N145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Normal_20_2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Normal_20_2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solid" svg:stroke-width="0in" svg:stroke-color="#000000" draw:fill="solid" draw:fill-color="#ffffe6" draw:textarea-vertical-align="middle" draw:auto-grow-height="false" draw:fit-to-size="false" style:shrink-to-fit="false" fo:min-height="0in" fo:min-width="0in" fo:padding-top="0.0492in" fo:padding-bottom="0.0492in" fo:padding-left="0.0984in" fo:padding-right="0.0984in" fo:wrap-option="wrap" draw:shadow="visible" draw:shadow-offset-x="0.0287in" draw:shadow-offset-y="0.0287in" draw:shadow-color="#000000" draw:shadow-opacity="100%"/>
      <style:paragraph-properties style:writing-mode="lr-tb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78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75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75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stroke="solid" svg:stroke-width="0in" svg:stroke-color="#000000" draw:fill="solid" draw:fill-color="#ffffe6" draw:textarea-vertical-align="middle" draw:auto-grow-height="false" draw:fit-to-size="false" style:shrink-to-fit="false" fo:min-height="0.3185in" fo:min-width="6.95in" fo:padding-top="0.0492in" fo:padding-bottom="0.0492in" fo:padding-left="0.0984in" fo:padding-right="0.0984in" fo:wrap-option="wrap" draw:shadow="visible" draw:shadow-offset-x="0.0287in" draw:shadow-offset-y="0.0287in" draw:shadow-color="#000000" draw:shadow-opacity="100%"/>
      <style:paragraph-properties style:writing-mode="lr-tb"/>
    </style:style>
    <style:style style:name="gr6" style:family="graphic">
      <style:graphic-properties draw:stroke="solid" svg:stroke-width="0in" svg:stroke-color="#000000" draw:stroke-linejoin="miter" draw:fill="solid" draw:fill-color="#ffff99" draw:textarea-vertical-align="middle" draw:auto-grow-height="false" draw:fit-to-size="false" style:shrink-to-fit="false" fo:min-height="0.3075in" fo:min-width="9.3843in" fo:padding-top="0.0252in" fo:padding-bottom="0.0252in" fo:padding-left="0.0299in" fo:padding-right="0in" fo:wrap-option="wrap" draw:shadow="visible" draw:shadow-offset-x="0.0291in" draw:shadow-offset-y="0.0291in" draw:shadow-color="#000000" draw:shadow-opacity="75%"/>
      <style:paragraph-properties style:writing-mode="lr-tb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79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margin-top="0in" fo:margin-bottom="0in" fo:line-height="100%" fo:text-align="start"/>
      <style:text-properties fo:font-size="18pt"/>
    </style:style>
    <style:style style:name="P2" style:family="paragraph">
      <loext:graphic-properties draw:fill="solid" draw:fill-color="#ffffe6"/>
      <style:paragraph-properties fo:text-align="start"/>
      <style:text-properties fo:font-size="18pt"/>
    </style:style>
    <style:style style:name="P3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6"/>
      <style:paragraph-properties fo:margin-top="0in" fo:margin-bottom="0in" fo:line-height="100%" fo:text-align="start"/>
      <style:text-properties fo:font-size="18pt"/>
    </style:style>
    <style:style style:name="P6" style:family="paragraph">
      <style:paragraph-properties fo:margin-top="0in" fo:margin-bottom="0in" fo:line-height="100%" fo:text-align="start" style:writing-mode="lr-tb"/>
    </style:style>
    <style:style style:name="P7" style:family="paragraph">
      <loext:graphic-properties draw:fill="solid" draw:fill-color="#ffff99"/>
      <style:paragraph-properties fo:margin-top="0in" fo:margin-bottom="0in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9c6500" style:text-line-through-style="none" style:text-line-through-type="none" style:text-position="0% 100%" fo:font-family="Arial" style:font-family-generic="swiss" style:font-pitch="variable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fo:color="#993300" style:text-line-through-style="none" style:text-line-through-type="none" style:text-position="0% 100%" fo:font-family="Arial" fo:font-size="9pt" fo:letter-spacing="normal" fo:language="en" fo:country="US" fo:font-style="normal" style:text-underline-style="none" fo:font-weight="normal" style:font-family-asian="Ari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T3" style:family="text">
      <style:text-properties style:font-style-complex="normal"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name="Symbol"/>
    </style:style>
    <style:style style:name="T4" style:family="text">
      <style:text-properties style:font-style-complex="normal"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name="Calibri" style:font-name-complex="Calibri"/>
    </style:style>
    <style:style style:name="T5" style:family="text">
      <style:text-properties style:font-style-complex="normal" fo:color="#3f3f3f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Symbol"/>
    </style:style>
    <style:style style:name="T6" style:family="text">
      <style:text-properties style:font-style-complex="normal" fo:color="#3f3f3f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Calibri" style:font-name-complex="Calibri"/>
    </style:style>
    <style:style style:name="T7" style:family="text">
      <style:text-properties style:font-name="Calibri" style:font-style-complex="normal" style:font-style-asian="normal" style:font-weight-complex="bold" style:font-weight-asian="bold" style:font-size-complex="12pt" style:font-size-asian="12pt" style:font-name-complex="Calibri" fo:color="#3f3f3f" style:text-position="-33% 58%" style:text-outline="false" fo:font-style="normal" style:text-line-through-type="none" style:text-underline-style="none" style:text-underline-color="font-color" fo:font-weight="bold" fo:font-size="12pt" fo:text-shadow="none"/>
    </style:style>
    <style:style style:name="T8" style:family="text">
      <style:text-properties style:font-name="Calibri" style:font-style-complex="normal" style:font-style-asian="normal" style:font-weight-complex="bold" style:font-weight-asian="bold" style:font-size-complex="12pt" style:font-size-asian="12pt" style:font-name-complex="Calibri" fo:color="#3f3f3f" style:text-outline="false" fo:font-style="normal" style:text-line-through-type="none" style:text-underline-style="none" style:text-underline-color="font-color" fo:font-weight="bold" fo:font-size="12pt" fo:text-shadow="none" style:text-position="0% 100%"/>
    </style:style>
    <style:style style:name="T9" style:family="text">
      <style:text-properties style:font-name="Calibri" style:font-style-complex="normal" style:font-style-asian="normal" style:font-weight-complex="bold" style:font-weight-asian="bold" style:font-size-complex="12pt" style:font-size-asian="12pt" style:font-name-complex="Calibri" style:use-window-font-color="true" style:text-position="0% 100%" style:text-outline="false" fo:font-style="normal" style:text-line-through-type="none" style:text-underline-style="none" style:text-underline-color="font-color" fo:font-weight="bold" fo:font-size="12pt" fo:text-shadow="none"/>
    </style:style>
    <style:style style:name="T10" style:family="text">
      <style:text-properties style:font-name="Calibri" style:font-style-complex="normal" style:font-style-asian="normal" style:font-size-complex="12pt" style:font-size-asian="12pt" style:font-name-complex="Calibri" style:use-window-font-color="true" style:text-position="0% 100%" style:text-outline="false" fo:font-style="normal" style:text-line-through-type="none" style:text-underline-style="none" style:text-underline-color="font-color" fo:font-size="12pt" fo:text-shadow="none" fo:font-weight="normal" style:font-weight-asian="normal" style:font-weight-complex="normal"/>
    </style:style>
    <style:style style:name="T11" style:family="text">
      <style:text-properties style:use-window-font-color="true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style:font-name="Calibri" style:font-style-complex="normal" style:font-style-asian="normal" style:font-weight-complex="bold" style:font-weight-asian="bold" style:font-size-complex="12pt" style:font-size-asian="12pt" style:font-name-complex="Calibri" fo:color="#333333" style:text-position="-33% 58%" style:text-outline="false" fo:font-style="normal" style:text-line-through-type="none" style:text-underline-style="none" style:text-underline-color="font-color" fo:font-weight="bold" fo:font-size="12pt" fo:text-shadow="none"/>
    </style:style>
    <style:style style:name="T13" style:family="text">
      <style:text-properties style:font-name="Calibri" style:font-style-complex="normal" style:font-style-asian="normal" style:font-weight-complex="bold" style:font-weight-asian="bold" style:font-size-complex="12pt" style:font-size-asian="12pt" style:font-name-complex="Calibri" fo:color="#333333" style:text-outline="false" fo:font-style="normal" style:text-line-through-type="none" style:text-underline-style="none" style:text-underline-color="font-color" fo:font-weight="bold" fo:font-size="12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ngle Serv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>
            <office:annotation draw:style-name="gr2" draw:text-style-name="P4" svg:width="1.837in" svg:height="0.8575in" svg:x="2.1102in" svg:y="0.0102in" draw:caption-point-x="-0.1083in" draw:caption-point-y="-0.0063in">
              <dc:date>2022-03-25T00:00:00</dc:date>
              <text:p text:style-name="P3">Created by Excel OM/QM version 5.3.141</text:p>
            </office:annotation>
            <text:p>Waiting Lines</text:p>
          </table:table-cell>
          <table:table-cell table:style-name="ce14"/>
          <table:table-cell table:style-name="ce14" office:value-type="string" calcext:value-type="string">
            <text:p>Single Server Model(M/M/1)</text:p>
          </table:table-cell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2">
            <draw:custom-shape table:end-cell-address="'Single Server'.D3" table:end-x="2.8055in" table:end-y="0.2012in" draw:z-index="0" draw:name="messageTextbox" draw:style-name="gr1" draw:text-style-name="P2" svg:width="6.3807in" svg:height="0.4165in" svg:x="0.278in" svg:y="0in">
              <text:p text:style-name="P1"><text:span text:style-name="T1">The arrival RATE and service RATE both must be rates and use the same time unit. Given a time such as 10 minutes, convert it to a rate such as 6 per hour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office:annotation draw:style-name="gr3" draw:text-style-name="P4" svg:width="2.0528in" svg:height="0.8543in" svg:x="1.3748in" svg:y="0.6524in" draw:caption-point-x="0.6272in" draw:caption-point-y="0.0736in">
              <dc:date>2022-03-25T00:00:00</dc:date>
              <text:p text:style-name="P3">Waiting Lines: Submodel = <text:s/>0; Problem size @ <text:s/>2 by 2</text:p>
            </office:annotation>
            <text:p>Data</text:p>
          </table:table-cell>
          <table:table-cell table:number-columns-repeated="2"/>
          <table:table-cell table:style-name="ce10" office:value-type="string" calcext:value-type="string">
            <text:p>Results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rrival rate (<text:span text:style-name="T3">l</text:span><text:span text:style-name="T4">)</text:span></text:p>
          </table:table-cell>
          <table:table-cell table:style-name="ce15" office:value-type="float" office:value="0.33" calcext:value-type="float">
            <text:p>0.33</text:p>
          </table:table-cell>
          <table:table-cell/>
          <table:table-cell table:style-name="ce11" office:value-type="string" calcext:value-type="string">
            <text:p>Average server utilization(<text:span text:style-name="T5">r</text:span><text:span text:style-name="T6">)</text:span></text:p>
          </table:table-cell>
          <table:table-cell table:style-name="ce23" table:formula="of:=[.B5]/[.B6]" office:value-type="float" office:value="0.165" calcext:value-type="float">
            <text:p>0.16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Service rate (<text:span text:style-name="T3">m</text:span><text:span text:style-name="T4">)</text:span>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Average number of customers in the queue(L<text:span text:style-name="T7">q</text:span><text:span text:style-name="T8">)</text:span></text:p>
          </table:table-cell>
          <table:table-cell table:style-name="ce26" table:formula="of:=[.B5]^2/([.B6]*([.B6]-[.B5]))" office:value-type="float" office:value="0.0326047904191617" calcext:value-type="float">
            <text:p>0.03260479041916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Number of servers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verage number of customers in the system(L<text:span text:style-name="T7">s</text:span><text:span text:style-name="T8">)</text:span></text:p>
          </table:table-cell>
          <table:table-cell table:style-name="ce26" table:formula="of:=[.B5]/([.B6]-[.B5])" office:value-type="float" office:value="0.197604790419162" calcext:value-type="float">
            <text:p>0.19760479041916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Server cost $/time)</text:p>
          </table:table-cell>
          <table:table-cell table:style-name="ce16"/>
          <table:table-cell/>
          <table:table-cell table:style-name="ce12" office:value-type="string" calcext:value-type="string">
            <text:p>Average waiting time in the queue(W<text:span text:style-name="T7">q</text:span><text:span text:style-name="T8">)</text:span></text:p>
          </table:table-cell>
          <table:table-cell table:style-name="ce26" table:formula="of:=[.B5]/([.B6]*([.B6]-[.B5]))" office:value-type="float" office:value="0.0988023952095809" calcext:value-type="float">
            <text:p>0.098802395209581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Waiting cost ($/time)</text:p>
          </table:table-cell>
          <table:table-cell table:style-name="ce18"/>
          <table:table-cell/>
          <table:table-cell table:style-name="ce12" office:value-type="string" calcext:value-type="string">
            <text:p>Average time in the system(W<text:span text:style-name="T7">s</text:span><text:span text:style-name="T8">)</text:span></text:p>
          </table:table-cell>
          <table:table-cell table:style-name="ce26" table:formula="of:=1/([.B6]-[.B5])" office:value-type="float" office:value="0.598802395209581" calcext:value-type="float">
            <text:p>0.59880239520958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2" office:value-type="string" calcext:value-type="string">
            <text:p>Probability (% of time) system is empty (P<text:span text:style-name="T7">0</text:span><text:span text:style-name="T8">)</text:span></text:p>
          </table:table-cell>
          <table:table-cell table:style-name="ce26" table:formula="of:=1 - [.E5]" office:value-type="float" office:value="0.835" calcext:value-type="float">
            <text:p>0.835</text:p>
          </table:table-cell>
          <table:table-cell table:number-columns-repeated="1019"/>
        </table:table-row>
        <table:table-row table:style-name="ro2">
          <table:table-cell table:style-name="ce8" table:formula="of:=IF([.B5]&gt;=[.B6];&quot;The service rate must be greater than the arrival rate&quot;;&quot;&quot;)">
            <text:p/>
          </table:table-cell>
          <table:table-cell table:number-columns-repeated="2"/>
          <table:table-cell table:style-name="ce12" office:value-type="string" calcext:value-type="string">
            <text:p>Cost - based on waiting</text:p>
          </table:table-cell>
          <table:table-cell table:style-name="ce26" table:formula="of:=[.B8]+[.B9]*[.E6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3" office:value-type="string" calcext:value-type="string">
            <text:p>Cost - based on system</text:p>
          </table:table-cell>
          <table:table-cell table:style-name="ce27" table:formula="of:=[.B8]+[.B9]*[.E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9" table:number-columns-repeated="1024"/>
        </table:table-row>
        <table:table-row table:style-name="ro3">
          <table:table-cell table:style-name="ce10" office:value-type="string" calcext:value-type="string">
            <text:p>Probabilities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Number</text:p>
          </table:table-cell>
          <table:table-cell table:style-name="ce19" office:value-type="string" calcext:value-type="string">
            <text:p>Probability</text:p>
          </table:table-cell>
          <table:table-cell table:style-name="ce23" office:value-type="string" calcext:value-type="string">
            <text:p>Cumulative Probability</text:p>
          </table:table-cell>
          <table:table-cell table:number-columns-repeated="1021"/>
        </table:table-row>
        <table:table-row table:style-name="ro2">
          <table:table-cell table:style-name="ce12" office:value-type="float" office:value="0" calcext:value-type="float">
            <text:p>0</text:p>
          </table:table-cell>
          <table:table-cell table:style-name="ce20" table:formula="of:=1-[.B5]/[.B6]" office:value-type="float" office:value="0.835" calcext:value-type="float">
            <text:p>0.835000</text:p>
          </table:table-cell>
          <table:table-cell table:style-name="ce24" table:formula="of:=1-[.B5]/[.B6]" office:value-type="float" office:value="0.835" calcext:value-type="float">
            <text:p>0.835000</text:p>
          </table:table-cell>
          <table:table-cell table:number-columns-repeated="1021"/>
        </table:table-row>
        <table:table-row table:style-name="ro2">
          <table:table-cell table:style-name="ce12" table:formula="of:=[.A17]+1" office:value-type="float" office:value="1" calcext:value-type="float">
            <text:p>1</text:p>
          </table:table-cell>
          <table:table-cell table:style-name="ce20" table:formula="of:=[.B17]*[.B$5]/[.B$6]" office:value-type="float" office:value="0.137775" calcext:value-type="float">
            <text:p>0.137775</text:p>
          </table:table-cell>
          <table:table-cell table:style-name="ce24" table:formula="of:=[.C17]+[.B18]" office:value-type="float" office:value="0.972775" calcext:value-type="float">
            <text:p>0.972775</text:p>
          </table:table-cell>
          <table:table-cell table:number-columns-repeated="1021"/>
        </table:table-row>
        <table:table-row table:style-name="ro2">
          <table:table-cell table:style-name="ce12" table:formula="of:=[.A18]+1" office:value-type="float" office:value="2" calcext:value-type="float">
            <text:p>2</text:p>
          </table:table-cell>
          <table:table-cell table:style-name="ce20" table:formula="of:=[.B18]*[.B$5]/[.B$6]" office:value-type="float" office:value="0.022732875" calcext:value-type="float">
            <text:p>0.022733</text:p>
          </table:table-cell>
          <table:table-cell table:style-name="ce24" table:formula="of:=[.C18]+[.B19]" office:value-type="float" office:value="0.995507875" calcext:value-type="float">
            <text:p>0.995508</text:p>
          </table:table-cell>
          <table:table-cell table:number-columns-repeated="1021"/>
        </table:table-row>
        <table:table-row table:style-name="ro2">
          <table:table-cell table:style-name="ce12" table:formula="of:=[.A19]+1" office:value-type="float" office:value="3" calcext:value-type="float">
            <text:p>3</text:p>
          </table:table-cell>
          <table:table-cell table:style-name="ce20" table:formula="of:=[.B19]*[.B$5]/[.B$6]" office:value-type="float" office:value="0.003750924375" calcext:value-type="float">
            <text:p>0.003751</text:p>
          </table:table-cell>
          <table:table-cell table:style-name="ce24" table:formula="of:=[.C19]+[.B20]" office:value-type="float" office:value="0.999258799375" calcext:value-type="float">
            <text:p>0.999259</text:p>
          </table:table-cell>
          <table:table-cell table:number-columns-repeated="1021"/>
        </table:table-row>
        <table:table-row table:style-name="ro2">
          <table:table-cell table:style-name="ce12" table:formula="of:=[.A20]+1" office:value-type="float" office:value="4" calcext:value-type="float">
            <text:p>4</text:p>
          </table:table-cell>
          <table:table-cell table:style-name="ce20" table:formula="of:=[.B20]*[.B$5]/[.B$6]" office:value-type="float" office:value="0.000618902521875" calcext:value-type="float">
            <text:p>0.000619</text:p>
          </table:table-cell>
          <table:table-cell table:style-name="ce24" table:formula="of:=[.C20]+[.B21]" office:value-type="float" office:value="0.999877701896875" calcext:value-type="float">
            <text:p>0.999878</text:p>
          </table:table-cell>
          <table:table-cell table:number-columns-repeated="1021"/>
        </table:table-row>
        <table:table-row table:style-name="ro2">
          <table:table-cell table:style-name="ce12" table:formula="of:=[.A21]+1" office:value-type="float" office:value="5" calcext:value-type="float">
            <text:p>5</text:p>
          </table:table-cell>
          <table:table-cell table:style-name="ce20" table:formula="of:=[.B21]*[.B$5]/[.B$6]" office:value-type="float" office:value="0.000102118916109375" calcext:value-type="float">
            <text:p>0.000102</text:p>
          </table:table-cell>
          <table:table-cell table:style-name="ce24" table:formula="of:=[.C21]+[.B22]" office:value-type="float" office:value="0.999979820812984" calcext:value-type="float">
            <text:p>0.999980</text:p>
          </table:table-cell>
          <table:table-cell table:number-columns-repeated="1021"/>
        </table:table-row>
        <table:table-row table:style-name="ro2">
          <table:table-cell table:style-name="ce12" table:formula="of:=[.A22]+1" office:value-type="float" office:value="6" calcext:value-type="float">
            <text:p>6</text:p>
          </table:table-cell>
          <table:table-cell table:style-name="ce20" table:formula="of:=[.B22]*[.B$5]/[.B$6]" office:value-type="float" office:value="0.0000168496211580469" calcext:value-type="float">
            <text:p>0.000017</text:p>
          </table:table-cell>
          <table:table-cell table:style-name="ce24" table:formula="of:=[.C22]+[.B23]" office:value-type="float" office:value="0.999996670434142" calcext:value-type="float">
            <text:p>0.999997</text:p>
          </table:table-cell>
          <table:table-cell table:number-columns-repeated="1021"/>
        </table:table-row>
        <table:table-row table:style-name="ro2">
          <table:table-cell table:style-name="ce12" table:formula="of:=[.A23]+1" office:value-type="float" office:value="7" calcext:value-type="float">
            <text:p>7</text:p>
          </table:table-cell>
          <table:table-cell table:style-name="ce20" table:formula="of:=[.B23]*[.B$5]/[.B$6]" office:value-type="float" office:value="0.00000278018749107774" calcext:value-type="float">
            <text:p>0.000003</text:p>
          </table:table-cell>
          <table:table-cell table:style-name="ce24" table:formula="of:=[.C23]+[.B24]" office:value-type="float" office:value="0.999999450621633" calcext:value-type="float">
            <text:p>0.999999</text:p>
          </table:table-cell>
          <table:table-cell table:number-columns-repeated="1021"/>
        </table:table-row>
        <table:table-row table:style-name="ro2">
          <table:table-cell table:style-name="ce12" table:formula="of:=[.A24]+1" office:value-type="float" office:value="8" calcext:value-type="float">
            <text:p>8</text:p>
          </table:table-cell>
          <table:table-cell table:style-name="ce20" table:formula="of:=[.B24]*[.B$5]/[.B$6]" office:value-type="float" office:value="0.000000458730936027826" calcext:value-type="float">
            <text:p>0.000000</text:p>
          </table:table-cell>
          <table:table-cell table:style-name="ce24" table:formula="of:=[.C24]+[.B25]" office:value-type="float" office:value="0.999999909352569" calcext:value-type="float">
            <text:p>1.000000</text:p>
          </table:table-cell>
          <table:table-cell table:number-columns-repeated="1021"/>
        </table:table-row>
        <table:table-row table:style-name="ro2">
          <table:table-cell table:style-name="ce12" table:formula="of:=[.A25]+1" office:value-type="float" office:value="9" calcext:value-type="float">
            <text:p>9</text:p>
          </table:table-cell>
          <table:table-cell table:style-name="ce20" table:formula="of:=[.B25]*[.B$5]/[.B$6]" office:value-type="float" office:value="0.0000000756906044445914" calcext:value-type="float">
            <text:p>0.000000</text:p>
          </table:table-cell>
          <table:table-cell table:style-name="ce24" table:formula="of:=[.C25]+[.B26]" office:value-type="float" office:value="0.999999985043174" calcext:value-type="float">
            <text:p>1.000000</text:p>
          </table:table-cell>
          <table:table-cell table:number-columns-repeated="1021"/>
        </table:table-row>
        <table:table-row table:style-name="ro2">
          <table:table-cell table:style-name="ce12" table:formula="of:=[.A26]+1" office:value-type="float" office:value="10" calcext:value-type="float">
            <text:p>10</text:p>
          </table:table-cell>
          <table:table-cell table:style-name="ce20" table:formula="of:=[.B26]*[.B$5]/[.B$6]" office:value-type="float" office:value="0.0000000124889497333576" calcext:value-type="float">
            <text:p>0.000000</text:p>
          </table:table-cell>
          <table:table-cell table:style-name="ce24" table:formula="of:=[.C26]+[.B27]" office:value-type="float" office:value="0.999999997532124" calcext:value-type="float">
            <text:p>1.000000</text:p>
          </table:table-cell>
          <table:table-cell table:number-columns-repeated="1021"/>
        </table:table-row>
        <table:table-row table:style-name="ro2">
          <table:table-cell table:style-name="ce12" table:formula="of:=[.A27]+1" office:value-type="float" office:value="11" calcext:value-type="float">
            <text:p>11</text:p>
          </table:table-cell>
          <table:table-cell table:style-name="ce20" table:formula="of:=[.B27]*[.B$5]/[.B$6]" office:value-type="float" office:value="0.000000002060676706004" calcext:value-type="float">
            <text:p>0.000000</text:p>
          </table:table-cell>
          <table:table-cell table:style-name="ce24" table:formula="of:=[.C27]+[.B28]" office:value-type="float" office:value="0.9999999995928" calcext:value-type="float">
            <text:p>1.000000</text:p>
          </table:table-cell>
          <table:table-cell table:number-columns-repeated="1021"/>
        </table:table-row>
        <table:table-row table:style-name="ro2">
          <table:table-cell table:style-name="ce12" table:formula="of:=[.A28]+1" office:value-type="float" office:value="12" calcext:value-type="float">
            <text:p>12</text:p>
          </table:table-cell>
          <table:table-cell table:style-name="ce20" table:formula="of:=[.B28]*[.B$5]/[.B$6]" office:value-type="float" office:value="0.00000000034001165649066" calcext:value-type="float">
            <text:p>0.000000</text:p>
          </table:table-cell>
          <table:table-cell table:style-name="ce24" table:formula="of:=[.C28]+[.B29]" office:value-type="float" office:value="0.999999999932812" calcext:value-type="float">
            <text:p>1.000000</text:p>
          </table:table-cell>
          <table:table-cell table:number-columns-repeated="1021"/>
        </table:table-row>
        <table:table-row table:style-name="ro2">
          <table:table-cell table:style-name="ce12" table:formula="of:=[.A29]+1" office:value-type="float" office:value="13" calcext:value-type="float">
            <text:p>13</text:p>
          </table:table-cell>
          <table:table-cell table:style-name="ce20" table:formula="of:=[.B29]*[.B$5]/[.B$6]" office:value-type="float" office:value="0.0000000000561019233209589" calcext:value-type="float">
            <text:p>0.000000</text:p>
          </table:table-cell>
          <table:table-cell table:style-name="ce24" table:formula="of:=[.C29]+[.B30]" office:value-type="float" office:value="0.999999999988914" calcext:value-type="float">
            <text:p>1.000000</text:p>
          </table:table-cell>
          <table:table-cell table:number-columns-repeated="1021"/>
        </table:table-row>
        <table:table-row table:style-name="ro2">
          <table:table-cell table:style-name="ce12" table:formula="of:=[.A30]+1" office:value-type="float" office:value="14" calcext:value-type="float">
            <text:p>14</text:p>
          </table:table-cell>
          <table:table-cell table:style-name="ce20" table:formula="of:=[.B30]*[.B$5]/[.B$6]" office:value-type="float" office:value="0.00000000000925681734795822" calcext:value-type="float">
            <text:p>0.000000</text:p>
          </table:table-cell>
          <table:table-cell table:style-name="ce24" table:formula="of:=[.C30]+[.B31]" office:value-type="float" office:value="0.999999999998171" calcext:value-type="float">
            <text:p>1.000000</text:p>
          </table:table-cell>
          <table:table-cell table:number-columns-repeated="1021"/>
        </table:table-row>
        <table:table-row table:style-name="ro2">
          <table:table-cell table:style-name="ce12" table:formula="of:=[.A31]+1" office:value-type="float" office:value="15" calcext:value-type="float">
            <text:p>15</text:p>
          </table:table-cell>
          <table:table-cell table:style-name="ce20" table:formula="of:=[.B31]*[.B$5]/[.B$6]" office:value-type="float" office:value="0.00000000000152737486241311" calcext:value-type="float">
            <text:p>0.000000</text:p>
          </table:table-cell>
          <table:table-cell table:style-name="ce24" table:formula="of:=[.C31]+[.B32]" office:value-type="float" office:value="0.999999999999698" calcext:value-type="float">
            <text:p>1.000000</text:p>
          </table:table-cell>
          <table:table-cell table:number-columns-repeated="1021"/>
        </table:table-row>
        <table:table-row table:style-name="ro2">
          <table:table-cell table:style-name="ce12" table:formula="of:=[.A32]+1" office:value-type="float" office:value="16" calcext:value-type="float">
            <text:p>16</text:p>
          </table:table-cell>
          <table:table-cell table:style-name="ce20" table:formula="of:=[.B32]*[.B$5]/[.B$6]" office:value-type="float" office:value="0.000000000000252016852298162" calcext:value-type="float">
            <text:p>0.000000</text:p>
          </table:table-cell>
          <table:table-cell table:style-name="ce24" table:formula="of:=[.C32]+[.B33]" office:value-type="float" office:value="0.99999999999995" calcext:value-type="float">
            <text:p>1.000000</text:p>
          </table:table-cell>
          <table:table-cell table:number-columns-repeated="1021"/>
        </table:table-row>
        <table:table-row table:style-name="ro2">
          <table:table-cell table:style-name="ce12" table:formula="of:=[.A33]+1" office:value-type="float" office:value="17" calcext:value-type="float">
            <text:p>17</text:p>
          </table:table-cell>
          <table:table-cell table:style-name="ce20" table:formula="of:=[.B33]*[.B$5]/[.B$6]" office:value-type="float" office:value="0.0000000000000415827806291968" calcext:value-type="float">
            <text:p>0.000000</text:p>
          </table:table-cell>
          <table:table-cell table:style-name="ce24" table:formula="of:=[.C33]+[.B34]" office:value-type="float" office:value="0.999999999999992" calcext:value-type="float">
            <text:p>1.000000</text:p>
          </table:table-cell>
          <table:table-cell table:number-columns-repeated="1021"/>
        </table:table-row>
        <table:table-row table:style-name="ro2">
          <table:table-cell table:style-name="ce12" table:formula="of:=[.A34]+1" office:value-type="float" office:value="18" calcext:value-type="float">
            <text:p>18</text:p>
          </table:table-cell>
          <table:table-cell table:style-name="ce20" table:formula="of:=[.B34]*[.B$5]/[.B$6]" office:value-type="float" office:value="6.86115880381747E-015" calcext:value-type="float">
            <text:p>0.000000</text:p>
          </table:table-cell>
          <table:table-cell table:style-name="ce24" table:formula="of:=[.C34]+[.B35]" office:value-type="float" office:value="0.999999999999999" calcext:value-type="float">
            <text:p>1.000000</text:p>
          </table:table-cell>
          <table:table-cell table:number-columns-repeated="1021"/>
        </table:table-row>
        <table:table-row table:style-name="ro2">
          <table:table-cell table:style-name="ce12" table:formula="of:=[.A35]+1" office:value-type="float" office:value="19" calcext:value-type="float">
            <text:p>19</text:p>
          </table:table-cell>
          <table:table-cell table:style-name="ce20" table:formula="of:=[.B35]*[.B$5]/[.B$6]" office:value-type="float" office:value="1.13209120262988E-015" calcext:value-type="float">
            <text:p>0.000000</text:p>
          </table:table-cell>
          <table:table-cell table:style-name="ce24" table:formula="of:=[.C35]+[.B36]" office:value-type="float" office:value="1" calcext:value-type="float">
            <text:p>1.000000</text:p>
          </table:table-cell>
          <table:table-cell table:number-columns-repeated="1021"/>
        </table:table-row>
        <table:table-row table:style-name="ro3">
          <table:table-cell table:style-name="ce13" table:formula="of:=[.A36]+1" office:value-type="float" office:value="20" calcext:value-type="float">
            <text:p>20</text:p>
          </table:table-cell>
          <table:table-cell table:style-name="ce21" table:formula="of:=[.B36]*[.B$5]/[.B$6]" office:value-type="float" office:value="1.86795048433931E-016" calcext:value-type="float">
            <text:p>0.000000</text:p>
          </table:table-cell>
          <table:table-cell table:style-name="ce25" table:formula="of:=[.C36]+[.B37]" office:value-type="float" office:value="1" calcext:value-type="float">
            <text:p>1.000000</text:p>
          </table:table-cell>
          <table:table-cell table:number-columns-repeated="1021"/>
        </table:table-row>
        <table:table-row table:style-name="ro2">
          <table:table-cell/>
          <table:table-cell table:style-name="ce22" table:number-columns-repeated="2"/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ltiple Server" table:style-name="ta2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4" table:default-cell-style-name="ce3"/>
        <table:table-column table:style-name="co7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office:annotation draw:style-name="gr4" draw:text-style-name="P4" svg:width="2.0791in" svg:height="0.8539in" svg:x="1.4476in" svg:y="0.0102in" draw:caption-point-x="0.4398in" draw:caption-point-y="-0.0063in">
              <dc:date>2022-03-25T00:00:00</dc:date>
              <text:p text:style-name="P3">Created by Excel OM/QM version 5.3.141</text:p>
            </office:annotation>
            <text:p>Waiting Lines</text:p>
          </table:table-cell>
          <table:table-cell table:style-name="ce14"/>
          <table:table-cell table:style-name="ce14" office:value-type="string" calcext:value-type="string">
            <text:p>Multiple server model (M/M/s)</text:p>
          </table:table-cell>
          <table:table-cell table:style-name="ce14" table:number-columns-repeated="5"/>
          <table:table-cell table:number-columns-repeated="1016"/>
        </table:table-row>
        <table:table-row table:style-name="ro3">
          <table:table-cell table:style-name="ce2">
            <draw:custom-shape table:end-cell-address="'Multiple Server'.D3" table:end-x="2.8748in" table:end-y="0.1941in" draw:z-index="0" draw:name="messageTextbox" draw:style-name="gr1" draw:text-style-name="P2" svg:width="6.539in" svg:height="0.4165in" svg:x="0.278in" svg:y="0in">
              <text:p text:style-name="P1"><text:span text:style-name="T1">The arrival RATE and service RATE both must be rates and use the same time unit. Given a time such as 10 minutes, convert it to a rate such as 6 per hour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/>
          <table:table-cell table:number-columns-repeated="4"/>
          <table:table-cell table:style-name="ce30" office:value-type="string" calcext:value-type="string">
            <text:p>Sensitivity Table</text:p>
          </table:table-cell>
          <table:table-cell table:number-columns-repeated="1017"/>
        </table:table-row>
        <table:table-row table:style-name="ro2">
          <table:table-cell table:number-columns-repeated="7"/>
          <table:table-cell table:style-name="ce33" office:value-type="string" calcext:value-type="string" table:number-columns-spanned="9" table:number-rows-spanned="1">
            <text:p>Number of servers</text:p>
          </table:table-cell>
          <table:covered-table-cell table:number-columns-repeated="8" table:style-name="ce38"/>
          <table:table-cell table:style-name="ce43"/>
          <table:table-cell table:number-columns-repeated="1007"/>
        </table:table-row>
        <table:table-row table:style-name="ro3">
          <table:table-cell table:style-name="ce4" office:value-type="string" calcext:value-type="string">
            <office:annotation draw:style-name="gr4" draw:text-style-name="P4" svg:width="2.0689in" svg:height="0.8539in" svg:x="1.3748in" svg:y="0.6492in" draw:caption-point-x="0.5126in" draw:caption-point-y="0.0839in">
              <dc:date>2022-03-25T00:00:00</dc:date>
              <text:p text:style-name="P3">Waiting Lines: Submodel = <text:s/>0; Problem size @ <text:s/>2 by 2</text:p>
            </office:annotation>
            <text:p>Data</text:p>
          </table:table-cell>
          <table:table-cell table:number-columns-repeated="2"/>
          <table:table-cell table:style-name="ce10" office:value-type="string" calcext:value-type="string">
            <text:p>Results</text:p>
          </table:table-cell>
          <table:table-cell table:number-columns-repeated="2"/>
          <table:table-cell table:style-name="ce31" table:formula="of:=[.B7]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Arrival rate (<text:span text:style-name="T3">l</text:span><text:span text:style-name="T4">)</text:span>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table:style-name="ce11" office:value-type="string" calcext:value-type="string">
            <text:p>Average server utilization(<text:span text:style-name="T5">r</text:span><text:span text:style-name="T6">)</text:span></text:p>
          </table:table-cell>
          <table:table-cell table:style-name="ce23" table:formula="of:=IF([.B7]*[.B6]&gt;[.B5];[.B5]/([.B6]*[.B7]);&quot;NA&quot;)" office:value-type="float" office:value="0.4" calcext:value-type="float">
            <text:p>0.4</text:p>
          </table:table-cell>
          <table:table-cell/>
          <table:table-cell table:style-name="ce31" table:formula="of:=[.E5]" office:value-type="float" office:value="0.4" calcext:value-type="float">
            <text:p>0.4</text:p>
          </table:table-cell>
          <table:table-cell table:style-name="ce35" table:formula="of:=MULTIPLE.OPERATIONS([.$G5];[.$B$7];[.H$4])" office:value-type="float" office:value="0.8" calcext:value-type="float">
            <text:p>0.8</text:p>
          </table:table-cell>
          <table:table-cell table:style-name="ce40" table:formula="of:=MULTIPLE.OPERATIONS([.$G5];[.$B$7];[.I$4])" office:value-type="float" office:value="0.4" calcext:value-type="float">
            <text:p>0.4</text:p>
          </table:table-cell>
          <table:table-cell table:style-name="ce40" table:formula="of:=MULTIPLE.OPERATIONS([.$G5];[.$B$7];[.J$4])" office:value-type="float" office:value="0.266666666666667" calcext:value-type="float">
            <text:p>0.266666666666667</text:p>
          </table:table-cell>
          <table:table-cell table:style-name="ce40" table:formula="of:=MULTIPLE.OPERATIONS([.$G5];[.$B$7];[.K$4])" office:value-type="float" office:value="0.2" calcext:value-type="float">
            <text:p>0.2</text:p>
          </table:table-cell>
          <table:table-cell table:style-name="ce40" table:formula="of:=MULTIPLE.OPERATIONS([.$G5];[.$B$7];[.L$4])" office:value-type="float" office:value="0.16" calcext:value-type="float">
            <text:p>0.16</text:p>
          </table:table-cell>
          <table:table-cell table:style-name="ce40" table:formula="of:=MULTIPLE.OPERATIONS([.$G5];[.$B$7];[.M$4])" office:value-type="float" office:value="0.133333333333333" calcext:value-type="float">
            <text:p>0.133333333333333</text:p>
          </table:table-cell>
          <table:table-cell table:style-name="ce40" table:formula="of:=MULTIPLE.OPERATIONS([.$G5];[.$B$7];[.N$4])" office:value-type="float" office:value="0.114285714285714" calcext:value-type="float">
            <text:p>0.114285714285714</text:p>
          </table:table-cell>
          <table:table-cell table:style-name="ce40" table:formula="of:=MULTIPLE.OPERATIONS([.$G5];[.$B$7];[.O$4])" office:value-type="float" office:value="0.1" calcext:value-type="float">
            <text:p>0.1</text:p>
          </table:table-cell>
          <table:table-cell table:style-name="ce40" table:formula="of:=MULTIPLE.OPERATIONS([.$G5];[.$B$7];[.P$4])" office:value-type="float" office:value="0.0888888888888889" calcext:value-type="float">
            <text:p>0.088888888888889</text:p>
          </table:table-cell>
          <table:table-cell table:style-name="ce45" table:formula="of:=MULTIPLE.OPERATIONS([.$G5];[.$B$7];[.Q$4])" office:value-type="float" office:value="0.08" calcext:value-type="float">
            <text:p>0.08</text:p>
          </table:table-cell>
          <table:table-cell table:number-columns-repeated="1007"/>
        </table:table-row>
        <table:table-row table:style-name="ro4">
          <table:table-cell table:style-name="ce6" office:value-type="string" calcext:value-type="string">
            <text:p>Service rate (<text:span text:style-name="T3">m</text:span><text:span text:style-name="T4">)</text:span>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Average number of customers in the queue(L<text:span text:style-name="T7">q</text:span><text:span text:style-name="T8">)</text:span></text:p>
          </table:table-cell>
          <table:table-cell table:style-name="ce26" table:formula="of:=IF([.B7]*[.B6]&gt;[.B5];VLOOKUP([.$B$7];[.$A$38:.$G$59];7);&quot;NA&quot;)" office:value-type="float" office:value="0.152380952380952" calcext:value-type="float">
            <text:p>0.152380952380952</text:p>
          </table:table-cell>
          <table:table-cell/>
          <table:table-cell table:style-name="ce31" table:formula="of:=[.E6]" office:value-type="float" office:value="0.152380952380952" calcext:value-type="float">
            <text:p>0.152380952380952</text:p>
          </table:table-cell>
          <table:table-cell table:style-name="ce36" table:formula="of:=MULTIPLE.OPERATIONS([.$G6];[.$B$7];[.H$4])" office:value-type="float" office:value="3.2" calcext:value-type="float">
            <text:p>3.2</text:p>
          </table:table-cell>
          <table:table-cell table:style-name="ce41" table:formula="of:=MULTIPLE.OPERATIONS([.$G6];[.$B$7];[.I$4])" office:value-type="float" office:value="0.152380952380952" calcext:value-type="float">
            <text:p>0.152380952380952</text:p>
          </table:table-cell>
          <table:table-cell table:style-name="ce41" table:formula="of:=MULTIPLE.OPERATIONS([.$G6];[.$B$7];[.J$4])" office:value-type="float" office:value="0.0189209164818921" calcext:value-type="float">
            <text:p>0.018920916481892</text:p>
          </table:table-cell>
          <table:table-cell table:style-name="ce41" table:formula="of:=MULTIPLE.OPERATIONS([.$G6];[.$B$7];[.K$4])" office:value-type="float" office:value="0.00239520958083832" calcext:value-type="float">
            <text:p>0.002395209580838</text:p>
          </table:table-cell>
          <table:table-cell table:style-name="ce41" table:formula="of:=MULTIPLE.OPERATIONS([.$G6];[.$B$7];[.L$4])" office:value-type="float" office:value="0.00027821021716155" calcext:value-type="float">
            <text:p>0.000278210217162</text:p>
          </table:table-cell>
          <table:table-cell table:style-name="ce41" table:formula="of:=MULTIPLE.OPERATIONS([.$G6];[.$B$7];[.M$4])" office:value-type="float" office:value="0.0000290405254293191" calcext:value-type="float">
            <text:p>2.90405254293191E-05</text:p>
          </table:table-cell>
          <table:table-cell table:style-name="ce41" table:formula="of:=MULTIPLE.OPERATIONS([.$G6];[.$B$7];[.N$4])" office:value-type="float" office:value="0.000002723756487379" calcext:value-type="float">
            <text:p>2.723756487379E-06</text:p>
          </table:table-cell>
          <table:table-cell table:style-name="ce41" table:formula="of:=MULTIPLE.OPERATIONS([.$G6];[.$B$7];[.O$4])" office:value-type="float" office:value="0.000000230822827285268" calcext:value-type="float">
            <text:p>2.30822827285268E-07</text:p>
          </table:table-cell>
          <table:table-cell table:style-name="ce41" table:formula="of:=MULTIPLE.OPERATIONS([.$G6];[.$B$7];[.P$4])" office:value-type="float" office:value="0.0000000177957401392234" calcext:value-type="float">
            <text:p>1.77957401392234E-08</text:p>
          </table:table-cell>
          <table:table-cell table:style-name="ce46" table:formula="of:=MULTIPLE.OPERATIONS([.$G6];[.$B$7];[.Q$4])" office:value-type="float" office:value="0.00000000125665361170996" calcext:value-type="float">
            <text:p>1.25665361170996E-09</text:p>
          </table:table-cell>
          <table:table-cell table:number-columns-repeated="1007"/>
        </table:table-row>
        <table:table-row table:style-name="ro4">
          <table:table-cell table:style-name="ce6" office:value-type="string" calcext:value-type="string">
            <text:p>Number of servers(s)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Average number of customers in the system(L<text:span text:style-name="T7">s</text:span><text:span text:style-name="T8">)</text:span></text:p>
          </table:table-cell>
          <table:table-cell table:style-name="ce26" table:formula="of:=IF([.B7]*[.B6]&gt;[.B5];[.E6]+[.B5]/[.B6];&quot;NA&quot;)" office:value-type="float" office:value="0.952380952380952" calcext:value-type="float">
            <text:p>0.952380952380952</text:p>
          </table:table-cell>
          <table:table-cell/>
          <table:table-cell table:style-name="ce31" table:formula="of:=[.E7]" office:value-type="float" office:value="0.952380952380952" calcext:value-type="float">
            <text:p>0.952380952380952</text:p>
          </table:table-cell>
          <table:table-cell table:style-name="ce36" office:value-type="string" calcext:value-type="string">
            <text:p>NA</text:p>
          </table:table-cell>
          <table:table-cell table:number-columns-repeated="8" table:style-name="ce41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table:style-name="ce6" office:value-type="string" calcext:value-type="string">
            <text:p>Server cost $/time)</text:p>
          </table:table-cell>
          <table:table-cell table:style-name="ce16"/>
          <table:table-cell/>
          <table:table-cell table:style-name="ce12" office:value-type="string" calcext:value-type="string">
            <text:p>Average waiting time in the queue(W<text:span text:style-name="T7">q</text:span><text:span text:style-name="T8">)</text:span></text:p>
          </table:table-cell>
          <table:table-cell table:style-name="ce26" table:formula="of:=IF([.B7]*[.B6]&gt;[.B5];[.E6]/[.B5];&quot;NA&quot;)" office:value-type="float" office:value="0.0126984126984127" calcext:value-type="float">
            <text:p>0.012698412698413</text:p>
          </table:table-cell>
          <table:table-cell table:formula="of:=[.E8]*60" office:value-type="float" office:value="0.761904761904762" calcext:value-type="float">
            <text:p>0.761904761904762</text:p>
          </table:table-cell>
          <table:table-cell table:style-name="ce31" table:formula="of:=[.E8]" office:value-type="float" office:value="0.0126984126984127" calcext:value-type="float">
            <text:p>0.012698412698413</text:p>
          </table:table-cell>
          <table:table-cell table:style-name="ce36" office:value-type="string" calcext:value-type="string">
            <text:p>NA</text:p>
          </table:table-cell>
          <table:table-cell table:number-columns-repeated="8" table:style-name="ce41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7" office:value-type="string" calcext:value-type="string">
            <text:p>Waiting cost ($/time)</text:p>
          </table:table-cell>
          <table:table-cell table:style-name="ce18"/>
          <table:table-cell/>
          <table:table-cell table:style-name="ce12" office:value-type="string" calcext:value-type="string">
            <text:p>Average time in the system(W<text:span text:style-name="T7">s</text:span><text:span text:style-name="T8">)</text:span></text:p>
          </table:table-cell>
          <table:table-cell table:style-name="ce26" table:formula="of:=IF([.B7]*[.B6]&gt;[.B5];[.E8]+1/[.B6];&quot;NA&quot;)" office:value-type="float" office:value="0.0793650793650794" calcext:value-type="float">
            <text:p>0.079365079365079</text:p>
          </table:table-cell>
          <table:table-cell table:formula="of:=[.E9]*60" office:value-type="float" office:value="4.76190476190476" calcext:value-type="float">
            <text:p>4.76190476190476</text:p>
          </table:table-cell>
          <table:table-cell table:style-name="ce31" table:formula="of:=[.E9]" office:value-type="float" office:value="0.0793650793650794" calcext:value-type="float">
            <text:p>0.079365079365079</text:p>
          </table:table-cell>
          <table:table-cell table:style-name="ce36" office:value-type="string" calcext:value-type="string">
            <text:p>NA</text:p>
          </table:table-cell>
          <table:table-cell table:number-columns-repeated="8" table:style-name="ce41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12" office:value-type="string" calcext:value-type="string">
            <text:p>Probability (% of time) system is empty (P<text:span text:style-name="T7">0</text:span><text:span text:style-name="T8">)</text:span></text:p>
          </table:table-cell>
          <table:table-cell table:style-name="ce26" table:formula="of:=IF([.B7]*[.B6]&gt;[.B5];VLOOKUP([.$B$7];[.$A$38:.$G$59];5);&quot;NA&quot;)" office:value-type="float" office:value="0.428571428571429" calcext:value-type="float">
            <text:p>0.428571428571429</text:p>
          </table:table-cell>
          <table:table-cell/>
          <table:table-cell table:style-name="ce31" table:formula="of:=[.E10]" office:value-type="float" office:value="0.428571428571429" calcext:value-type="float">
            <text:p>0.428571428571429</text:p>
          </table:table-cell>
          <table:table-cell table:style-name="ce36" office:value-type="string" calcext:value-type="string">
            <text:p>NA</text:p>
          </table:table-cell>
          <table:table-cell table:number-columns-repeated="8" table:style-name="ce41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8" table:formula="of:=IF([.B5]&gt;=[.B6]*[.B7];&quot;The total service rate (rate*servers) must be greater than the arrival rate&quot;;&quot;&quot;)">
            <text:p/>
          </table:table-cell>
          <table:table-cell table:number-columns-repeated="2"/>
          <table:table-cell table:style-name="ce12" office:value-type="string" calcext:value-type="string">
            <text:p>Cost - based on waiting</text:p>
          </table:table-cell>
          <table:table-cell table:style-name="ce26" table:formula="of:=IF([.B7]*[.B6]&gt;[.B5];[.B8]*[.B7]+[.B9]*[.E6];&quot;NA&quot;)" office:value-type="float" office:value="0" calcext:value-type="float">
            <text:p>0</text:p>
          </table:table-cell>
          <table:table-cell/>
          <table:table-cell table:style-name="ce31" table:formula="of:=[.E11]" office:value-type="float" office:value="0" calcext:value-type="float">
            <text:p>0</text:p>
          </table:table-cell>
          <table:table-cell table:style-name="ce36" office:value-type="string" calcext:value-type="string">
            <text:p>NA</text:p>
          </table:table-cell>
          <table:table-cell table:number-columns-repeated="8" table:style-name="ce41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" table:number-columns-repeated="3"/>
          <table:table-cell table:style-name="ce28" office:value-type="string" calcext:value-type="string">
            <text:p>Cost - based on system</text:p>
          </table:table-cell>
          <table:table-cell table:style-name="ce29" table:formula="of:=IF([.B7]*[.B6]&gt;[.B5];[.B8]*[.B7]+[.B9]*[.E7];&quot;NA&quot;)" office:value-type="float" office:value="0" calcext:value-type="float">
            <text:p>0</text:p>
          </table:table-cell>
          <table:table-cell table:style-name="ce9"/>
          <table:table-cell table:style-name="ce32" table:formula="of:=[.E12]" office:value-type="float" office:value="0" calcext:value-type="float">
            <text:p>0</text:p>
          </table:table-cell>
          <table:table-cell table:style-name="ce37" office:value-type="string" calcext:value-type="string">
            <text:p>NA</text:p>
          </table:table-cell>
          <table:table-cell table:number-columns-repeated="8" table:style-name="ce42" office:value-type="string" calcext:value-type="string">
            <text:p>NA</text:p>
          </table:table-cell>
          <table:table-cell table:style-name="ce47" office:value-type="string" calcext:value-type="string">
            <text:p>NA</text:p>
          </table:table-cell>
          <table:table-cell table:style-name="ce9"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10" office:value-type="string" calcext:value-type="string">
            <text:p>Probabilities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Number</text:p>
          </table:table-cell>
          <table:table-cell table:style-name="ce19" office:value-type="string" calcext:value-type="string">
            <text:p>Probability</text:p>
          </table:table-cell>
          <table:table-cell table:style-name="ce23" office:value-type="string" calcext:value-type="string">
            <text:p>Cumulative Probability</text:p>
          </table:table-cell>
          <table:table-cell table:number-columns-repeated="1021"/>
        </table:table-row>
        <table:table-row table:style-name="ro2">
          <table:table-cell table:style-name="ce12" office:value-type="float" office:value="0" calcext:value-type="float">
            <text:p>0</text:p>
          </table:table-cell>
          <table:table-cell table:style-name="ce20" table:formula="of:=VLOOKUP([.B7];[.A37:.E59];5)" office:value-type="float" office:value="0.428571428571429" calcext:value-type="float">
            <text:p>0.428571</text:p>
          </table:table-cell>
          <table:table-cell table:style-name="ce24" table:formula="of:=[.B16]" office:value-type="float" office:value="0.428571428571429" calcext:value-type="float">
            <text:p>0.428571</text:p>
          </table:table-cell>
          <table:table-cell/>
          <table:table-cell table:formula="of:=60/50" office:value-type="float" office:value="1.2" calcext:value-type="float">
            <text:p>1.2</text:p>
          </table:table-cell>
          <table:table-cell table:formula="of:=[.E16]*60"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 table:style-name="ce12" table:formula="of:=[.A16]+1" office:value-type="float" office:value="1" calcext:value-type="float">
            <text:p>1</text:p>
          </table:table-cell>
          <table:table-cell table:style-name="ce20" table:formula="of:=IF([.A17]&lt;=[.$B$7];([.$B$5]/[.$B$6])^[.A17]*[.$E$10]/FACT([.A17]);([.$B$5]/[.$B$6])^[.A17]*[.$E$10]/(FACT([.$B$7])*[.$B$7]^([.A17]-[.$B$7])))" office:value-type="float" office:value="0.342857142857143" calcext:value-type="float">
            <text:p>0.342857</text:p>
          </table:table-cell>
          <table:table-cell table:style-name="ce24" table:formula="of:=[.C16]+[.B17]" office:value-type="float" office:value="0.771428571428571" calcext:value-type="float">
            <text:p>0.771429</text:p>
          </table:table-cell>
          <table:table-cell table:number-columns-repeated="1021"/>
        </table:table-row>
        <table:table-row table:style-name="ro2">
          <table:table-cell table:style-name="ce12" table:formula="of:=[.A17]+1" office:value-type="float" office:value="2" calcext:value-type="float">
            <text:p>2</text:p>
          </table:table-cell>
          <table:table-cell table:style-name="ce20" table:formula="of:=IF([.A18]&lt;=[.$B$7];([.$B$5]/[.$B$6])^[.A18]*[.$E$10]/FACT([.A18]);([.$B$5]/[.$B$6])^[.A18]*[.$E$10]/(FACT([.$B$7])*[.$B$7]^([.A18]-[.$B$7])))" office:value-type="float" office:value="0.137142857142857" calcext:value-type="float">
            <text:p>0.137143</text:p>
          </table:table-cell>
          <table:table-cell table:style-name="ce24" table:formula="of:=[.C17]+[.B18]" office:value-type="float" office:value="0.908571428571428" calcext:value-type="float">
            <text:p>0.908571</text:p>
          </table:table-cell>
          <table:table-cell table:number-columns-repeated="1021"/>
        </table:table-row>
        <table:table-row table:style-name="ro2">
          <table:table-cell table:style-name="ce12" table:formula="of:=[.A18]+1" office:value-type="float" office:value="3" calcext:value-type="float">
            <text:p>3</text:p>
          </table:table-cell>
          <table:table-cell table:style-name="ce20" table:formula="of:=IF([.A19]&lt;=[.$B$7];([.$B$5]/[.$B$6])^[.A19]*[.$E$10]/FACT([.A19]);([.$B$5]/[.$B$6])^[.A19]*[.$E$10]/(FACT([.$B$7])*[.$B$7]^([.A19]-[.$B$7])))" office:value-type="float" office:value="0.0548571428571429" calcext:value-type="float">
            <text:p>0.054857</text:p>
          </table:table-cell>
          <table:table-cell table:style-name="ce24" table:formula="of:=[.C18]+[.B19]" office:value-type="float" office:value="0.963428571428571" calcext:value-type="float">
            <text:p>0.963429</text:p>
          </table:table-cell>
          <table:table-cell table:number-columns-repeated="1021"/>
        </table:table-row>
        <table:table-row table:style-name="ro2">
          <table:table-cell table:style-name="ce12" table:formula="of:=[.A19]+1" office:value-type="float" office:value="4" calcext:value-type="float">
            <text:p>4</text:p>
          </table:table-cell>
          <table:table-cell table:style-name="ce20" table:formula="of:=IF([.A20]&lt;=[.$B$7];([.$B$5]/[.$B$6])^[.A20]*[.$E$10]/FACT([.A20]);([.$B$5]/[.$B$6])^[.A20]*[.$E$10]/(FACT([.$B$7])*[.$B$7]^([.A20]-[.$B$7])))" office:value-type="float" office:value="0.0219428571428571" calcext:value-type="float">
            <text:p>0.021943</text:p>
          </table:table-cell>
          <table:table-cell table:style-name="ce24" table:formula="of:=[.C19]+[.B20]" office:value-type="float" office:value="0.985371428571428" calcext:value-type="float">
            <text:p>0.985371</text:p>
          </table:table-cell>
          <table:table-cell table:number-columns-repeated="1021"/>
        </table:table-row>
        <table:table-row table:style-name="ro2">
          <table:table-cell table:style-name="ce12" table:formula="of:=[.A20]+1" office:value-type="float" office:value="5" calcext:value-type="float">
            <text:p>5</text:p>
          </table:table-cell>
          <table:table-cell table:style-name="ce20" table:formula="of:=IF([.A21]&lt;=[.$B$7];([.$B$5]/[.$B$6])^[.A21]*[.$E$10]/FACT([.A21]);([.$B$5]/[.$B$6])^[.A21]*[.$E$10]/(FACT([.$B$7])*[.$B$7]^([.A21]-[.$B$7])))" office:value-type="float" office:value="0.00877714285714286" calcext:value-type="float">
            <text:p>0.008777</text:p>
          </table:table-cell>
          <table:table-cell table:style-name="ce24" table:formula="of:=[.C20]+[.B21]" office:value-type="float" office:value="0.994148571428571" calcext:value-type="float">
            <text:p>0.994149</text:p>
          </table:table-cell>
          <table:table-cell table:number-columns-repeated="1021"/>
        </table:table-row>
        <table:table-row table:style-name="ro2">
          <table:table-cell table:style-name="ce12" table:formula="of:=[.A21]+1" office:value-type="float" office:value="6" calcext:value-type="float">
            <text:p>6</text:p>
          </table:table-cell>
          <table:table-cell table:style-name="ce20" table:formula="of:=IF([.A22]&lt;=[.$B$7];([.$B$5]/[.$B$6])^[.A22]*[.$E$10]/FACT([.A22]);([.$B$5]/[.$B$6])^[.A22]*[.$E$10]/(FACT([.$B$7])*[.$B$7]^([.A22]-[.$B$7])))" office:value-type="float" office:value="0.00351085714285714" calcext:value-type="float">
            <text:p>0.003511</text:p>
          </table:table-cell>
          <table:table-cell table:style-name="ce24" table:formula="of:=[.C21]+[.B22]" office:value-type="float" office:value="0.997659428571428" calcext:value-type="float">
            <text:p>0.997659</text:p>
          </table:table-cell>
          <table:table-cell table:number-columns-repeated="1021"/>
        </table:table-row>
        <table:table-row table:style-name="ro2">
          <table:table-cell table:style-name="ce12" table:formula="of:=[.A22]+1" office:value-type="float" office:value="7" calcext:value-type="float">
            <text:p>7</text:p>
          </table:table-cell>
          <table:table-cell table:style-name="ce20" table:formula="of:=IF([.A23]&lt;=[.$B$7];([.$B$5]/[.$B$6])^[.A23]*[.$E$10]/FACT([.A23]);([.$B$5]/[.$B$6])^[.A23]*[.$E$10]/(FACT([.$B$7])*[.$B$7]^([.A23]-[.$B$7])))" office:value-type="float" office:value="0.00140434285714286" calcext:value-type="float">
            <text:p>0.001404</text:p>
          </table:table-cell>
          <table:table-cell table:style-name="ce24" table:formula="of:=[.C22]+[.B23]" office:value-type="float" office:value="0.999063771428571" calcext:value-type="float">
            <text:p>0.999064</text:p>
          </table:table-cell>
          <table:table-cell table:number-columns-repeated="1021"/>
        </table:table-row>
        <table:table-row table:style-name="ro2">
          <table:table-cell table:style-name="ce12" table:formula="of:=[.A23]+1" office:value-type="float" office:value="8" calcext:value-type="float">
            <text:p>8</text:p>
          </table:table-cell>
          <table:table-cell table:style-name="ce20" table:formula="of:=IF([.A24]&lt;=[.$B$7];([.$B$5]/[.$B$6])^[.A24]*[.$E$10]/FACT([.A24]);([.$B$5]/[.$B$6])^[.A24]*[.$E$10]/(FACT([.$B$7])*[.$B$7]^([.A24]-[.$B$7])))" office:value-type="float" office:value="0.000561737142857143" calcext:value-type="float">
            <text:p>0.000562</text:p>
          </table:table-cell>
          <table:table-cell table:style-name="ce24" table:formula="of:=[.C23]+[.B24]" office:value-type="float" office:value="0.999625508571428" calcext:value-type="float">
            <text:p>0.999626</text:p>
          </table:table-cell>
          <table:table-cell table:number-columns-repeated="1021"/>
        </table:table-row>
        <table:table-row table:style-name="ro2">
          <table:table-cell table:style-name="ce12" table:formula="of:=[.A24]+1" office:value-type="float" office:value="9" calcext:value-type="float">
            <text:p>9</text:p>
          </table:table-cell>
          <table:table-cell table:style-name="ce20" table:formula="of:=IF([.A25]&lt;=[.$B$7];([.$B$5]/[.$B$6])^[.A25]*[.$E$10]/FACT([.A25]);([.$B$5]/[.$B$6])^[.A25]*[.$E$10]/(FACT([.$B$7])*[.$B$7]^([.A25]-[.$B$7])))" office:value-type="float" office:value="0.000224694857142857" calcext:value-type="float">
            <text:p>0.000225</text:p>
          </table:table-cell>
          <table:table-cell table:style-name="ce24" table:formula="of:=[.C24]+[.B25]" office:value-type="float" office:value="0.999850203428571" calcext:value-type="float">
            <text:p>0.999850</text:p>
          </table:table-cell>
          <table:table-cell table:number-columns-repeated="1021"/>
        </table:table-row>
        <table:table-row table:style-name="ro2">
          <table:table-cell table:style-name="ce12" table:formula="of:=[.A25]+1" office:value-type="float" office:value="10" calcext:value-type="float">
            <text:p>10</text:p>
          </table:table-cell>
          <table:table-cell table:style-name="ce20" table:formula="of:=IF([.A26]&lt;=[.$B$7];([.$B$5]/[.$B$6])^[.A26]*[.$E$10]/FACT([.A26]);([.$B$5]/[.$B$6])^[.A26]*[.$E$10]/(FACT([.$B$7])*[.$B$7]^([.A26]-[.$B$7])))" office:value-type="float" office:value="0.0000898779428571429" calcext:value-type="float">
            <text:p>0.000090</text:p>
          </table:table-cell>
          <table:table-cell table:style-name="ce24" table:formula="of:=[.C25]+[.B26]" office:value-type="float" office:value="0.999940081371428" calcext:value-type="float">
            <text:p>0.999940</text:p>
          </table:table-cell>
          <table:table-cell table:number-columns-repeated="1021"/>
        </table:table-row>
        <table:table-row table:style-name="ro2">
          <table:table-cell table:style-name="ce12" table:formula="of:=[.A26]+1" office:value-type="float" office:value="11" calcext:value-type="float">
            <text:p>11</text:p>
          </table:table-cell>
          <table:table-cell table:style-name="ce20" table:formula="of:=IF([.A27]&lt;=[.$B$7];([.$B$5]/[.$B$6])^[.A27]*[.$E$10]/FACT([.A27]);([.$B$5]/[.$B$6])^[.A27]*[.$E$10]/(FACT([.$B$7])*[.$B$7]^([.A27]-[.$B$7])))" office:value-type="float" office:value="0.0000359511771428572" calcext:value-type="float">
            <text:p>0.000036</text:p>
          </table:table-cell>
          <table:table-cell table:style-name="ce24" table:formula="of:=[.C26]+[.B27]" office:value-type="float" office:value="0.999976032548571" calcext:value-type="float">
            <text:p>0.999976</text:p>
          </table:table-cell>
          <table:table-cell table:number-columns-repeated="1021"/>
        </table:table-row>
        <table:table-row table:style-name="ro2">
          <table:table-cell table:style-name="ce12" table:formula="of:=[.A27]+1" office:value-type="float" office:value="12" calcext:value-type="float">
            <text:p>12</text:p>
          </table:table-cell>
          <table:table-cell table:style-name="ce20" table:formula="of:=IF([.A28]&lt;=[.$B$7];([.$B$5]/[.$B$6])^[.A28]*[.$E$10]/FACT([.A28]);([.$B$5]/[.$B$6])^[.A28]*[.$E$10]/(FACT([.$B$7])*[.$B$7]^([.A28]-[.$B$7])))" office:value-type="float" office:value="0.0000143804708571429" calcext:value-type="float">
            <text:p>0.000014</text:p>
          </table:table-cell>
          <table:table-cell table:style-name="ce24" table:formula="of:=[.C27]+[.B28]" office:value-type="float" office:value="0.999990413019428" calcext:value-type="float">
            <text:p>0.999990</text:p>
          </table:table-cell>
          <table:table-cell table:number-columns-repeated="1021"/>
        </table:table-row>
        <table:table-row table:style-name="ro2">
          <table:table-cell table:style-name="ce12" table:formula="of:=[.A28]+1" office:value-type="float" office:value="13" calcext:value-type="float">
            <text:p>13</text:p>
          </table:table-cell>
          <table:table-cell table:style-name="ce20" table:formula="of:=IF([.A29]&lt;=[.$B$7];([.$B$5]/[.$B$6])^[.A29]*[.$E$10]/FACT([.A29]);([.$B$5]/[.$B$6])^[.A29]*[.$E$10]/(FACT([.$B$7])*[.$B$7]^([.A29]-[.$B$7])))" office:value-type="float" office:value="0.00000575218834285715" calcext:value-type="float">
            <text:p>0.000006</text:p>
          </table:table-cell>
          <table:table-cell table:style-name="ce24" table:formula="of:=[.C28]+[.B29]" office:value-type="float" office:value="0.999996165207771" calcext:value-type="float">
            <text:p>0.999996</text:p>
          </table:table-cell>
          <table:table-cell table:number-columns-repeated="1021"/>
        </table:table-row>
        <table:table-row table:style-name="ro2">
          <table:table-cell table:style-name="ce12" table:formula="of:=[.A29]+1" office:value-type="float" office:value="14" calcext:value-type="float">
            <text:p>14</text:p>
          </table:table-cell>
          <table:table-cell table:style-name="ce20" table:formula="of:=IF([.A30]&lt;=[.$B$7];([.$B$5]/[.$B$6])^[.A30]*[.$E$10]/FACT([.A30]);([.$B$5]/[.$B$6])^[.A30]*[.$E$10]/(FACT([.$B$7])*[.$B$7]^([.A30]-[.$B$7])))" office:value-type="float" office:value="0.00000230087533714286" calcext:value-type="float">
            <text:p>0.000002</text:p>
          </table:table-cell>
          <table:table-cell table:style-name="ce24" table:formula="of:=[.C29]+[.B30]" office:value-type="float" office:value="0.999998466083108" calcext:value-type="float">
            <text:p>0.999998</text:p>
          </table:table-cell>
          <table:table-cell table:number-columns-repeated="1021"/>
        </table:table-row>
        <table:table-row table:style-name="ro2">
          <table:table-cell table:style-name="ce12" table:formula="of:=[.A30]+1" office:value-type="float" office:value="15" calcext:value-type="float">
            <text:p>15</text:p>
          </table:table-cell>
          <table:table-cell table:style-name="ce20" table:formula="of:=IF([.A31]&lt;=[.$B$7];([.$B$5]/[.$B$6])^[.A31]*[.$E$10]/FACT([.A31]);([.$B$5]/[.$B$6])^[.A31]*[.$E$10]/(FACT([.$B$7])*[.$B$7]^([.A31]-[.$B$7])))" office:value-type="float" office:value="0.000000920350134857144" calcext:value-type="float">
            <text:p>0.000001</text:p>
          </table:table-cell>
          <table:table-cell table:style-name="ce24" table:formula="of:=[.C30]+[.B31]" office:value-type="float" office:value="0.999999386433243" calcext:value-type="float">
            <text:p>0.999999</text:p>
          </table:table-cell>
          <table:table-cell table:number-columns-repeated="1021"/>
        </table:table-row>
        <table:table-row table:style-name="ro2">
          <table:table-cell table:style-name="ce12" table:formula="of:=[.A31]+1" office:value-type="float" office:value="16" calcext:value-type="float">
            <text:p>16</text:p>
          </table:table-cell>
          <table:table-cell table:style-name="ce20" table:formula="of:=IF([.A32]&lt;=[.$B$7];([.$B$5]/[.$B$6])^[.A32]*[.$E$10]/FACT([.A32]);([.$B$5]/[.$B$6])^[.A32]*[.$E$10]/(FACT([.$B$7])*[.$B$7]^([.A32]-[.$B$7])))" office:value-type="float" office:value="0.000000368140053942857" calcext:value-type="float">
            <text:p>0.000000</text:p>
          </table:table-cell>
          <table:table-cell table:style-name="ce24" table:formula="of:=[.C31]+[.B32]" office:value-type="float" office:value="0.999999754573297" calcext:value-type="float">
            <text:p>1.000000</text:p>
          </table:table-cell>
          <table:table-cell table:number-columns-repeated="1021"/>
        </table:table-row>
        <table:table-row table:style-name="ro2">
          <table:table-cell table:style-name="ce12" table:formula="of:=[.A32]+1" office:value-type="float" office:value="17" calcext:value-type="float">
            <text:p>17</text:p>
          </table:table-cell>
          <table:table-cell table:style-name="ce20" table:formula="of:=IF([.A33]&lt;=[.$B$7];([.$B$5]/[.$B$6])^[.A33]*[.$E$10]/FACT([.A33]);([.$B$5]/[.$B$6])^[.A33]*[.$E$10]/(FACT([.$B$7])*[.$B$7]^([.A33]-[.$B$7])))" office:value-type="float" office:value="0.000000147256021577143" calcext:value-type="float">
            <text:p>0.000000</text:p>
          </table:table-cell>
          <table:table-cell table:style-name="ce24" table:formula="of:=[.C32]+[.B33]" office:value-type="float" office:value="0.999999901829319" calcext:value-type="float">
            <text:p>1.000000</text:p>
          </table:table-cell>
          <table:table-cell table:number-columns-repeated="1021"/>
        </table:table-row>
        <table:table-row table:style-name="ro2">
          <table:table-cell table:style-name="ce12" table:formula="of:=[.A33]+1" office:value-type="float" office:value="18" calcext:value-type="float">
            <text:p>18</text:p>
          </table:table-cell>
          <table:table-cell table:style-name="ce20" table:formula="of:=IF([.A34]&lt;=[.$B$7];([.$B$5]/[.$B$6])^[.A34]*[.$E$10]/FACT([.A34]);([.$B$5]/[.$B$6])^[.A34]*[.$E$10]/(FACT([.$B$7])*[.$B$7]^([.A34]-[.$B$7])))" office:value-type="float" office:value="0.0000000589024086308572" calcext:value-type="float">
            <text:p>0.000000</text:p>
          </table:table-cell>
          <table:table-cell table:style-name="ce24" table:formula="of:=[.C33]+[.B34]" office:value-type="float" office:value="0.999999960731727" calcext:value-type="float">
            <text:p>1.000000</text:p>
          </table:table-cell>
          <table:table-cell table:number-columns-repeated="1021"/>
        </table:table-row>
        <table:table-row table:style-name="ro2">
          <table:table-cell table:style-name="ce12" table:formula="of:=[.A34]+1" office:value-type="float" office:value="19" calcext:value-type="float">
            <text:p>19</text:p>
          </table:table-cell>
          <table:table-cell table:style-name="ce20" table:formula="of:=IF([.A35]&lt;=[.$B$7];([.$B$5]/[.$B$6])^[.A35]*[.$E$10]/FACT([.A35]);([.$B$5]/[.$B$6])^[.A35]*[.$E$10]/(FACT([.$B$7])*[.$B$7]^([.A35]-[.$B$7])))" office:value-type="float" office:value="0.0000000235609634523429" calcext:value-type="float">
            <text:p>0.000000</text:p>
          </table:table-cell>
          <table:table-cell table:style-name="ce24" table:formula="of:=[.C34]+[.B35]" office:value-type="float" office:value="0.999999984292691" calcext:value-type="float">
            <text:p>1.000000</text:p>
          </table:table-cell>
          <table:table-cell table:number-columns-repeated="1021"/>
        </table:table-row>
        <table:table-row table:style-name="ro3">
          <table:table-cell table:style-name="ce13" table:formula="of:=[.A35]+1" office:value-type="float" office:value="20" calcext:value-type="float">
            <text:p>20</text:p>
          </table:table-cell>
          <table:table-cell table:style-name="ce21" table:formula="of:=IF([.A36]&lt;=[.$B$7];([.$B$5]/[.$B$6])^[.A36]*[.$E$10]/FACT([.A36]);([.$B$5]/[.$B$6])^[.A36]*[.$E$10]/(FACT([.$B$7])*[.$B$7]^([.A36]-[.$B$7])))" office:value-type="float" office:value="0.00000000942438538093715" calcext:value-type="float">
            <text:p>0.000000</text:p>
          </table:table-cell>
          <table:table-cell table:style-name="ce25" table:formula="of:=[.C35]+[.B36]" office:value-type="float" office:value="0.999999993717076" calcext:value-type="float">
            <text:p>1.000000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P0(s)</text:p>
          </table:table-cell>
          <table:table-cell office:value-type="string" calcext:value-type="string">
            <text:p>Rho(s)</text:p>
          </table:table-cell>
          <table:table-cell office:value-type="string" calcext:value-type="string">
            <text:p>Lq(s)</text:p>
          </table:table-cell>
          <table:table-cell office:value-type="string" calcext:value-type="string">
            <text:p>L(s)</text:p>
          </table:table-cell>
          <table:table-cell office:value-type="string" calcext:value-type="string">
            <text:p>Wq(s)</text:p>
          </table:table-cell>
          <table:table-cell office:value-type="string" calcext:value-type="string">
            <text:p>W(S)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2" office:value-type="float" office:value="1" calcext:value-type="float">
            <text:p>1.000000</text:p>
          </table:table-cell>
          <table:table-cell table:style-name="ce22"/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.$B$5]/[.$B$6])^[.A38]/FACT([.A38])" office:value-type="float" office:value="0.8" calcext:value-type="float">
            <text:p>0.8</text:p>
          </table:table-cell>
          <table:table-cell table:formula="of:=SUM([.B37:.$B$37])" office:value-type="float" office:value="1" calcext:value-type="float">
            <text:p>1</text:p>
          </table:table-cell>
          <table:table-cell table:formula="of:=+[.B38]/(1-[.$B$5]/([.A38]*[.$B$6]))" office:value-type="float" office:value="4" calcext:value-type="float">
            <text:p>4</text:p>
          </table:table-cell>
          <table:table-cell table:formula="of:=1/([.C38]+[.D38])" office:value-type="float" office:value="0.2" calcext:value-type="float">
            <text:p>0.2</text:p>
          </table:table-cell>
          <table:table-cell table:formula="of:=[.$B$5]/([.$B$6]*[.A38])" office:value-type="float" office:value="0.8" calcext:value-type="float">
            <text:p>0.8</text:p>
          </table:table-cell>
          <table:table-cell table:formula="of:=+[.E38]*[.B38]*[.F38]/(1-[.F38])^2" office:value-type="float" office:value="3.2" calcext:value-type="float">
            <text:p>3.2</text:p>
          </table:table-cell>
          <table:table-cell table:formula="of:=[.G38]+[.$B$5]/[.$B$6]" office:value-type="float" office:value="4" calcext:value-type="float">
            <text:p>4</text:p>
          </table:table-cell>
          <table:table-cell table:formula="of:=[.G38]/[.$B$5]" office:value-type="float" office:value="0.266666666666667" calcext:value-type="float">
            <text:p>0.266666666666667</text:p>
          </table:table-cell>
          <table:table-cell table:formula="of:=[.I38]+1/[.$B$6]" office:value-type="float" office:value="0.333333333333333" calcext:value-type="float">
            <text:p>0.33333333333333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.$B$5]/[.$B$6])^[.A39]/FACT([.A39])" office:value-type="float" office:value="0.32" calcext:value-type="float">
            <text:p>0.32</text:p>
          </table:table-cell>
          <table:table-cell table:formula="of:=SUM([.B$37:.$B38])" office:value-type="float" office:value="1.8" calcext:value-type="float">
            <text:p>1.8</text:p>
          </table:table-cell>
          <table:table-cell table:formula="of:=+[.B39]/(1-[.$B$5]/([.A39]*[.$B$6]))" office:value-type="float" office:value="0.533333333333333" calcext:value-type="float">
            <text:p>0.533333333333333</text:p>
          </table:table-cell>
          <table:table-cell table:formula="of:=1/([.C39]+[.D39])" office:value-type="float" office:value="0.428571428571429" calcext:value-type="float">
            <text:p>0.428571428571429</text:p>
          </table:table-cell>
          <table:table-cell table:formula="of:=[.$B$5]/([.$B$6]*[.A39])" office:value-type="float" office:value="0.4" calcext:value-type="float">
            <text:p>0.4</text:p>
          </table:table-cell>
          <table:table-cell table:formula="of:=+[.E39]*[.B39]*[.F39]/(1-[.F39])^2" office:value-type="float" office:value="0.152380952380952" calcext:value-type="float">
            <text:p>0.152380952380952</text:p>
          </table:table-cell>
          <table:table-cell table:formula="of:=[.G39]+[.$B$5]/[.$B$6]" office:value-type="float" office:value="0.952380952380952" calcext:value-type="float">
            <text:p>0.952380952380952</text:p>
          </table:table-cell>
          <table:table-cell table:formula="of:=[.G39]/[.$B$5]" office:value-type="float" office:value="0.0126984126984127" calcext:value-type="float">
            <text:p>0.012698412698413</text:p>
          </table:table-cell>
          <table:table-cell table:formula="of:=[.I39]+1/[.$B$6]" office:value-type="float" office:value="0.0793650793650794" calcext:value-type="float">
            <text:p>0.079365079365079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.$B$5]/[.$B$6])^[.A40]/FACT([.A40])" office:value-type="float" office:value="0.0853333333333334" calcext:value-type="float">
            <text:p>0.085333333333333</text:p>
          </table:table-cell>
          <table:table-cell table:formula="of:=SUM([.B$37:.$B39])" office:value-type="float" office:value="2.12" calcext:value-type="float">
            <text:p>2.12</text:p>
          </table:table-cell>
          <table:table-cell table:formula="of:=+[.B40]/(1-[.$B$5]/([.A40]*[.$B$6]))" office:value-type="float" office:value="0.116363636363636" calcext:value-type="float">
            <text:p>0.116363636363636</text:p>
          </table:table-cell>
          <table:table-cell table:formula="of:=1/([.C40]+[.D40])" office:value-type="float" office:value="0.447154471544715" calcext:value-type="float">
            <text:p>0.447154471544715</text:p>
          </table:table-cell>
          <table:table-cell table:formula="of:=[.$B$5]/([.$B$6]*[.A40])" office:value-type="float" office:value="0.266666666666667" calcext:value-type="float">
            <text:p>0.266666666666667</text:p>
          </table:table-cell>
          <table:table-cell table:formula="of:=+[.E40]*[.B40]*[.F40]/(1-[.F40])^2" office:value-type="float" office:value="0.0189209164818921" calcext:value-type="float">
            <text:p>0.018920916481892</text:p>
          </table:table-cell>
          <table:table-cell table:formula="of:=[.G40]+[.$B$5]/[.$B$6]" office:value-type="float" office:value="0.818920916481892" calcext:value-type="float">
            <text:p>0.818920916481892</text:p>
          </table:table-cell>
          <table:table-cell table:formula="of:=[.G40]/[.$B$5]" office:value-type="float" office:value="0.00157674304015767" calcext:value-type="float">
            <text:p>0.001576743040158</text:p>
          </table:table-cell>
          <table:table-cell table:formula="of:=[.I40]+1/[.$B$6]" office:value-type="float" office:value="0.0682434097068243" calcext:value-type="float">
            <text:p>0.068243409706824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.$B$5]/[.$B$6])^[.A41]/FACT([.A41])" office:value-type="float" office:value="0.0170666666666667" calcext:value-type="float">
            <text:p>0.017066666666667</text:p>
          </table:table-cell>
          <table:table-cell table:formula="of:=SUM([.B$37:.$B40])" office:value-type="float" office:value="2.20533333333333" calcext:value-type="float">
            <text:p>2.20533333333333</text:p>
          </table:table-cell>
          <table:table-cell table:formula="of:=+[.B41]/(1-[.$B$5]/([.A41]*[.$B$6]))" office:value-type="float" office:value="0.0213333333333333" calcext:value-type="float">
            <text:p>0.021333333333333</text:p>
          </table:table-cell>
          <table:table-cell table:formula="of:=1/([.C41]+[.D41])" office:value-type="float" office:value="0.449101796407186" calcext:value-type="float">
            <text:p>0.449101796407186</text:p>
          </table:table-cell>
          <table:table-cell table:formula="of:=[.$B$5]/([.$B$6]*[.A41])" office:value-type="float" office:value="0.2" calcext:value-type="float">
            <text:p>0.2</text:p>
          </table:table-cell>
          <table:table-cell table:formula="of:=+[.E41]*[.B41]*[.F41]/(1-[.F41])^2" office:value-type="float" office:value="0.00239520958083832" calcext:value-type="float">
            <text:p>0.002395209580838</text:p>
          </table:table-cell>
          <table:table-cell table:formula="of:=[.G41]+[.$B$5]/[.$B$6]" office:value-type="float" office:value="0.802395209580838" calcext:value-type="float">
            <text:p>0.802395209580838</text:p>
          </table:table-cell>
          <table:table-cell table:formula="of:=[.G41]/[.$B$5]" office:value-type="float" office:value="0.000199600798403194" calcext:value-type="float">
            <text:p>0.000199600798403</text:p>
          </table:table-cell>
          <table:table-cell table:formula="of:=[.I41]+1/[.$B$6]" office:value-type="float" office:value="0.0668662674650699" calcext:value-type="float">
            <text:p>0.0668662674650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.$B$5]/[.$B$6])^[.A42]/FACT([.A42])" office:value-type="float" office:value="0.00273066666666667" calcext:value-type="float">
            <text:p>0.002730666666667</text:p>
          </table:table-cell>
          <table:table-cell table:formula="of:=SUM([.B$37:.$B41])" office:value-type="float" office:value="2.2224" calcext:value-type="float">
            <text:p>2.2224</text:p>
          </table:table-cell>
          <table:table-cell table:formula="of:=+[.B42]/(1-[.$B$5]/([.A42]*[.$B$6]))" office:value-type="float" office:value="0.00325079365079365" calcext:value-type="float">
            <text:p>0.003250793650794</text:p>
          </table:table-cell>
          <table:table-cell table:formula="of:=1/([.C42]+[.D42])" office:value-type="float" office:value="0.44930678381925" calcext:value-type="float">
            <text:p>0.44930678381925</text:p>
          </table:table-cell>
          <table:table-cell table:formula="of:=[.$B$5]/([.$B$6]*[.A42])" office:value-type="float" office:value="0.16" calcext:value-type="float">
            <text:p>0.16</text:p>
          </table:table-cell>
          <table:table-cell table:formula="of:=+[.E42]*[.B42]*[.F42]/(1-[.F42])^2" office:value-type="float" office:value="0.00027821021716155" calcext:value-type="float">
            <text:p>0.000278210217162</text:p>
          </table:table-cell>
          <table:table-cell table:formula="of:=[.G42]+[.$B$5]/[.$B$6]" office:value-type="float" office:value="0.800278210217162" calcext:value-type="float">
            <text:p>0.800278210217162</text:p>
          </table:table-cell>
          <table:table-cell table:formula="of:=[.G42]/[.$B$5]" office:value-type="float" office:value="0.0000231841847634625" calcext:value-type="float">
            <text:p>2.31841847634625E-05</text:p>
          </table:table-cell>
          <table:table-cell table:formula="of:=[.I42]+1/[.$B$6]" office:value-type="float" office:value="0.0666898508514301" calcext:value-type="float">
            <text:p>0.06668985085143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.$B$5]/[.$B$6])^[.A43]/FACT([.A43])" office:value-type="float" office:value="0.000364088888888889" calcext:value-type="float">
            <text:p>0.000364088888889</text:p>
          </table:table-cell>
          <table:table-cell table:formula="of:=SUM([.B$37:.$B42])" office:value-type="float" office:value="2.22513066666667" calcext:value-type="float">
            <text:p>2.22513066666667</text:p>
          </table:table-cell>
          <table:table-cell table:formula="of:=+[.B43]/(1-[.$B$5]/([.A43]*[.$B$6]))" office:value-type="float" office:value="0.000420102564102564" calcext:value-type="float">
            <text:p>0.000420102564103</text:p>
          </table:table-cell>
          <table:table-cell table:formula="of:=1/([.C43]+[.D43])" office:value-type="float" office:value="0.449326977315209" calcext:value-type="float">
            <text:p>0.449326977315209</text:p>
          </table:table-cell>
          <table:table-cell table:formula="of:=[.$B$5]/([.$B$6]*[.A43])" office:value-type="float" office:value="0.133333333333333" calcext:value-type="float">
            <text:p>0.133333333333333</text:p>
          </table:table-cell>
          <table:table-cell table:formula="of:=+[.E43]*[.B43]*[.F43]/(1-[.F43])^2" office:value-type="float" office:value="0.0000290405254293191" calcext:value-type="float">
            <text:p>2.90405254293191E-05</text:p>
          </table:table-cell>
          <table:table-cell table:formula="of:=[.G43]+[.$B$5]/[.$B$6]" office:value-type="float" office:value="0.800029040525429" calcext:value-type="float">
            <text:p>0.800029040525429</text:p>
          </table:table-cell>
          <table:table-cell table:formula="of:=[.G43]/[.$B$5]" office:value-type="float" office:value="0.00000242004378577659" calcext:value-type="float">
            <text:p>2.42004378577659E-06</text:p>
          </table:table-cell>
          <table:table-cell table:formula="of:=[.I43]+1/[.$B$6]" office:value-type="float" office:value="0.0666690867104524" calcext:value-type="float">
            <text:p>0.066669086710453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.$B$5]/[.$B$6])^[.A44]/FACT([.A44])" office:value-type="float" office:value="0.0000416101587301587" calcext:value-type="float">
            <text:p>4.16101587301587E-05</text:p>
          </table:table-cell>
          <table:table-cell table:formula="of:=SUM([.B$37:.$B43])" office:value-type="float" office:value="2.22549475555556" calcext:value-type="float">
            <text:p>2.22549475555556</text:p>
          </table:table-cell>
          <table:table-cell table:formula="of:=+[.B44]/(1-[.$B$5]/([.A44]*[.$B$6]))" office:value-type="float" office:value="0.0000469792114695341" calcext:value-type="float">
            <text:p>4.69792114695341E-05</text:p>
          </table:table-cell>
          <table:table-cell table:formula="of:=1/([.C44]+[.D44])" office:value-type="float" office:value="0.449328801333255" calcext:value-type="float">
            <text:p>0.449328801333255</text:p>
          </table:table-cell>
          <table:table-cell table:formula="of:=[.$B$5]/([.$B$6]*[.A44])" office:value-type="float" office:value="0.114285714285714" calcext:value-type="float">
            <text:p>0.114285714285714</text:p>
          </table:table-cell>
          <table:table-cell table:formula="of:=+[.E44]*[.B44]*[.F44]/(1-[.F44])^2" office:value-type="float" office:value="0.000002723756487379" calcext:value-type="float">
            <text:p>2.723756487379E-06</text:p>
          </table:table-cell>
          <table:table-cell table:formula="of:=[.G44]+[.$B$5]/[.$B$6]" office:value-type="float" office:value="0.800002723756487" calcext:value-type="float">
            <text:p>0.800002723756487</text:p>
          </table:table-cell>
          <table:table-cell table:formula="of:=[.G44]/[.$B$5]" office:value-type="float" office:value="0.000000226979707281583" calcext:value-type="float">
            <text:p>2.26979707281583E-07</text:p>
          </table:table-cell>
          <table:table-cell table:formula="of:=[.I44]+1/[.$B$6]" office:value-type="float" office:value="0.066666893646374" calcext:value-type="float">
            <text:p>0.066666893646374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.$B$5]/[.$B$6])^[.A45]/FACT([.A45])" office:value-type="float" office:value="0.00000416101587301588" calcext:value-type="float">
            <text:p>4.16101587301588E-06</text:p>
          </table:table-cell>
          <table:table-cell table:formula="of:=SUM([.B$37:.$B44])" office:value-type="float" office:value="2.22553636571429" calcext:value-type="float">
            <text:p>2.22553636571429</text:p>
          </table:table-cell>
          <table:table-cell table:formula="of:=+[.B45]/(1-[.$B$5]/([.A45]*[.$B$6]))" office:value-type="float" office:value="0.00000462335097001764" calcext:value-type="float">
            <text:p>4.62335097001764E-06</text:p>
          </table:table-cell>
          <table:table-cell table:formula="of:=1/([.C45]+[.D45])" office:value-type="float" office:value="0.449328951887787" calcext:value-type="float">
            <text:p>0.449328951887787</text:p>
          </table:table-cell>
          <table:table-cell table:formula="of:=[.$B$5]/([.$B$6]*[.A45])" office:value-type="float" office:value="0.1" calcext:value-type="float">
            <text:p>0.1</text:p>
          </table:table-cell>
          <table:table-cell table:formula="of:=+[.E45]*[.B45]*[.F45]/(1-[.F45])^2" office:value-type="float" office:value="0.000000230822827285268" calcext:value-type="float">
            <text:p>2.30822827285268E-07</text:p>
          </table:table-cell>
          <table:table-cell table:formula="of:=[.G45]+[.$B$5]/[.$B$6]" office:value-type="float" office:value="0.800000230822827" calcext:value-type="float">
            <text:p>0.800000230822827</text:p>
          </table:table-cell>
          <table:table-cell table:formula="of:=[.G45]/[.$B$5]" office:value-type="float" office:value="0.0000000192352356071056" calcext:value-type="float">
            <text:p>1.92352356071056E-08</text:p>
          </table:table-cell>
          <table:table-cell table:formula="of:=[.I45]+1/[.$B$6]" office:value-type="float" office:value="0.0666666859019023" calcext:value-type="float">
            <text:p>0.066666685901902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.$B$5]/[.$B$6])^[.A46]/FACT([.A46])" office:value-type="float" office:value="0.000000369868077601411" calcext:value-type="float">
            <text:p>3.69868077601411E-07</text:p>
          </table:table-cell>
          <table:table-cell table:formula="of:=SUM([.B$37:.$B45])" office:value-type="float" office:value="2.22554052673016" calcext:value-type="float">
            <text:p>2.22554052673016</text:p>
          </table:table-cell>
          <table:table-cell table:formula="of:=+[.B46]/(1-[.$B$5]/([.A46]*[.$B$6]))" office:value-type="float" office:value="0.00000040595276809911" calcext:value-type="float">
            <text:p>4.0595276809911E-07</text:p>
          </table:table-cell>
          <table:table-cell table:formula="of:=1/([.C46]+[.D46])" office:value-type="float" office:value="0.449328963271182" calcext:value-type="float">
            <text:p>0.449328963271182</text:p>
          </table:table-cell>
          <table:table-cell table:formula="of:=[.$B$5]/([.$B$6]*[.A46])" office:value-type="float" office:value="0.0888888888888889" calcext:value-type="float">
            <text:p>0.088888888888889</text:p>
          </table:table-cell>
          <table:table-cell table:formula="of:=+[.E46]*[.B46]*[.F46]/(1-[.F46])^2" office:value-type="float" office:value="0.0000000177957401392234" calcext:value-type="float">
            <text:p>1.77957401392234E-08</text:p>
          </table:table-cell>
          <table:table-cell table:formula="of:=[.G46]+[.$B$5]/[.$B$6]" office:value-type="float" office:value="0.80000001779574" calcext:value-type="float">
            <text:p>0.80000001779574</text:p>
          </table:table-cell>
          <table:table-cell table:formula="of:=[.G46]/[.$B$5]" office:value-type="float" office:value="0.00000000148297834493528" calcext:value-type="float">
            <text:p>1.48297834493528E-09</text:p>
          </table:table-cell>
          <table:table-cell table:formula="of:=[.I46]+1/[.$B$6]" office:value-type="float" office:value="0.066666668149645" calcext:value-type="float">
            <text:p>0.066666668149645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$B$5]/[.$B$6])^[.A47]/FACT([.A47])" office:value-type="float" office:value="0.0000000295894462081129" calcext:value-type="float">
            <text:p>2.95894462081129E-08</text:p>
          </table:table-cell>
          <table:table-cell table:formula="of:=SUM([.B$37:.$B46])" office:value-type="float" office:value="2.22554089659824" calcext:value-type="float">
            <text:p>2.22554089659824</text:p>
          </table:table-cell>
          <table:table-cell table:formula="of:=+[.B47]/(1-[.$B$5]/([.A47]*[.$B$6]))" office:value-type="float" office:value="0.0000000321624415305575" calcext:value-type="float">
            <text:p>3.21624415305575E-08</text:p>
          </table:table-cell>
          <table:table-cell table:formula="of:=1/([.C47]+[.D47])" office:value-type="float" office:value="0.449328964063071" calcext:value-type="float">
            <text:p>0.449328964063071</text:p>
          </table:table-cell>
          <table:table-cell table:formula="of:=[.$B$5]/([.$B$6]*[.A47])" office:value-type="float" office:value="0.08" calcext:value-type="float">
            <text:p>0.08</text:p>
          </table:table-cell>
          <table:table-cell table:formula="of:=+[.E47]*[.B47]*[.F47]/(1-[.F47])^2" office:value-type="float" office:value="0.00000000125665361170996" calcext:value-type="float">
            <text:p>1.25665361170996E-09</text:p>
          </table:table-cell>
          <table:table-cell table:formula="of:=[.G47]+[.$B$5]/[.$B$6]" office:value-type="float" office:value="0.800000001256654" calcext:value-type="float">
            <text:p>0.800000001256654</text:p>
          </table:table-cell>
          <table:table-cell table:formula="of:=[.G47]/[.$B$5]" office:value-type="float" office:value="0.000000000104721134309163" calcext:value-type="float">
            <text:p>1.04721134309163E-10</text:p>
          </table:table-cell>
          <table:table-cell table:formula="of:=[.I47]+1/[.$B$6]" office:value-type="float" office:value="0.0666666667713878" calcext:value-type="float">
            <text:p>0.066666666771388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([.$B$5]/[.$B$6])^[.A48]/FACT([.A48])" office:value-type="float" office:value="0.00000000215195972422639" calcext:value-type="float">
            <text:p>2.15195972422639E-09</text:p>
          </table:table-cell>
          <table:table-cell table:formula="of:=SUM([.B$37:.$B47])" office:value-type="float" office:value="2.22554092618768" calcext:value-type="float">
            <text:p>2.22554092618768</text:p>
          </table:table-cell>
          <table:table-cell table:formula="of:=+[.B48]/(1-[.$B$5]/([.A48]*[.$B$6]))" office:value-type="float" office:value="0.00000000232074087906768" calcext:value-type="float">
            <text:p>2.32074087906768E-09</text:p>
          </table:table-cell>
          <table:table-cell table:formula="of:=1/([.C48]+[.D48])" office:value-type="float" office:value="0.449328964114" calcext:value-type="float">
            <text:p>0.449328964114</text:p>
          </table:table-cell>
          <table:table-cell table:formula="of:=[.$B$5]/([.$B$6]*[.A48])" office:value-type="float" office:value="0.0727272727272727" calcext:value-type="float">
            <text:p>0.072727272727273</text:p>
          </table:table-cell>
          <table:table-cell table:formula="of:=+[.E48]*[.B48]*[.F48]/(1-[.F48])^2" office:value-type="float" office:value="0.0000000000817863604053721" calcext:value-type="float">
            <text:p>8.17863604053721E-11</text:p>
          </table:table-cell>
          <table:table-cell table:formula="of:=[.G48]+[.$B$5]/[.$B$6]" office:value-type="float" office:value="0.800000000081786" calcext:value-type="float">
            <text:p>0.800000000081786</text:p>
          </table:table-cell>
          <table:table-cell table:formula="of:=[.G48]/[.$B$5]" office:value-type="float" office:value="0.00000000000681553003378101" calcext:value-type="float">
            <text:p>6.81553003378101E-12</text:p>
          </table:table-cell>
          <table:table-cell table:formula="of:=[.I48]+1/[.$B$6]" office:value-type="float" office:value="0.0666666666734822" calcext:value-type="float">
            <text:p>0.066666666673482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([.$B$5]/[.$B$6])^[.A49]/FACT([.A49])" office:value-type="float" office:value="0.000000000143463981615093" calcext:value-type="float">
            <text:p>1.43463981615093E-10</text:p>
          </table:table-cell>
          <table:table-cell table:formula="of:=SUM([.B$37:.$B48])" office:value-type="float" office:value="2.22554092833964" calcext:value-type="float">
            <text:p>2.22554092833964</text:p>
          </table:table-cell>
          <table:table-cell table:formula="of:=+[.B49]/(1-[.$B$5]/([.A49]*[.$B$6]))" office:value-type="float" office:value="0.000000000153711408873314" calcext:value-type="float">
            <text:p>1.53711408873314E-10</text:p>
          </table:table-cell>
          <table:table-cell table:formula="of:=1/([.C49]+[.D49])" office:value-type="float" office:value="0.449328964117043" calcext:value-type="float">
            <text:p>0.449328964117043</text:p>
          </table:table-cell>
          <table:table-cell table:formula="of:=[.$B$5]/([.$B$6]*[.A49])" office:value-type="float" office:value="0.0666666666666667" calcext:value-type="float">
            <text:p>0.066666666666667</text:p>
          </table:table-cell>
          <table:table-cell table:formula="of:=+[.E49]*[.B49]*[.F49]/(1-[.F49])^2" office:value-type="float" office:value="0.00000000000493335629442981" calcext:value-type="float">
            <text:p>4.93335629442981E-12</text:p>
          </table:table-cell>
          <table:table-cell table:formula="of:=[.G49]+[.$B$5]/[.$B$6]" office:value-type="float" office:value="0.800000000004933" calcext:value-type="float">
            <text:p>0.800000000004933</text:p>
          </table:table-cell>
          <table:table-cell table:formula="of:=[.G49]/[.$B$5]" office:value-type="float" office:value="0.000000000000411113024535817" calcext:value-type="float">
            <text:p>4.11113024535817E-13</text:p>
          </table:table-cell>
          <table:table-cell table:formula="of:=[.I49]+1/[.$B$6]" office:value-type="float" office:value="0.0666666666670778" calcext:value-type="float">
            <text:p>0.066666666667078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([.$B$5]/[.$B$6])^[.A50]/FACT([.A50])" office:value-type="float" office:value="0.00000000000882855271477494" calcext:value-type="float">
            <text:p>8.82855271477494E-12</text:p>
          </table:table-cell>
          <table:table-cell table:formula="of:=SUM([.B$37:.$B49])" office:value-type="float" office:value="2.22554092848311" calcext:value-type="float">
            <text:p>2.22554092848311</text:p>
          </table:table-cell>
          <table:table-cell table:formula="of:=+[.B50]/(1-[.$B$5]/([.A50]*[.$B$6]))" office:value-type="float" office:value="0.00000000000940747420426838" calcext:value-type="float">
            <text:p>9.40747420426838E-12</text:p>
          </table:table-cell>
          <table:table-cell table:formula="of:=1/([.C50]+[.D50])" office:value-type="float" office:value="0.449328964117212" calcext:value-type="float">
            <text:p>0.449328964117212</text:p>
          </table:table-cell>
          <table:table-cell table:formula="of:=[.$B$5]/([.$B$6]*[.A50])" office:value-type="float" office:value="0.0615384615384615" calcext:value-type="float">
            <text:p>0.061538461538462</text:p>
          </table:table-cell>
          <table:table-cell table:formula="of:=+[.E50]*[.B50]*[.F50]/(1-[.F50])^2" office:value-type="float" office:value="0.000000000000277183648469725" calcext:value-type="float">
            <text:p>2.77183648469725E-13</text:p>
          </table:table-cell>
          <table:table-cell table:formula="of:=[.G50]+[.$B$5]/[.$B$6]" office:value-type="float" office:value="0.800000000000277" calcext:value-type="float">
            <text:p>0.800000000000277</text:p>
          </table:table-cell>
          <table:table-cell table:formula="of:=[.G50]/[.$B$5]" office:value-type="float" office:value="0.0000000000000230986373724771" calcext:value-type="float">
            <text:p>2.30986373724771E-14</text:p>
          </table:table-cell>
          <table:table-cell table:formula="of:=[.I50]+1/[.$B$6]" office:value-type="float" office:value="0.0666666666666898" calcext:value-type="float">
            <text:p>0.06666666666669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([.$B$5]/[.$B$6])^[.A51]/FACT([.A51])" office:value-type="float" office:value="0.000000000000504488726558568" calcext:value-type="float">
            <text:p>5.04488726558568E-13</text:p>
          </table:table-cell>
          <table:table-cell table:formula="of:=SUM([.B$37:.$B50])" office:value-type="float" office:value="2.22554092849193" calcext:value-type="float">
            <text:p>2.22554092849193</text:p>
          </table:table-cell>
          <table:table-cell table:formula="of:=+[.B51]/(1-[.$B$5]/([.A51]*[.$B$6]))" office:value-type="float" office:value="0.000000000000535063800895451" calcext:value-type="float">
            <text:p>5.35063800895451E-13</text:p>
          </table:table-cell>
          <table:table-cell table:formula="of:=1/([.C51]+[.D51])" office:value-type="float" office:value="0.449328964117221" calcext:value-type="float">
            <text:p>0.449328964117221</text:p>
          </table:table-cell>
          <table:table-cell table:formula="of:=[.$B$5]/([.$B$6]*[.A51])" office:value-type="float" office:value="0.0571428571428571" calcext:value-type="float">
            <text:p>0.057142857142857</text:p>
          </table:table-cell>
          <table:table-cell table:formula="of:=+[.E51]*[.B51]*[.F51]/(1-[.F51])^2" office:value-type="float" office:value="0.0000000000000145708886904834" calcext:value-type="float">
            <text:p>1.45708886904834E-14</text:p>
          </table:table-cell>
          <table:table-cell table:formula="of:=[.G51]+[.$B$5]/[.$B$6]" office:value-type="float" office:value="0.800000000000015" calcext:value-type="float">
            <text:p>0.800000000000015</text:p>
          </table:table-cell>
          <table:table-cell table:formula="of:=[.G51]/[.$B$5]" office:value-type="float" office:value="1.21424072420695E-015" calcext:value-type="float">
            <text:p>1.21424072420695E-15</text:p>
          </table:table-cell>
          <table:table-cell table:formula="of:=[.I51]+1/[.$B$6]" office:value-type="float" office:value="0.0666666666666679" calcext:value-type="float">
            <text:p>0.066666666666668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([.$B$5]/[.$B$6])^[.A52]/FACT([.A52])" office:value-type="float" office:value="0.000000000000026906065416457" calcext:value-type="float">
            <text:p>2.6906065416457E-14</text:p>
          </table:table-cell>
          <table:table-cell table:formula="of:=SUM([.B$37:.$B51])" office:value-type="float" office:value="2.22554092849244" calcext:value-type="float">
            <text:p>2.22554092849244</text:p>
          </table:table-cell>
          <table:table-cell table:formula="of:=+[.B52]/(1-[.$B$5]/([.A52]*[.$B$6]))" office:value-type="float" office:value="0.0000000000000284219000878067" calcext:value-type="float">
            <text:p>2.84219000878067E-14</text:p>
          </table:table-cell>
          <table:table-cell table:formula="of:=1/([.C52]+[.D52])" office:value-type="float" office:value="0.449328964117222" calcext:value-type="float">
            <text:p>0.449328964117222</text:p>
          </table:table-cell>
          <table:table-cell table:formula="of:=[.$B$5]/([.$B$6]*[.A52])" office:value-type="float" office:value="0.0533333333333333" calcext:value-type="float">
            <text:p>0.053333333333333</text:p>
          </table:table-cell>
          <table:table-cell table:formula="of:=+[.E52]*[.B52]*[.F52]/(1-[.F52])^2" office:value-type="float" office:value="7.19480728151963E-016" calcext:value-type="float">
            <text:p>7.19480728151963E-16</text:p>
          </table:table-cell>
          <table:table-cell table:formula="of:=[.G52]+[.$B$5]/[.$B$6]" office:value-type="float" office:value="0.800000000000001" calcext:value-type="float">
            <text:p>0.800000000000001</text:p>
          </table:table-cell>
          <table:table-cell table:formula="of:=[.G52]/[.$B$5]" office:value-type="float" office:value="5.99567273459969E-017" calcext:value-type="float">
            <text:p>5.99567273459969E-17</text:p>
          </table:table-cell>
          <table:table-cell table:formula="of:=[.I52]+1/[.$B$6]" office:value-type="float" office:value="0.0666666666666667" calcext:value-type="float">
            <text:p>0.066666666666667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([.$B$5]/[.$B$6])^[.A53]/FACT([.A53])" office:value-type="float" office:value="1.34530327082285E-015" calcext:value-type="float">
            <text:p>1.34530327082285E-15</text:p>
          </table:table-cell>
          <table:table-cell table:formula="of:=SUM([.B$37:.$B52])" office:value-type="float" office:value="2.22554092849247" calcext:value-type="float">
            <text:p>2.22554092849247</text:p>
          </table:table-cell>
          <table:table-cell table:formula="of:=+[.B53]/(1-[.$B$5]/([.A53]*[.$B$6]))" office:value-type="float" office:value="1.41610870612931E-015" calcext:value-type="float">
            <text:p>1.41610870612931E-15</text:p>
          </table:table-cell>
          <table:table-cell table:formula="of:=1/([.C53]+[.D53])" office:value-type="float" office:value="0.449328964117222" calcext:value-type="float">
            <text:p>0.449328964117222</text:p>
          </table:table-cell>
          <table:table-cell table:formula="of:=[.$B$5]/([.$B$6]*[.A53])" office:value-type="float" office:value="0.05" calcext:value-type="float">
            <text:p>0.05</text:p>
          </table:table-cell>
          <table:table-cell table:formula="of:=+[.E53]*[.B53]*[.F53]/(1-[.F53])^2" office:value-type="float" office:value="3.34894030527613E-017" calcext:value-type="float">
            <text:p>3.34894030527613E-17</text:p>
          </table:table-cell>
          <table:table-cell table:formula="of:=[.G53]+[.$B$5]/[.$B$6]" office:value-type="float" office:value="0.8" calcext:value-type="float">
            <text:p>0.8</text:p>
          </table:table-cell>
          <table:table-cell table:formula="of:=[.G53]/[.$B$5]" office:value-type="float" office:value="2.79078358773011E-018" calcext:value-type="float">
            <text:p>2.79078358773011E-18</text:p>
          </table:table-cell>
          <table:table-cell table:formula="of:=[.I53]+1/[.$B$6]" office:value-type="float" office:value="0.0666666666666667" calcext:value-type="float">
            <text:p>0.066666666666667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([.$B$5]/[.$B$6])^[.A54]/FACT([.A54])" office:value-type="float" office:value="6.33083892151929E-017" calcext:value-type="float">
            <text:p>6.33083892151929E-17</text:p>
          </table:table-cell>
          <table:table-cell table:formula="of:=SUM([.B$37:.$B53])" office:value-type="float" office:value="2.22554092849247" calcext:value-type="float">
            <text:p>2.22554092849247</text:p>
          </table:table-cell>
          <table:table-cell table:formula="of:=+[.B54]/(1-[.$B$5]/([.A54]*[.$B$6]))" office:value-type="float" office:value="6.64347294233506E-017" calcext:value-type="float">
            <text:p>6.64347294233506E-17</text:p>
          </table:table-cell>
          <table:table-cell table:formula="of:=1/([.C54]+[.D54])" office:value-type="float" office:value="0.449328964117222" calcext:value-type="float">
            <text:p>0.449328964117222</text:p>
          </table:table-cell>
          <table:table-cell table:formula="of:=[.$B$5]/([.$B$6]*[.A54])" office:value-type="float" office:value="0.0470588235294118" calcext:value-type="float">
            <text:p>0.047058823529412</text:p>
          </table:table-cell>
          <table:table-cell table:formula="of:=+[.E54]*[.B54]*[.F54]/(1-[.F54])^2" office:value-type="float" office:value="1.47412583472603E-018" calcext:value-type="float">
            <text:p>1.47412583472603E-18</text:p>
          </table:table-cell>
          <table:table-cell table:formula="of:=[.G54]+[.$B$5]/[.$B$6]" office:value-type="float" office:value="0.8" calcext:value-type="float">
            <text:p>0.8</text:p>
          </table:table-cell>
          <table:table-cell table:formula="of:=[.G54]/[.$B$5]" office:value-type="float" office:value="1.22843819560502E-019" calcext:value-type="float">
            <text:p>1.22843819560502E-19</text:p>
          </table:table-cell>
          <table:table-cell table:formula="of:=[.I54]+1/[.$B$6]" office:value-type="float" office:value="0.0666666666666667" calcext:value-type="float">
            <text:p>0.066666666666667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([.$B$5]/[.$B$6])^[.A55]/FACT([.A55])" office:value-type="float" office:value="2.81370618734191E-018" calcext:value-type="float">
            <text:p>2.81370618734191E-18</text:p>
          </table:table-cell>
          <table:table-cell table:formula="of:=SUM([.B$37:.$B54])" office:value-type="float" office:value="2.22554092849247" calcext:value-type="float">
            <text:p>2.22554092849247</text:p>
          </table:table-cell>
          <table:table-cell table:formula="of:=+[.B55]/(1-[.$B$5]/([.A55]*[.$B$6]))" office:value-type="float" office:value="2.94457624256711E-018" calcext:value-type="float">
            <text:p>2.94457624256711E-18</text:p>
          </table:table-cell>
          <table:table-cell table:formula="of:=1/([.C55]+[.D55])" office:value-type="float" office:value="0.449328964117222" calcext:value-type="float">
            <text:p>0.449328964117222</text:p>
          </table:table-cell>
          <table:table-cell table:formula="of:=[.$B$5]/([.$B$6]*[.A55])" office:value-type="float" office:value="0.0444444444444444" calcext:value-type="float">
            <text:p>0.044444444444445</text:p>
          </table:table-cell>
          <table:table-cell table:formula="of:=+[.E55]*[.B55]*[.F55]/(1-[.F55])^2" office:value-type="float" office:value="6.15387624575284E-020" calcext:value-type="float">
            <text:p>6.15387624575284E-20</text:p>
          </table:table-cell>
          <table:table-cell table:formula="of:=[.G55]+[.$B$5]/[.$B$6]" office:value-type="float" office:value="0.8" calcext:value-type="float">
            <text:p>0.8</text:p>
          </table:table-cell>
          <table:table-cell table:formula="of:=[.G55]/[.$B$5]" office:value-type="float" office:value="5.12823020479403E-021" calcext:value-type="float">
            <text:p>5.12823020479403E-21</text:p>
          </table:table-cell>
          <table:table-cell table:formula="of:=[.I55]+1/[.$B$6]" office:value-type="float" office:value="0.0666666666666667" calcext:value-type="float">
            <text:p>0.066666666666667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([.$B$5]/[.$B$6])^[.A56]/FACT([.A56])" office:value-type="float" office:value="1.18471839467028E-019" calcext:value-type="float">
            <text:p>1.18471839467028E-19</text:p>
          </table:table-cell>
          <table:table-cell table:formula="of:=SUM([.B$37:.$B55])" office:value-type="float" office:value="2.22554092849247" calcext:value-type="float">
            <text:p>2.22554092849247</text:p>
          </table:table-cell>
          <table:table-cell table:formula="of:=+[.B56]/(1-[.$B$5]/([.A56]*[.$B$6]))" office:value-type="float" office:value="1.23679392850194E-019" calcext:value-type="float">
            <text:p>1.23679392850194E-19</text:p>
          </table:table-cell>
          <table:table-cell table:formula="of:=1/([.C56]+[.D56])" office:value-type="float" office:value="0.449328964117222" calcext:value-type="float">
            <text:p>0.449328964117222</text:p>
          </table:table-cell>
          <table:table-cell table:formula="of:=[.$B$5]/([.$B$6]*[.A56])" office:value-type="float" office:value="0.0421052631578947" calcext:value-type="float">
            <text:p>0.042105263157895</text:p>
          </table:table-cell>
          <table:table-cell table:formula="of:=+[.E56]*[.B56]*[.F56]/(1-[.F56])^2" office:value-type="float" office:value="2.44275751525382E-021" calcext:value-type="float">
            <text:p>2.44275751525382E-21</text:p>
          </table:table-cell>
          <table:table-cell table:formula="of:=[.G56]+[.$B$5]/[.$B$6]" office:value-type="float" office:value="0.8" calcext:value-type="float">
            <text:p>0.8</text:p>
          </table:table-cell>
          <table:table-cell table:formula="of:=[.G56]/[.$B$5]" office:value-type="float" office:value="2.03563126271152E-022" calcext:value-type="float">
            <text:p>2.03563126271152E-22</text:p>
          </table:table-cell>
          <table:table-cell table:formula="of:=[.I56]+1/[.$B$6]" office:value-type="float" office:value="0.0666666666666667" calcext:value-type="float">
            <text:p>0.066666666666667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$B$5]/[.$B$6])^[.A57]/FACT([.A57])" office:value-type="float" office:value="4.73887357868111E-021" calcext:value-type="float">
            <text:p>4.73887357868111E-21</text:p>
          </table:table-cell>
          <table:table-cell table:formula="of:=SUM([.B$37:.$B56])" office:value-type="float" office:value="2.22554092849247" calcext:value-type="float">
            <text:p>2.22554092849247</text:p>
          </table:table-cell>
          <table:table-cell table:formula="of:=+[.B57]/(1-[.$B$5]/([.A57]*[.$B$6]))" office:value-type="float" office:value="4.93632664445949E-021" calcext:value-type="float">
            <text:p>4.93632664445949E-21</text:p>
          </table:table-cell>
          <table:table-cell table:formula="of:=1/([.C57]+[.D57])" office:value-type="float" office:value="0.449328964117222" calcext:value-type="float">
            <text:p>0.449328964117222</text:p>
          </table:table-cell>
          <table:table-cell table:formula="of:=[.$B$5]/([.$B$6]*[.A57])" office:value-type="float" office:value="0.04" calcext:value-type="float">
            <text:p>0.04</text:p>
          </table:table-cell>
          <table:table-cell table:formula="of:=+[.E57]*[.B57]*[.F57]/(1-[.F57])^2" office:value-type="float" office:value="9.24181057374675E-023" calcext:value-type="float">
            <text:p>9.24181057374675E-23</text:p>
          </table:table-cell>
          <table:table-cell table:formula="of:=[.G57]+[.$B$5]/[.$B$6]" office:value-type="float" office:value="0.8" calcext:value-type="float">
            <text:p>0.8</text:p>
          </table:table-cell>
          <table:table-cell table:formula="of:=[.G57]/[.$B$5]" office:value-type="float" office:value="7.70150881145563E-024" calcext:value-type="float">
            <text:p>7.70150881145563E-24</text:p>
          </table:table-cell>
          <table:table-cell table:formula="of:=[.I57]+1/[.$B$6]" office:value-type="float" office:value="0.0666666666666667" calcext:value-type="float">
            <text:p>0.066666666666667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([.$B$5]/[.$B$6])^[.A58]/FACT([.A58])" office:value-type="float" office:value="1.8052851728309E-022" calcext:value-type="float">
            <text:p>1.8052851728309E-22</text:p>
          </table:table-cell>
          <table:table-cell table:formula="of:=SUM([.B$37:.$B57])" office:value-type="float" office:value="2.22554092849247" calcext:value-type="float">
            <text:p>2.22554092849247</text:p>
          </table:table-cell>
          <table:table-cell table:formula="of:=+[.B58]/(1-[.$B$5]/([.A58]*[.$B$6]))" office:value-type="float" office:value="1.87678161531925E-022" calcext:value-type="float">
            <text:p>1.87678161531925E-22</text:p>
          </table:table-cell>
          <table:table-cell table:formula="of:=1/([.C58]+[.D58])" office:value-type="float" office:value="0.449328964117222" calcext:value-type="float">
            <text:p>0.449328964117222</text:p>
          </table:table-cell>
          <table:table-cell table:formula="of:=[.$B$5]/([.$B$6]*[.A58])" office:value-type="float" office:value="0.0380952380952381" calcext:value-type="float">
            <text:p>0.038095238095238</text:p>
          </table:table-cell>
          <table:table-cell table:formula="of:=+[.E58]*[.B58]*[.F58]/(1-[.F58])^2" office:value-type="float" office:value="3.33977163994315E-024" calcext:value-type="float">
            <text:p>3.33977163994315E-24</text:p>
          </table:table-cell>
          <table:table-cell table:formula="of:=[.G58]+[.$B$5]/[.$B$6]" office:value-type="float" office:value="0.8" calcext:value-type="float">
            <text:p>0.8</text:p>
          </table:table-cell>
          <table:table-cell table:formula="of:=[.G58]/[.$B$5]" office:value-type="float" office:value="2.78314303328596E-025" calcext:value-type="float">
            <text:p>2.78314303328596E-25</text:p>
          </table:table-cell>
          <table:table-cell table:formula="of:=[.I58]+1/[.$B$6]" office:value-type="float" office:value="0.0666666666666667" calcext:value-type="float">
            <text:p>0.066666666666667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([.$B$5]/[.$B$6])^[.A59]/FACT([.A59])" office:value-type="float" office:value="6.56467335574872E-024" calcext:value-type="float">
            <text:p>6.56467335574872E-24</text:p>
          </table:table-cell>
          <table:table-cell table:formula="of:=SUM([.B$37:.$B58])" office:value-type="float" office:value="2.22554092849247" calcext:value-type="float">
            <text:p>2.22554092849247</text:p>
          </table:table-cell>
          <table:table-cell table:formula="of:=+[.B59]/(1-[.$B$5]/([.A59]*[.$B$6]))" office:value-type="float" office:value="6.81239687860716E-024" calcext:value-type="float">
            <text:p>6.81239687860716E-24</text:p>
          </table:table-cell>
          <table:table-cell table:formula="of:=1/([.C59]+[.D59])" office:value-type="float" office:value="0.449328964117222" calcext:value-type="float">
            <text:p>0.449328964117222</text:p>
          </table:table-cell>
          <table:table-cell table:formula="of:=[.$B$5]/([.$B$6]*[.A59])" office:value-type="float" office:value="0.0363636363636364" calcext:value-type="float">
            <text:p>0.036363636363636</text:p>
          </table:table-cell>
          <table:table-cell table:formula="of:=+[.E59]*[.B59]*[.F59]/(1-[.F59])^2" office:value-type="float" office:value="1.15509706891319E-025" calcext:value-type="float">
            <text:p>1.15509706891319E-25</text:p>
          </table:table-cell>
          <table:table-cell table:formula="of:=[.G59]+[.$B$5]/[.$B$6]" office:value-type="float" office:value="0.8" calcext:value-type="float">
            <text:p>0.8</text:p>
          </table:table-cell>
          <table:table-cell table:formula="of:=[.G59]/[.$B$5]" office:value-type="float" office:value="9.6258089076099E-027" calcext:value-type="float">
            <text:p>9.6258089076099E-27</text:p>
          </table:table-cell>
          <table:table-cell table:formula="of:=[.I59]+1/[.$B$6]" office:value-type="float" office:value="0.0666666666666667" calcext:value-type="float">
            <text:p>0.066666666666667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stant Service" table:style-name="ta3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8" table:default-cell-style-name="ce3"/>
        <table:table-column table:style-name="co4" table:default-cell-style-name="ce3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>
            <office:annotation draw:style-name="gr2" draw:text-style-name="P4" svg:width="1.678in" svg:height="0.8575in" svg:x="2.1102in" svg:y="0.0102in" draw:caption-point-x="-0.1083in" draw:caption-point-y="-0.0063in">
              <dc:date>2022-03-25T00:00:00</dc:date>
              <text:p text:style-name="P3">Created by Excel OM/QM version 5.3.141</text:p>
            </office:annotation>
            <text:p>Waiting Lines</text:p>
          </table:table-cell>
          <table:table-cell table:style-name="ce14"/>
          <table:table-cell table:style-name="ce14" office:value-type="string" calcext:value-type="string">
            <text:p>Constant/Deterministic Service Times Model (M/D/1)</text:p>
          </table:table-cell>
          <table:table-cell table:style-name="ce14" table:number-columns-repeated="5"/>
          <table:table-cell table:number-columns-repeated="1016"/>
        </table:table-row>
        <table:table-row table:style-name="ro2">
          <table:table-cell table:style-name="ce2">
            <draw:custom-shape table:end-cell-address="'Constant Service'.D3" table:end-x="4.3134in" table:end-y="0.2012in" draw:z-index="0" draw:name="messageTextbox" draw:style-name="gr5" draw:text-style-name="P5" svg:width="7.1465in" svg:height="0.4165in" svg:x="0.278in" svg:y="0.0004in">
              <text:p text:style-name="P1"><text:span text:style-name="T1">The arrival RATE and service RATE both must be rates and use the same time unit. Given a time such as 10 minutes, convert it to a rate such as 6 per hour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office:annotation draw:style-name="gr3" draw:text-style-name="P4" svg:width="2.111in" svg:height="0.8543in" svg:x="1.3748in" svg:y="0.6524in" draw:caption-point-x="0.6272in" draw:caption-point-y="0.0736in">
              <dc:date>2022-03-25T00:00:00</dc:date>
              <text:p text:style-name="P3">Waiting Lines: Submodel = <text:s/>0; Problem size @ <text:s/>2 by 2</text:p>
            </office:annotation>
            <text:p>Data</text:p>
          </table:table-cell>
          <table:table-cell table:number-columns-repeated="2"/>
          <table:table-cell table:style-name="ce10" office:value-type="string" calcext:value-type="string">
            <text:p>Results</text:p>
          </table:table-cell>
          <table:table-cell/>
          <table:table-cell office:value-type="string" calcext:value-type="string">
            <text:p>in min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rrival rate (<text:span text:style-name="T3">l</text:span><text:span text:style-name="T4">)</text:span></text:p>
          </table:table-cell>
          <table:table-cell table:style-name="ce15" office:value-type="float" office:value="0.2" calcext:value-type="float">
            <text:p>0.2</text:p>
          </table:table-cell>
          <table:table-cell/>
          <table:table-cell table:style-name="ce11" office:value-type="string" calcext:value-type="string">
            <text:p>Average server utilization(<text:span text:style-name="T5">r</text:span><text:span text:style-name="T6">)</text:span></text:p>
          </table:table-cell>
          <table:table-cell table:style-name="ce23" table:formula="of:=[.B5]/[.B6]" office:value-type="float" office:value="0.0666666666666667" calcext:value-type="float">
            <text:p>0.06666666666666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Service rate (<text:span text:style-name="T3">m</text:span><text:span text:style-name="T4">)</text:span>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Average number of customers in the queue(L<text:span text:style-name="T7">q</text:span><text:span text:style-name="T8">)</text:span></text:p>
          </table:table-cell>
          <table:table-cell table:style-name="ce26" table:formula="of:=[.B5]^2/(2*([.B6]*([.B6]-[.B5])))" office:value-type="float" office:value="0.00238095238095238" calcext:value-type="float">
            <text:p>0.00238095238095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Number of servers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verage number of customers in the system(L<text:span text:style-name="T7">s</text:span><text:span text:style-name="T8">)</text:span></text:p>
          </table:table-cell>
          <table:table-cell table:style-name="ce26" table:formula="of:=[.E6]+[.B5]/[.B6]" office:value-type="float" office:value="0.0690476190476191" calcext:value-type="float">
            <text:p>0.06904761904761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Server cost $/time)</text:p>
          </table:table-cell>
          <table:table-cell table:style-name="ce16"/>
          <table:table-cell/>
          <table:table-cell table:style-name="ce12" office:value-type="string" calcext:value-type="string">
            <text:p>Average waiting time in the queue(W<text:span text:style-name="T7">q</text:span><text:span text:style-name="T8">)</text:span></text:p>
          </table:table-cell>
          <table:table-cell table:style-name="ce26" table:formula="of:=[.B5]/(2*([.B6]*([.B6]-[.B5])))" office:value-type="float" office:value="0.0119047619047619" calcext:value-type="float">
            <text:p>0.011904761904762</text:p>
          </table:table-cell>
          <table:table-cell table:formula="of:=[.E8]*60" office:value-type="float" office:value="0.714285714285714" calcext:value-type="float">
            <text:p>0.714285714285714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Waiting cost ($/time)</text:p>
          </table:table-cell>
          <table:table-cell table:style-name="ce18"/>
          <table:table-cell/>
          <table:table-cell table:style-name="ce12" office:value-type="string" calcext:value-type="string">
            <text:p>Average time in the system(W<text:span text:style-name="T7">s</text:span><text:span text:style-name="T8">)</text:span></text:p>
          </table:table-cell>
          <table:table-cell table:style-name="ce26" table:formula="of:=[.E8]+1/[.B6]" office:value-type="float" office:value="0.345238095238095" calcext:value-type="float">
            <text:p>0.345238095238095</text:p>
          </table:table-cell>
          <table:table-cell table:formula="of:=[.E9]*60" office:value-type="float" office:value="20.7142857142857" calcext:value-type="float">
            <text:p>20.7142857142857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12" office:value-type="string" calcext:value-type="string">
            <text:p>Probability (% of time) system is empty (P<text:span text:style-name="T7">0</text:span><text:span text:style-name="T8">)</text:span></text:p>
          </table:table-cell>
          <table:table-cell table:style-name="ce26" table:formula="of:=1-[.E5]" office:value-type="float" office:value="0.933333333333333" calcext:value-type="float">
            <text:p>0.933333333333333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2"/>
          <table:table-cell table:style-name="ce12" office:value-type="string" calcext:value-type="string">
            <text:p>Cost - based on waiting</text:p>
          </table:table-cell>
          <table:table-cell table:style-name="ce26" table:formula="of:=[.B8]+[.B9]*[.E6]" office:value-type="float" office:value="0" calcext:value-type="float">
            <text:p>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13" office:value-type="string" calcext:value-type="string">
            <text:p>Cost - based on system</text:p>
          </table:table-cell>
          <table:table-cell table:style-name="ce27" table:formula="of:=[.B8]+[.B9]*[.E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formula="of:=60/3" office:value-type="float" office:value="20" calcext:value-type="float">
            <text:p>20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mitedPop" table:style-name="ta4">
        <office:forms form:automatic-focus="false" form:apply-design-mode="false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2" table:number-columns-repeated="1020" table:default-cell-style-name="ce50"/>
        <table:table-row table:style-name="ro7">
          <table:table-cell table:style-name="ce48" office:value-type="string" calcext:value-type="string">
            <text:p>Waiting Lines</text:p>
          </table:table-cell>
          <table:table-cell table:style-name="ce58"/>
          <table:table-cell table:style-name="ce58" office:value-type="string" calcext:value-type="string">
            <text:p>M/M/s with a limited population</text:p>
          </table:table-cell>
          <table:table-cell table:style-name="ce58" table:number-columns-repeated="5"/>
          <table:table-cell table:number-columns-repeated="1016"/>
        </table:table-row>
        <table:table-row table:style-name="ro2">
          <table:table-cell table:style-name="ce49">
            <draw:custom-shape table:end-cell-address="LimitedPop.D3" table:end-x="2.6248in" table:end-y="0.1421in" draw:z-index="0" draw:name="messageTextbox" draw:style-name="gr6" draw:text-style-name="P7" svg:width="9.4138in" svg:height="0.3575in" svg:x="0.2744in" svg:y="0.0004in">
              <text:p text:style-name="P6"><text:span text:style-name="T2">Enter the data. The time unit for the arrival RATE and service RATE must be the same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51" office:value-type="string" calcext:value-type="string">
            <office:annotation draw:style-name="gr7" draw:text-style-name="P4" svg:width="1.7413in" svg:height="0.8579in" svg:x="3.6492in" svg:y="0.6213in" draw:caption-point-x="-0.1083in" draw:caption-point-y="0.0839in">
              <dc:date>2022-03-25T00:00:00</dc:date>
              <text:p text:style-name="P3">Waiting Lines: Submodel = <text:s/>0; Problem size @ <text:s/>0 by 0</text:p>
            </office:annotation>
            <text:p>Data</text:p>
          </table:table-cell>
          <table:table-cell table:number-columns-repeated="2"/>
          <table:table-cell table:style-name="ce56" office:value-type="string" calcext:value-type="string">
            <text:p>Results</text:p>
          </table:table-cell>
          <table:table-cell table:number-columns-repeated="1020"/>
        </table:table-row>
        <table:table-row table:style-name="ro8">
          <table:table-cell table:style-name="ce52" office:value-type="string" calcext:value-type="string">
            <text:p>Arrival <text:span text:style-name="T9">rate</text:span><text:span text:style-name="T10"> per customer</text:span></text:p>
          </table:table-cell>
          <table:table-cell table:style-name="ce59" office:value-type="float" office:value="0.2" calcext:value-type="float">
            <text:p>0.2</text:p>
          </table:table-cell>
          <table:table-cell table:style-name="ce64" office:value-type="string" calcext:value-type="string">
            <text:p>enter time unit here</text:p>
          </table:table-cell>
          <table:table-cell table:style-name="ce65" office:value-type="string" calcext:value-type="string">
            <text:p>Average server utilization(r)</text:p>
          </table:table-cell>
          <table:table-cell table:style-name="ce71" table:formula="of:=[.E11]/([.B11]*[.B7])" office:value-type="float" office:value="0.480744429584653" calcext:value-type="float">
            <text:p>0.480744429584653</text:p>
          </table:table-cell>
          <table:table-cell table:number-columns-repeated="1019"/>
        </table:table-row>
        <table:table-row table:style-name="ro2">
          <table:table-cell table:style-name="ce53" office:value-type="string" calcext:value-type="string">
            <text:p>Service <text:span text:style-name="T11">rate</text:span></text:p>
          </table:table-cell>
          <table:table-cell table:style-name="ce60" office:value-type="float" office:value="3" calcext:value-type="float">
            <text:p>3</text:p>
          </table:table-cell>
          <table:table-cell/>
          <table:table-cell table:style-name="ce66" office:value-type="string" calcext:value-type="string">
            <text:p>Average number of customers in the queue(L)</text:p>
          </table:table-cell>
          <table:table-cell table:style-name="ce72" table:formula="of:=SUMPRODUCT([.$B$21:.$B$51];[.D21:.D51])" office:value-type="float" office:value="0.308089126645557" calcext:value-type="float">
            <text:p>0.308089126645557</text:p>
          </table:table-cell>
          <table:table-cell table:number-columns-repeated="1019"/>
        </table:table-row>
        <table:table-row table:style-name="ro5">
          <table:table-cell table:style-name="ce53" office:value-type="string" calcext:value-type="string">
            <text:p>Number of servers/channels, M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66" office:value-type="string" calcext:value-type="string">
            <text:p>Average number of customers in the system(L<text:span text:style-name="T12">s</text:span><text:span text:style-name="T13"> = N - J)</text:span></text:p>
          </table:table-cell>
          <table:table-cell table:style-name="ce72" table:formula="of:=[.E6]+[.E11]/[.B11]" office:value-type="float" office:value="0.788833556230209" calcext:value-type="float">
            <text:p>0.788833556230209</text:p>
          </table:table-cell>
          <table:table-cell table:number-columns-repeated="1019"/>
        </table:table-row>
        <table:table-row table:style-name="ro6">
          <table:table-cell table:style-name="ce54" office:value-type="string" calcext:value-type="string">
            <text:p>Population size (potential customers), N</text:p>
          </table:table-cell>
          <table:table-cell table:style-name="ce61" office:value-type="float" office:value="8" calcext:value-type="float">
            <text:p>8</text:p>
          </table:table-cell>
          <table:table-cell/>
          <table:table-cell table:style-name="ce66" office:value-type="string" calcext:value-type="string">
            <text:p>Average waiting time in the queue(W)</text:p>
          </table:table-cell>
          <table:table-cell table:style-name="ce72" table:formula="of:=[.E6]/[.E11]" office:value-type="float" office:value="0.21361948101457" calcext:value-type="float">
            <text:p>0.21361948101457</text:p>
          </table:table-cell>
          <table:table-cell table:style-name="ce62" table:formula="of:=[.C5]" office:value-type="string" office:string-value="enter time unit here" calcext:value-type="string">
            <text:p>enter time unit here</text:p>
          </table:table-cell>
          <table:table-cell table:style-name="ce62"/>
          <table:table-cell table:number-columns-repeated="1017"/>
        </table:table-row>
        <table:table-row table:style-name="ro9">
          <table:table-cell table:number-columns-repeated="3"/>
          <table:table-cell table:style-name="ce66" office:value-type="string" calcext:value-type="string">
            <text:p>Average time in the system(W<text:span text:style-name="T12">s</text:span><text:span text:style-name="T13">)</text:span></text:p>
          </table:table-cell>
          <table:table-cell table:style-name="ce72" table:formula="of:=[.E8]+1/[.B11]" office:value-type="float" office:value="0.546952814347903" calcext:value-type="float">
            <text:p>0.546952814347903</text:p>
          </table:table-cell>
          <table:table-cell table:style-name="ce62" table:formula="of:=[.C5]" office:value-type="string" office:string-value="enter time unit here" calcext:value-type="string">
            <text:p>enter time unit here</text:p>
          </table:table-cell>
          <table:table-cell table:style-name="ce62"/>
          <table:table-cell table:number-columns-repeated="1017"/>
        </table:table-row>
        <table:table-row table:style-name="ro4">
          <table:table-cell table:style-name="ce55" office:value-type="string" calcext:value-type="string">
            <text:p>(l - used for computations)</text:p>
          </table:table-cell>
          <table:table-cell table:style-name="ce62" table:formula="of:=[.B5]" office:value-type="float" office:value="0.2" calcext:value-type="float">
            <text:p>0.2</text:p>
          </table:table-cell>
          <table:table-cell/>
          <table:table-cell table:style-name="ce66" office:value-type="string" calcext:value-type="string">
            <text:p>Probability (% of time) system is empty (P<text:span text:style-name="T12">0</text:span><text:span text:style-name="T13">)</text:span></text:p>
          </table:table-cell>
          <table:table-cell table:style-name="ce72" table:formula="of:=INDEX([.K21:.K51];[.B7]+1)" office:value-type="float" office:value="0.519255570415347" calcext:value-type="float">
            <text:p>0.519255570415347</text:p>
          </table:table-cell>
          <table:table-cell table:number-columns-repeated="1019"/>
        </table:table-row>
        <table:table-row table:style-name="ro3">
          <table:table-cell table:style-name="ce54" office:value-type="string" calcext:value-type="string">
            <text:p>(m - used for computations)</text:p>
          </table:table-cell>
          <table:table-cell table:style-name="ce63" table:formula="of:=[.B6]" office:value-type="float" office:value="3" calcext:value-type="float">
            <text:p>3</text:p>
          </table:table-cell>
          <table:table-cell/>
          <table:table-cell table:style-name="ce67" office:value-type="string" calcext:value-type="string">
            <text:p>Effective arrival rate</text:p>
          </table:table-cell>
          <table:table-cell table:style-name="ce73" table:formula="of:=SUMPRODUCT([.B21:.B51];[.E21:.E51])" office:value-type="float" office:value="1.44223328875396" calcext:value-type="float">
            <text:p>1.4422332887539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"/>
          <table:table-cell table:style-name="ce68" office:value-type="string" calcext:value-type="string">
            <text:p>Service Factor, X</text:p>
          </table:table-cell>
          <table:table-cell table:style-name="ce74" table:formula="of:=[.B6]/([.B5]+[.B6])" office:value-type="float" office:value="0.9375" calcext:value-type="float">
            <text:p>0.937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9" office:value-type="string" calcext:value-type="string">
            <text:p>Probability that a customer will have to wait in line, D</text:p>
          </table:table-cell>
          <table:table-cell table:style-name="ce75" table:formula="of:=[.B10]*[.L19]/[.E11]" office:value-type="float" office:value="0.423942770463753" calcext:value-type="float">
            <text:p>0.42394277046375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9" office:value-type="string" calcext:value-type="string">
            <text:p>Efficiency Factor, F</text:p>
          </table:table-cell>
          <table:table-cell table:style-name="ce75" table:formula="of:=[.E16]/([.B8]*[.E13])" office:value-type="float" office:value="0.0640992572779537" calcext:value-type="float">
            <text:p>0.06409925727795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9" office:value-type="string" calcext:value-type="string">
            <text:p>Average number of customers being served, H</text:p>
          </table:table-cell>
          <table:table-cell table:style-name="ce75" table:formula="of:=[.E7]-[.E6]" office:value-type="float" office:value="0.480744429584653" calcext:value-type="float">
            <text:p>0.480744429584653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70" office:value-type="string" calcext:value-type="string">
            <text:p>Average number of customers not in queue or service, J</text:p>
          </table:table-cell>
          <table:table-cell table:style-name="ce76" table:formula="of:=[.B8]-[.E7]" office:value-type="float" office:value="7.21116644376979" calcext:value-type="float">
            <text:p>7.2111664437697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6" office:value-type="string" calcext:value-type="string">
            <text:p>Probabilities</text:p>
          </table:table-cell>
          <table:table-cell table:number-columns-repeated="7"/>
          <table:table-cell table:formula="of:=INDEX([.I21:.I51];[.B8]+1)" office:value-type="float" office:value="1.92583393799726" calcext:value-type="float">
            <text:p>1.92583393799726</text:p>
          </table:table-cell>
          <table:table-cell table:number-columns-repeated="2"/>
          <table:table-cell table:formula="of:=SUM([.L21:.L52])" office:value-type="float" office:value="3.05712188044701" calcext:value-type="float">
            <text:p>3.05712188044701</text:p>
          </table:table-cell>
          <table:table-cell table:number-columns-repeated="1012"/>
        </table:table-row>
        <table:table-row table:style-name="ro10">
          <table:table-cell table:style-name="ce57" office:value-type="string" calcext:value-type="string">
            <text:p>Number, n</text:p>
          </table:table-cell>
          <table:table-cell table:style-name="ce57" office:value-type="string" calcext:value-type="string">
            <text:p>Probability, P(n)</text:p>
          </table:table-cell>
          <table:table-cell table:style-name="ce57" office:value-type="string" calcext:value-type="string">
            <text:p>Cumulative Probability</text:p>
          </table:table-cell>
          <table:table-cell table:style-name="ce57" office:value-type="string" calcext:value-type="string">
            <text:p>Number waiting</text:p>
          </table:table-cell>
          <table:table-cell table:style-name="ce57" office:value-type="string" calcext:value-type="string">
            <text:p>Arrival rate(n)</text:p>
          </table:table-cell>
          <table:table-cell table:style-name="ce57" office:value-type="string" calcext:value-type="string">
            <text:p>Term 1</text:p>
          </table:table-cell>
          <table:table-cell table:style-name="ce57" office:value-type="string" calcext:value-type="string">
            <text:p>Sum term 1</text:p>
          </table:table-cell>
          <table:table-cell table:style-name="ce57" office:value-type="string" calcext:value-type="string">
            <text:p>Term 2</text:p>
          </table:table-cell>
          <table:table-cell table:style-name="ce57" office:value-type="string" calcext:value-type="string">
            <text:p>Sum term 2</text:p>
          </table:table-cell>
          <table:table-cell table:style-name="ce57" office:value-type="string" calcext:value-type="string">
            <text:p>Decum term 2</text:p>
          </table:table-cell>
          <table:table-cell table:style-name="ce57" office:value-type="string" calcext:value-type="string">
            <text:p>P0(s)</text:p>
          </table:table-cell>
          <table:table-cell table:style-name="ce57" office:value-type="string" calcext:value-type="string">
            <text:p>wtdsum2 term</text:p>
          </table:table-cell>
          <table:table-cell table:style-name="ce57"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E10]" office:value-type="float" office:value="0.519255570415347" calcext:value-type="float">
            <text:p>0.519255570415347</text:p>
          </table:table-cell>
          <table:table-cell table:formula="of:=[.E10]" office:value-type="float" office:value="0.519255570415347" calcext:value-type="float">
            <text:p>0.519255570415347</text:p>
          </table:table-cell>
          <table:table-cell table:formula="of:=IF([.A21]&lt;=[.$B$8];IF([.$B$7]&lt;[.A21];[.A21]-[.$B$7];0);&quot;&quot;)" office:value-type="float" office:value="0" calcext:value-type="float">
            <text:p>0</text:p>
          </table:table-cell>
          <table:table-cell table:formula="of:=IF([.A21]&lt;=[.$B$8];[.$B$10]*([.$B$8]-[.A21]);&quot;&quot;)" office:value-type="float" office:value="1.6" calcext:value-type="float">
            <text:p>1.6</text:p>
          </table:table-cell>
          <table:table-cell table:formula="of:=IF([.A21]&lt;=[.$B$7];COMBIN([.$B$8];([.$B$8]-[.A21]))*([.$B$10]/[.$B$11])^[.A21];&quot;&quot;)" office:value-type="float" office:value="1" calcext:value-type="float">
            <text:p>1</text:p>
          </table:table-cell>
          <table:table-cell table:formula="of:=IF([.A21]&lt;=[.$B$7];SUM([.F21:.$F$21]);&quot;&quot;)" office:value-type="float" office:value="1" calcext:value-type="float">
            <text:p>1</text:p>
          </table:table-cell>
          <table:table-cell table:formula="of:=IF([.A21]&lt;=[.$B$8];FACT([.$B$8])*([.$B$10]/[.$B$11])^[.A21]/(FACT([.$B$8]-[.A21])*FACT([.$B$7])*[.$B$7]^([.A21]-[.$B$7]));&quot;&quot;)" office:value-type="float" office:value="1" calcext:value-type="float">
            <text:p>1</text:p>
          </table:table-cell>
          <table:table-cell table:formula="of:=IF([.A21]&lt;=[.$B$8];SUM([.$H21:.H$21]);&quot;&quot;)" office:value-type="float" office:value="1" calcext:value-type="float">
            <text:p>1</text:p>
          </table:table-cell>
          <table:table-cell table:formula="of:=IF([.A21]&lt;=[.$B$8];[.$I$19]-[.I21];&quot;&quot;)" office:value-type="float" office:value="0.925833937997257" calcext:value-type="float">
            <text:p>0.925833937997257</text:p>
          </table:table-cell>
          <table:table-cell table:formula="of:=IF([.A21]=[.$B$7];1/([.G21]+[.J21]);&quot;&quot;)">
            <text:p/>
          </table:table-cell>
          <table:table-cell table:formula="of:=IF(AND([.A21]&gt;=[.$B$7];[.A21]&lt;=[.$B$8]);([.$B$8]-[.A21])*[.B21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IF([.A22]&lt;=[.$B$7];[.$E$10]*COMBIN([.$B$8];[.A22])*([.$B$10]/[.$B$11])^[.A22];IF([.A22]&lt;=[.$B$8];[.$E$10]*COMBIN([.$B$8];[.A22])*([.$B$10]/[.$B$11])^[.A22]*FACT([.A22])/FACT([.$B$7])/[.$B$7]^([.A22]-[.$B$7]);&quot;&quot;))" office:value-type="float" office:value="0.276936304221518" calcext:value-type="float">
            <text:p>0.276936304221518</text:p>
          </table:table-cell>
          <table:table-cell table:formula="of:=IF([.A22]&lt;=[.$B$8];[.C21] + [.B22];&quot;&quot;)" office:value-type="float" office:value="0.796191874636866" calcext:value-type="float">
            <text:p>0.796191874636866</text:p>
          </table:table-cell>
          <table:table-cell table:formula="of:=IF([.A22]&lt;=[.$B$8];IF([.$B$7]&lt;[.A22];[.A22]-[.$B$7];0);&quot;&quot;)" office:value-type="float" office:value="0" calcext:value-type="float">
            <text:p>0</text:p>
          </table:table-cell>
          <table:table-cell table:formula="of:=IF([.A22]&lt;=[.$B$8];[.$B$10]*([.$B$8]-[.A22]);&quot;&quot;)" office:value-type="float" office:value="1.4" calcext:value-type="float">
            <text:p>1.4</text:p>
          </table:table-cell>
          <table:table-cell table:formula="of:=IF([.A22]&lt;=[.$B$7];COMBIN([.$B$8];([.$B$8]-[.A22]))*([.$B$10]/[.$B$11])^[.A22];&quot;&quot;)" office:value-type="float" office:value="0.533333333333333" calcext:value-type="float">
            <text:p>0.533333333333333</text:p>
          </table:table-cell>
          <table:table-cell table:formula="of:=IF([.A22]&lt;=[.$B$7];SUM([.F$21:.$F22]);&quot;&quot;)" office:value-type="float" office:value="1.53333333333333" calcext:value-type="float">
            <text:p>1.53333333333333</text:p>
          </table:table-cell>
          <table:table-cell table:formula="of:=IF([.A22]&lt;=[.$B$8];FACT([.$B$8])*([.$B$10]/[.$B$11])^[.A22]/(FACT([.$B$8]-[.A22])*FACT([.$B$7])*[.$B$7]^([.A22]-[.$B$7]));&quot;&quot;)" office:value-type="float" office:value="0.533333333333333" calcext:value-type="float">
            <text:p>0.533333333333333</text:p>
          </table:table-cell>
          <table:table-cell table:formula="of:=IF([.A22]&lt;=[.$B$8];SUM([.$H$21:.H22]);&quot;&quot;)" office:value-type="float" office:value="1.53333333333333" calcext:value-type="float">
            <text:p>1.53333333333333</text:p>
          </table:table-cell>
          <table:table-cell table:formula="of:=IF([.A22]&lt;=[.$B$8];[.$I$19]-[.I22];&quot;&quot;)" office:value-type="float" office:value="0.392500604663923" calcext:value-type="float">
            <text:p>0.392500604663923</text:p>
          </table:table-cell>
          <table:table-cell table:formula="of:=IF([.A22]=[.$B$7];1/([.G22]+[.J22]);&quot;&quot;)" office:value-type="float" office:value="0.519255570415347" calcext:value-type="float">
            <text:p>0.519255570415347</text:p>
          </table:table-cell>
          <table:table-cell table:formula="of:=IF(AND([.A22]&gt;=[.$B$7];[.A22]&lt;=[.$B$8]);([.$B$8]-[.A22])*[.B22];0)" office:value-type="float" office:value="1.93855412955063" calcext:value-type="float">
            <text:p>1.93855412955063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IF([.A23]&lt;=[.$B$7];[.$E$10]*COMBIN([.$B$8];[.A23])*([.$B$10]/[.$B$11])^[.A23];IF([.A23]&lt;=[.$B$8];[.$E$10]*COMBIN([.$B$8];[.A23])*([.$B$10]/[.$B$11])^[.A23]*FACT([.A23])/FACT([.$B$7])/[.$B$7]^([.A23]-[.$B$7]);&quot;&quot;))" office:value-type="float" office:value="0.129236941970042" calcext:value-type="float">
            <text:p>0.129236941970042</text:p>
          </table:table-cell>
          <table:table-cell table:formula="of:=IF([.A23]&lt;=[.$B$8];[.C22] + [.B23];&quot;&quot;)" office:value-type="float" office:value="0.925428816606908" calcext:value-type="float">
            <text:p>0.925428816606908</text:p>
          </table:table-cell>
          <table:table-cell table:formula="of:=IF([.A23]&lt;=[.$B$8];IF([.$B$7]&lt;[.A23];[.A23]-[.$B$7];0);&quot;&quot;)" office:value-type="float" office:value="1" calcext:value-type="float">
            <text:p>1</text:p>
          </table:table-cell>
          <table:table-cell table:formula="of:=IF([.A23]&lt;=[.$B$8];[.$B$10]*([.$B$8]-[.A23]);&quot;&quot;)" office:value-type="float" office:value="1.2" calcext:value-type="float">
            <text:p>1.2</text:p>
          </table:table-cell>
          <table:table-cell table:formula="of:=IF([.A23]&lt;=[.$B$7];COMBIN([.$B$8];([.$B$8]-[.A23]))*([.$B$10]/[.$B$11])^[.A23];&quot;&quot;)">
            <text:p/>
          </table:table-cell>
          <table:table-cell table:formula="of:=IF([.A23]&lt;=[.$B$7];SUM([.F$21:.$F23]);&quot;&quot;)">
            <text:p/>
          </table:table-cell>
          <table:table-cell table:formula="of:=IF([.A23]&lt;=[.$B$8];FACT([.$B$8])*([.$B$10]/[.$B$11])^[.A23]/(FACT([.$B$8]-[.A23])*FACT([.$B$7])*[.$B$7]^([.A23]-[.$B$7]));&quot;&quot;)" office:value-type="float" office:value="0.248888888888889" calcext:value-type="float">
            <text:p>0.248888888888889</text:p>
          </table:table-cell>
          <table:table-cell table:formula="of:=IF([.A23]&lt;=[.$B$8];SUM([.$H$21:.H23]);&quot;&quot;)" office:value-type="float" office:value="1.78222222222222" calcext:value-type="float">
            <text:p>1.78222222222222</text:p>
          </table:table-cell>
          <table:table-cell table:formula="of:=IF([.A23]&lt;=[.$B$8];[.$I$19]-[.I23];&quot;&quot;)" office:value-type="float" office:value="0.143611715775035" calcext:value-type="float">
            <text:p>0.143611715775035</text:p>
          </table:table-cell>
          <table:table-cell table:formula="of:=IF([.A23]=[.$B$7];1/([.G23]+[.J23]);&quot;&quot;)">
            <text:p/>
          </table:table-cell>
          <table:table-cell table:formula="of:=IF(AND([.A23]&gt;=[.$B$7];[.A23]&lt;=[.$B$8]);([.$B$8]-[.A23])*[.B23];0)" office:value-type="float" office:value="0.775421651820252" calcext:value-type="float">
            <text:p>0.775421651820252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IF([.A24]&lt;=[.$B$7];[.$E$10]*COMBIN([.$B$8];[.A24])*([.$B$10]/[.$B$11])^[.A24];IF([.A24]&lt;=[.$B$8];[.$E$10]*COMBIN([.$B$8];[.A24])*([.$B$10]/[.$B$11])^[.A24]*FACT([.A24])/FACT([.$B$7])/[.$B$7]^([.A24]-[.$B$7]);&quot;&quot;))" office:value-type="float" office:value="0.0516947767880168" calcext:value-type="float">
            <text:p>0.051694776788017</text:p>
          </table:table-cell>
          <table:table-cell table:formula="of:=IF([.A24]&lt;=[.$B$8];[.C23] + [.B24];&quot;&quot;)" office:value-type="float" office:value="0.977123593394924" calcext:value-type="float">
            <text:p>0.977123593394924</text:p>
          </table:table-cell>
          <table:table-cell table:formula="of:=IF([.A24]&lt;=[.$B$8];IF([.$B$7]&lt;[.A24];[.A24]-[.$B$7];0);&quot;&quot;)" office:value-type="float" office:value="2" calcext:value-type="float">
            <text:p>2</text:p>
          </table:table-cell>
          <table:table-cell table:formula="of:=IF([.A24]&lt;=[.$B$8];[.$B$10]*([.$B$8]-[.A24]);&quot;&quot;)" office:value-type="float" office:value="1" calcext:value-type="float">
            <text:p>1</text:p>
          </table:table-cell>
          <table:table-cell table:formula="of:=IF([.A24]&lt;=[.$B$7];COMBIN([.$B$8];([.$B$8]-[.A24]))*([.$B$10]/[.$B$11])^[.A24];&quot;&quot;)">
            <text:p/>
          </table:table-cell>
          <table:table-cell table:formula="of:=IF([.A24]&lt;=[.$B$7];SUM([.F$21:.$F24]);&quot;&quot;)">
            <text:p/>
          </table:table-cell>
          <table:table-cell table:formula="of:=IF([.A24]&lt;=[.$B$8];FACT([.$B$8])*([.$B$10]/[.$B$11])^[.A24]/(FACT([.$B$8]-[.A24])*FACT([.$B$7])*[.$B$7]^([.A24]-[.$B$7]));&quot;&quot;)" office:value-type="float" office:value="0.0995555555555556" calcext:value-type="float">
            <text:p>0.099555555555556</text:p>
          </table:table-cell>
          <table:table-cell table:formula="of:=IF([.A24]&lt;=[.$B$8];SUM([.$H$21:.H24]);&quot;&quot;)" office:value-type="float" office:value="1.88177777777778" calcext:value-type="float">
            <text:p>1.88177777777778</text:p>
          </table:table-cell>
          <table:table-cell table:formula="of:=IF([.A24]&lt;=[.$B$8];[.$I$19]-[.I24];&quot;&quot;)" office:value-type="float" office:value="0.0440561602194789" calcext:value-type="float">
            <text:p>0.044056160219479</text:p>
          </table:table-cell>
          <table:table-cell table:formula="of:=IF([.A24]=[.$B$7];1/([.G24]+[.J24]);&quot;&quot;)">
            <text:p/>
          </table:table-cell>
          <table:table-cell table:formula="of:=IF(AND([.A24]&gt;=[.$B$7];[.A24]&lt;=[.$B$8]);([.$B$8]-[.A24])*[.B24];0)" office:value-type="float" office:value="0.258473883940084" calcext:value-type="float">
            <text:p>0.258473883940084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IF([.A25]&lt;=[.$B$7];[.$E$10]*COMBIN([.$B$8];[.A25])*([.$B$10]/[.$B$11])^[.A25];IF([.A25]&lt;=[.$B$8];[.$E$10]*COMBIN([.$B$8];[.A25])*([.$B$10]/[.$B$11])^[.A25]*FACT([.A25])/FACT([.$B$7])/[.$B$7]^([.A25]-[.$B$7]);&quot;&quot;))" office:value-type="float" office:value="0.0172315922626723" calcext:value-type="float">
            <text:p>0.017231592262672</text:p>
          </table:table-cell>
          <table:table-cell table:formula="of:=IF([.A25]&lt;=[.$B$8];[.C24] + [.B25];&quot;&quot;)" office:value-type="float" office:value="0.994355185657597" calcext:value-type="float">
            <text:p>0.994355185657597</text:p>
          </table:table-cell>
          <table:table-cell table:formula="of:=IF([.A25]&lt;=[.$B$8];IF([.$B$7]&lt;[.A25];[.A25]-[.$B$7];0);&quot;&quot;)" office:value-type="float" office:value="3" calcext:value-type="float">
            <text:p>3</text:p>
          </table:table-cell>
          <table:table-cell table:formula="of:=IF([.A25]&lt;=[.$B$8];[.$B$10]*([.$B$8]-[.A25]);&quot;&quot;)" office:value-type="float" office:value="0.8" calcext:value-type="float">
            <text:p>0.8</text:p>
          </table:table-cell>
          <table:table-cell table:formula="of:=IF([.A25]&lt;=[.$B$7];COMBIN([.$B$8];([.$B$8]-[.A25]))*([.$B$10]/[.$B$11])^[.A25];&quot;&quot;)">
            <text:p/>
          </table:table-cell>
          <table:table-cell table:formula="of:=IF([.A25]&lt;=[.$B$7];SUM([.F$21:.$F25]);&quot;&quot;)">
            <text:p/>
          </table:table-cell>
          <table:table-cell table:formula="of:=IF([.A25]&lt;=[.$B$8];FACT([.$B$8])*([.$B$10]/[.$B$11])^[.A25]/(FACT([.$B$8]-[.A25])*FACT([.$B$7])*[.$B$7]^([.A25]-[.$B$7]));&quot;&quot;)" office:value-type="float" office:value="0.0331851851851852" calcext:value-type="float">
            <text:p>0.033185185185185</text:p>
          </table:table-cell>
          <table:table-cell table:formula="of:=IF([.A25]&lt;=[.$B$8];SUM([.$H$21:.H25]);&quot;&quot;)" office:value-type="float" office:value="1.91496296296296" calcext:value-type="float">
            <text:p>1.91496296296296</text:p>
          </table:table-cell>
          <table:table-cell table:formula="of:=IF([.A25]&lt;=[.$B$8];[.$I$19]-[.I25];&quot;&quot;)" office:value-type="float" office:value="0.0108709750342937" calcext:value-type="float">
            <text:p>0.010870975034294</text:p>
          </table:table-cell>
          <table:table-cell table:formula="of:=IF([.A25]=[.$B$7];1/([.G25]+[.J25]);&quot;&quot;)">
            <text:p/>
          </table:table-cell>
          <table:table-cell table:formula="of:=IF(AND([.A25]&gt;=[.$B$7];[.A25]&lt;=[.$B$8]);([.$B$8]-[.A25])*[.B25];0)" office:value-type="float" office:value="0.0689263690506891" calcext:value-type="float">
            <text:p>0.068926369050689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IF([.A26]&lt;=[.$B$7];[.$E$10]*COMBIN([.$B$8];[.A26])*([.$B$10]/[.$B$11])^[.A26];IF([.A26]&lt;=[.$B$8];[.$E$10]*COMBIN([.$B$8];[.A26])*([.$B$10]/[.$B$11])^[.A26]*FACT([.A26])/FACT([.$B$7])/[.$B$7]^([.A26]-[.$B$7]);&quot;&quot;))" office:value-type="float" office:value="0.00459509127004594" calcext:value-type="float">
            <text:p>0.004595091270046</text:p>
          </table:table-cell>
          <table:table-cell table:formula="of:=IF([.A26]&lt;=[.$B$8];[.C25] + [.B26];&quot;&quot;)" office:value-type="float" office:value="0.998950276927643" calcext:value-type="float">
            <text:p>0.998950276927643</text:p>
          </table:table-cell>
          <table:table-cell table:formula="of:=IF([.A26]&lt;=[.$B$8];IF([.$B$7]&lt;[.A26];[.A26]-[.$B$7];0);&quot;&quot;)" office:value-type="float" office:value="4" calcext:value-type="float">
            <text:p>4</text:p>
          </table:table-cell>
          <table:table-cell table:formula="of:=IF([.A26]&lt;=[.$B$8];[.$B$10]*([.$B$8]-[.A26]);&quot;&quot;)" office:value-type="float" office:value="0.6" calcext:value-type="float">
            <text:p>0.6</text:p>
          </table:table-cell>
          <table:table-cell table:formula="of:=IF([.A26]&lt;=[.$B$7];COMBIN([.$B$8];([.$B$8]-[.A26]))*([.$B$10]/[.$B$11])^[.A26];&quot;&quot;)">
            <text:p/>
          </table:table-cell>
          <table:table-cell table:formula="of:=IF([.A26]&lt;=[.$B$7];SUM([.F$21:.$F26]);&quot;&quot;)">
            <text:p/>
          </table:table-cell>
          <table:table-cell table:formula="of:=IF([.A26]&lt;=[.$B$8];FACT([.$B$8])*([.$B$10]/[.$B$11])^[.A26]/(FACT([.$B$8]-[.A26])*FACT([.$B$7])*[.$B$7]^([.A26]-[.$B$7]));&quot;&quot;)" office:value-type="float" office:value="0.00884938271604938" calcext:value-type="float">
            <text:p>0.008849382716049</text:p>
          </table:table-cell>
          <table:table-cell table:formula="of:=IF([.A26]&lt;=[.$B$8];SUM([.$H$21:.H26]);&quot;&quot;)" office:value-type="float" office:value="1.92381234567901" calcext:value-type="float">
            <text:p>1.92381234567901</text:p>
          </table:table-cell>
          <table:table-cell table:formula="of:=IF([.A26]&lt;=[.$B$8];[.$I$19]-[.I26];&quot;&quot;)" office:value-type="float" office:value="0.00202159231824428" calcext:value-type="float">
            <text:p>0.002021592318244</text:p>
          </table:table-cell>
          <table:table-cell table:formula="of:=IF([.A26]=[.$B$7];1/([.G26]+[.J26]);&quot;&quot;)">
            <text:p/>
          </table:table-cell>
          <table:table-cell table:formula="of:=IF(AND([.A26]&gt;=[.$B$7];[.A26]&lt;=[.$B$8]);([.$B$8]-[.A26])*[.B26];0)" office:value-type="float" office:value="0.0137852738101378" calcext:value-type="float">
            <text:p>0.013785273810138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IF([.A27]&lt;=[.$B$7];[.$E$10]*COMBIN([.$B$8];[.A27])*([.$B$10]/[.$B$11])^[.A27];IF([.A27]&lt;=[.$B$8];[.$E$10]*COMBIN([.$B$8];[.A27])*([.$B$10]/[.$B$11])^[.A27]*FACT([.A27])/FACT([.$B$7])/[.$B$7]^([.A27]-[.$B$7]);&quot;&quot;))" office:value-type="float" office:value="0.000919018254009187" calcext:value-type="float">
            <text:p>0.000919018254009</text:p>
          </table:table-cell>
          <table:table-cell table:formula="of:=IF([.A27]&lt;=[.$B$8];[.C26] + [.B27];&quot;&quot;)" office:value-type="float" office:value="0.999869295181652" calcext:value-type="float">
            <text:p>0.999869295181652</text:p>
          </table:table-cell>
          <table:table-cell table:formula="of:=IF([.A27]&lt;=[.$B$8];IF([.$B$7]&lt;[.A27];[.A27]-[.$B$7];0);&quot;&quot;)" office:value-type="float" office:value="5" calcext:value-type="float">
            <text:p>5</text:p>
          </table:table-cell>
          <table:table-cell table:formula="of:=IF([.A27]&lt;=[.$B$8];[.$B$10]*([.$B$8]-[.A27]);&quot;&quot;)" office:value-type="float" office:value="0.4" calcext:value-type="float">
            <text:p>0.4</text:p>
          </table:table-cell>
          <table:table-cell table:formula="of:=IF([.A27]&lt;=[.$B$7];COMBIN([.$B$8];([.$B$8]-[.A27]))*([.$B$10]/[.$B$11])^[.A27];&quot;&quot;)">
            <text:p/>
          </table:table-cell>
          <table:table-cell table:formula="of:=IF([.A27]&lt;=[.$B$7];SUM([.F$21:.$F27]);&quot;&quot;)">
            <text:p/>
          </table:table-cell>
          <table:table-cell table:formula="of:=IF([.A27]&lt;=[.$B$8];FACT([.$B$8])*([.$B$10]/[.$B$11])^[.A27]/(FACT([.$B$8]-[.A27])*FACT([.$B$7])*[.$B$7]^([.A27]-[.$B$7]));&quot;&quot;)" office:value-type="float" office:value="0.00176987654320988" calcext:value-type="float">
            <text:p>0.00176987654321</text:p>
          </table:table-cell>
          <table:table-cell table:formula="of:=IF([.A27]&lt;=[.$B$8];SUM([.$H$21:.H27]);&quot;&quot;)" office:value-type="float" office:value="1.92558222222222" calcext:value-type="float">
            <text:p>1.92558222222222</text:p>
          </table:table-cell>
          <table:table-cell table:formula="of:=IF([.A27]&lt;=[.$B$8];[.$I$19]-[.I27];&quot;&quot;)" office:value-type="float" office:value="0.000251715775034356" calcext:value-type="float">
            <text:p>0.000251715775034</text:p>
          </table:table-cell>
          <table:table-cell table:formula="of:=IF([.A27]=[.$B$7];1/([.G27]+[.J27]);&quot;&quot;)">
            <text:p/>
          </table:table-cell>
          <table:table-cell table:formula="of:=IF(AND([.A27]&gt;=[.$B$7];[.A27]&lt;=[.$B$8]);([.$B$8]-[.A27])*[.B27];0)" office:value-type="float" office:value="0.00183803650801837" calcext:value-type="float">
            <text:p>0.001838036508018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IF([.A28]&lt;=[.$B$7];[.$E$10]*COMBIN([.$B$8];[.A28])*([.$B$10]/[.$B$11])^[.A28];IF([.A28]&lt;=[.$B$8];[.$E$10]*COMBIN([.$B$8];[.A28])*([.$B$10]/[.$B$11])^[.A28]*FACT([.A28])/FACT([.$B$7])/[.$B$7]^([.A28]-[.$B$7]);&quot;&quot;))" office:value-type="float" office:value="0.000122535767201225" calcext:value-type="float">
            <text:p>0.000122535767201</text:p>
          </table:table-cell>
          <table:table-cell table:formula="of:=IF([.A28]&lt;=[.$B$8];[.C27] + [.B28];&quot;&quot;)" office:value-type="float" office:value="0.999991830948853" calcext:value-type="float">
            <text:p>0.999991830948853</text:p>
          </table:table-cell>
          <table:table-cell table:formula="of:=IF([.A28]&lt;=[.$B$8];IF([.$B$7]&lt;[.A28];[.A28]-[.$B$7];0);&quot;&quot;)" office:value-type="float" office:value="6" calcext:value-type="float">
            <text:p>6</text:p>
          </table:table-cell>
          <table:table-cell table:formula="of:=IF([.A28]&lt;=[.$B$8];[.$B$10]*([.$B$8]-[.A28]);&quot;&quot;)" office:value-type="float" office:value="0.2" calcext:value-type="float">
            <text:p>0.2</text:p>
          </table:table-cell>
          <table:table-cell table:formula="of:=IF([.A28]&lt;=[.$B$7];COMBIN([.$B$8];([.$B$8]-[.A28]))*([.$B$10]/[.$B$11])^[.A28];&quot;&quot;)">
            <text:p/>
          </table:table-cell>
          <table:table-cell table:formula="of:=IF([.A28]&lt;=[.$B$7];SUM([.F$21:.$F28]);&quot;&quot;)">
            <text:p/>
          </table:table-cell>
          <table:table-cell table:formula="of:=IF([.A28]&lt;=[.$B$8];FACT([.$B$8])*([.$B$10]/[.$B$11])^[.A28]/(FACT([.$B$8]-[.A28])*FACT([.$B$7])*[.$B$7]^([.A28]-[.$B$7]));&quot;&quot;)" office:value-type="float" office:value="0.00023598353909465" calcext:value-type="float">
            <text:p>0.000235983539095</text:p>
          </table:table-cell>
          <table:table-cell table:formula="of:=IF([.A28]&lt;=[.$B$8];SUM([.$H$21:.H28]);&quot;&quot;)" office:value-type="float" office:value="1.92581820576132" calcext:value-type="float">
            <text:p>1.92581820576132</text:p>
          </table:table-cell>
          <table:table-cell table:formula="of:=IF([.A28]&lt;=[.$B$8];[.$I$19]-[.I28];&quot;&quot;)" office:value-type="float" office:value="0.0000157322359397583" calcext:value-type="float">
            <text:p>1.57322359397583E-05</text:p>
          </table:table-cell>
          <table:table-cell table:formula="of:=IF([.A28]=[.$B$7];1/([.G28]+[.J28]);&quot;&quot;)">
            <text:p/>
          </table:table-cell>
          <table:table-cell table:formula="of:=IF(AND([.A28]&gt;=[.$B$7];[.A28]&lt;=[.$B$8]);([.$B$8]-[.A28])*[.B28];0)" office:value-type="float" office:value="0.000122535767201225" calcext:value-type="float">
            <text:p>0.000122535767201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IF([.A29]&lt;=[.$B$7];[.$E$10]*COMBIN([.$B$8];[.A29])*([.$B$10]/[.$B$11])^[.A29];IF([.A29]&lt;=[.$B$8];[.$E$10]*COMBIN([.$B$8];[.A29])*([.$B$10]/[.$B$11])^[.A29]*FACT([.A29])/FACT([.$B$7])/[.$B$7]^([.A29]-[.$B$7]);&quot;&quot;))" office:value-type="float" office:value="0.00000816905114674833" calcext:value-type="float">
            <text:p>8.16905114674833E-06</text:p>
          </table:table-cell>
          <table:table-cell table:formula="of:=IF([.A29]&lt;=[.$B$8];[.C28] + [.B29];&quot;&quot;)" office:value-type="float" office:value="1" calcext:value-type="float">
            <text:p>1</text:p>
          </table:table-cell>
          <table:table-cell table:formula="of:=IF([.A29]&lt;=[.$B$8];IF([.$B$7]&lt;[.A29];[.A29]-[.$B$7];0);&quot;&quot;)" office:value-type="float" office:value="7" calcext:value-type="float">
            <text:p>7</text:p>
          </table:table-cell>
          <table:table-cell table:formula="of:=IF([.A29]&lt;=[.$B$8];[.$B$10]*([.$B$8]-[.A29]);&quot;&quot;)" office:value-type="float" office:value="0" calcext:value-type="float">
            <text:p>0</text:p>
          </table:table-cell>
          <table:table-cell table:formula="of:=IF([.A29]&lt;=[.$B$7];COMBIN([.$B$8];([.$B$8]-[.A29]))*([.$B$10]/[.$B$11])^[.A29];&quot;&quot;)">
            <text:p/>
          </table:table-cell>
          <table:table-cell table:formula="of:=IF([.A29]&lt;=[.$B$7];SUM([.F$21:.$F29]);&quot;&quot;)">
            <text:p/>
          </table:table-cell>
          <table:table-cell table:formula="of:=IF([.A29]&lt;=[.$B$8];FACT([.$B$8])*([.$B$10]/[.$B$11])^[.A29]/(FACT([.$B$8]-[.A29])*FACT([.$B$7])*[.$B$7]^([.A29]-[.$B$7]));&quot;&quot;)" office:value-type="float" office:value="0.0000157322359396433" calcext:value-type="float">
            <text:p>1.57322359396433E-05</text:p>
          </table:table-cell>
          <table:table-cell table:formula="of:=IF([.A29]&lt;=[.$B$8];SUM([.$H$21:.H29]);&quot;&quot;)" office:value-type="float" office:value="1.92583393799726" calcext:value-type="float">
            <text:p>1.92583393799726</text:p>
          </table:table-cell>
          <table:table-cell table:formula="of:=IF([.A29]&lt;=[.$B$8];[.$I$19]-[.I29];&quot;&quot;)" office:value-type="float" office:value="0" calcext:value-type="float">
            <text:p>0</text:p>
          </table:table-cell>
          <table:table-cell table:formula="of:=IF([.A29]=[.$B$7];1/([.G29]+[.J29]);&quot;&quot;)">
            <text:p/>
          </table:table-cell>
          <table:table-cell table:formula="of:=IF(AND([.A29]&gt;=[.$B$7];[.A29]&lt;=[.$B$8]);([.$B$8]-[.A29])*[.B29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IF([.A30]&lt;=[.$B$7];[.$E$10]*COMBIN([.$B$8];[.A30])*([.$B$10]/[.$B$11])^[.A30];IF([.A30]&lt;=[.$B$8];[.$E$10]*COMBIN([.$B$8];[.A30])*([.$B$10]/[.$B$11])^[.A30]*FACT([.A30])/FACT([.$B$7])/[.$B$7]^([.A30]-[.$B$7]);&quot;&quot;))">
            <text:p/>
          </table:table-cell>
          <table:table-cell table:formula="of:=IF([.A30]&lt;=[.$B$8];[.C29] + [.B30];&quot;&quot;)">
            <text:p/>
          </table:table-cell>
          <table:table-cell table:formula="of:=IF([.A30]&lt;=[.$B$8];IF([.$B$7]&lt;[.A30];[.A30]-[.$B$7];0);&quot;&quot;)">
            <text:p/>
          </table:table-cell>
          <table:table-cell table:formula="of:=IF([.A30]&lt;=[.$B$8];[.$B$10]*([.$B$8]-[.A30]);&quot;&quot;)">
            <text:p/>
          </table:table-cell>
          <table:table-cell table:formula="of:=IF([.A30]&lt;=[.$B$7];COMBIN([.$B$8];([.$B$8]-[.A30]))*([.$B$10]/[.$B$11])^[.A30];&quot;&quot;)">
            <text:p/>
          </table:table-cell>
          <table:table-cell table:formula="of:=IF([.A30]&lt;=[.$B$7];SUM([.F$21:.$F30]);&quot;&quot;)">
            <text:p/>
          </table:table-cell>
          <table:table-cell table:formula="of:=IF([.A30]&lt;=[.$B$8];FACT([.$B$8])*([.$B$10]/[.$B$11])^[.A30]/(FACT([.$B$8]-[.A30])*FACT([.$B$7])*[.$B$7]^([.A30]-[.$B$7]));&quot;&quot;)">
            <text:p/>
          </table:table-cell>
          <table:table-cell table:formula="of:=IF([.A30]&lt;=[.$B$8];SUM([.$H$21:.H30]);&quot;&quot;)">
            <text:p/>
          </table:table-cell>
          <table:table-cell table:formula="of:=IF([.A30]&lt;=[.$B$8];[.$I$19]-[.I30];&quot;&quot;)">
            <text:p/>
          </table:table-cell>
          <table:table-cell table:formula="of:=IF([.A30]=[.$B$7];1/([.G30]+[.J30]);&quot;&quot;)">
            <text:p/>
          </table:table-cell>
          <table:table-cell table:formula="of:=IF(AND([.A30]&gt;=[.$B$7];[.A30]&lt;=[.$B$8]);([.$B$8]-[.A30])*[.B30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IF([.A31]&lt;=[.$B$7];[.$E$10]*COMBIN([.$B$8];[.A31])*([.$B$10]/[.$B$11])^[.A31];IF([.A31]&lt;=[.$B$8];[.$E$10]*COMBIN([.$B$8];[.A31])*([.$B$10]/[.$B$11])^[.A31]*FACT([.A31])/FACT([.$B$7])/[.$B$7]^([.A31]-[.$B$7]);&quot;&quot;))">
            <text:p/>
          </table:table-cell>
          <table:table-cell table:formula="of:=IF([.A31]&lt;=[.$B$8];[.C30] + [.B31];&quot;&quot;)">
            <text:p/>
          </table:table-cell>
          <table:table-cell table:formula="of:=IF([.A31]&lt;=[.$B$8];IF([.$B$7]&lt;[.A31];[.A31]-[.$B$7];0);&quot;&quot;)">
            <text:p/>
          </table:table-cell>
          <table:table-cell table:formula="of:=IF([.A31]&lt;=[.$B$8];[.$B$10]*([.$B$8]-[.A31]);&quot;&quot;)">
            <text:p/>
          </table:table-cell>
          <table:table-cell table:formula="of:=IF([.A31]&lt;=[.$B$7];COMBIN([.$B$8];([.$B$8]-[.A31]))*([.$B$10]/[.$B$11])^[.A31];&quot;&quot;)">
            <text:p/>
          </table:table-cell>
          <table:table-cell table:formula="of:=IF([.A31]&lt;=[.$B$7];SUM([.F$21:.$F31]);&quot;&quot;)">
            <text:p/>
          </table:table-cell>
          <table:table-cell table:formula="of:=IF([.A31]&lt;=[.$B$8];FACT([.$B$8])*([.$B$10]/[.$B$11])^[.A31]/(FACT([.$B$8]-[.A31])*FACT([.$B$7])*[.$B$7]^([.A31]-[.$B$7]));&quot;&quot;)">
            <text:p/>
          </table:table-cell>
          <table:table-cell table:formula="of:=IF([.A31]&lt;=[.$B$8];SUM([.$H$21:.H31]);&quot;&quot;)">
            <text:p/>
          </table:table-cell>
          <table:table-cell table:formula="of:=IF([.A31]&lt;=[.$B$8];[.$I$19]-[.I31];&quot;&quot;)">
            <text:p/>
          </table:table-cell>
          <table:table-cell table:formula="of:=IF([.A31]=[.$B$7];1/([.G31]+[.J31]);&quot;&quot;)">
            <text:p/>
          </table:table-cell>
          <table:table-cell table:formula="of:=IF(AND([.A31]&gt;=[.$B$7];[.A31]&lt;=[.$B$8]);([.$B$8]-[.A31])*[.B31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IF([.A32]&lt;=[.$B$7];[.$E$10]*COMBIN([.$B$8];[.A32])*([.$B$10]/[.$B$11])^[.A32];IF([.A32]&lt;=[.$B$8];[.$E$10]*COMBIN([.$B$8];[.A32])*([.$B$10]/[.$B$11])^[.A32]*FACT([.A32])/FACT([.$B$7])/[.$B$7]^([.A32]-[.$B$7]);&quot;&quot;))">
            <text:p/>
          </table:table-cell>
          <table:table-cell table:formula="of:=IF([.A32]&lt;=[.$B$8];[.C31] + [.B32];&quot;&quot;)">
            <text:p/>
          </table:table-cell>
          <table:table-cell table:formula="of:=IF([.A32]&lt;=[.$B$8];IF([.$B$7]&lt;[.A32];[.A32]-[.$B$7];0);&quot;&quot;)">
            <text:p/>
          </table:table-cell>
          <table:table-cell table:formula="of:=IF([.A32]&lt;=[.$B$8];[.$B$10]*([.$B$8]-[.A32]);&quot;&quot;)">
            <text:p/>
          </table:table-cell>
          <table:table-cell table:formula="of:=IF([.A32]&lt;=[.$B$7];COMBIN([.$B$8];([.$B$8]-[.A32]))*([.$B$10]/[.$B$11])^[.A32];&quot;&quot;)">
            <text:p/>
          </table:table-cell>
          <table:table-cell table:formula="of:=IF([.A32]&lt;=[.$B$7];SUM([.F$21:.$F32]);&quot;&quot;)">
            <text:p/>
          </table:table-cell>
          <table:table-cell table:formula="of:=IF([.A32]&lt;=[.$B$8];FACT([.$B$8])*([.$B$10]/[.$B$11])^[.A32]/(FACT([.$B$8]-[.A32])*FACT([.$B$7])*[.$B$7]^([.A32]-[.$B$7]));&quot;&quot;)">
            <text:p/>
          </table:table-cell>
          <table:table-cell table:formula="of:=IF([.A32]&lt;=[.$B$8];SUM([.$H$21:.H32]);&quot;&quot;)">
            <text:p/>
          </table:table-cell>
          <table:table-cell table:formula="of:=IF([.A32]&lt;=[.$B$8];[.$I$19]-[.I32];&quot;&quot;)">
            <text:p/>
          </table:table-cell>
          <table:table-cell table:formula="of:=IF([.A32]=[.$B$7];1/([.G32]+[.J32]);&quot;&quot;)">
            <text:p/>
          </table:table-cell>
          <table:table-cell table:formula="of:=IF(AND([.A32]&gt;=[.$B$7];[.A32]&lt;=[.$B$8]);([.$B$8]-[.A32])*[.B32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IF([.A33]&lt;=[.$B$7];[.$E$10]*COMBIN([.$B$8];[.A33])*([.$B$10]/[.$B$11])^[.A33];IF([.A33]&lt;=[.$B$8];[.$E$10]*COMBIN([.$B$8];[.A33])*([.$B$10]/[.$B$11])^[.A33]*FACT([.A33])/FACT([.$B$7])/[.$B$7]^([.A33]-[.$B$7]);&quot;&quot;))">
            <text:p/>
          </table:table-cell>
          <table:table-cell table:formula="of:=IF([.A33]&lt;=[.$B$8];[.C32] + [.B33];&quot;&quot;)">
            <text:p/>
          </table:table-cell>
          <table:table-cell table:formula="of:=IF([.A33]&lt;=[.$B$8];IF([.$B$7]&lt;[.A33];[.A33]-[.$B$7];0);&quot;&quot;)">
            <text:p/>
          </table:table-cell>
          <table:table-cell table:formula="of:=IF([.A33]&lt;=[.$B$8];[.$B$10]*([.$B$8]-[.A33]);&quot;&quot;)">
            <text:p/>
          </table:table-cell>
          <table:table-cell table:formula="of:=IF([.A33]&lt;=[.$B$7];COMBIN([.$B$8];([.$B$8]-[.A33]))*([.$B$10]/[.$B$11])^[.A33];&quot;&quot;)">
            <text:p/>
          </table:table-cell>
          <table:table-cell table:formula="of:=IF([.A33]&lt;=[.$B$7];SUM([.F$21:.$F33]);&quot;&quot;)">
            <text:p/>
          </table:table-cell>
          <table:table-cell table:formula="of:=IF([.A33]&lt;=[.$B$8];FACT([.$B$8])*([.$B$10]/[.$B$11])^[.A33]/(FACT([.$B$8]-[.A33])*FACT([.$B$7])*[.$B$7]^([.A33]-[.$B$7]));&quot;&quot;)">
            <text:p/>
          </table:table-cell>
          <table:table-cell table:formula="of:=IF([.A33]&lt;=[.$B$8];SUM([.$H$21:.H33]);&quot;&quot;)">
            <text:p/>
          </table:table-cell>
          <table:table-cell table:formula="of:=IF([.A33]&lt;=[.$B$8];[.$I$19]-[.I33];&quot;&quot;)">
            <text:p/>
          </table:table-cell>
          <table:table-cell table:formula="of:=IF([.A33]=[.$B$7];1/([.G33]+[.J33]);&quot;&quot;)">
            <text:p/>
          </table:table-cell>
          <table:table-cell table:formula="of:=IF(AND([.A33]&gt;=[.$B$7];[.A33]&lt;=[.$B$8]);([.$B$8]-[.A33])*[.B33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IF([.A34]&lt;=[.$B$7];[.$E$10]*COMBIN([.$B$8];[.A34])*([.$B$10]/[.$B$11])^[.A34];IF([.A34]&lt;=[.$B$8];[.$E$10]*COMBIN([.$B$8];[.A34])*([.$B$10]/[.$B$11])^[.A34]*FACT([.A34])/FACT([.$B$7])/[.$B$7]^([.A34]-[.$B$7]);&quot;&quot;))">
            <text:p/>
          </table:table-cell>
          <table:table-cell table:formula="of:=IF([.A34]&lt;=[.$B$8];[.C33] + [.B34];&quot;&quot;)">
            <text:p/>
          </table:table-cell>
          <table:table-cell table:formula="of:=IF([.A34]&lt;=[.$B$8];IF([.$B$7]&lt;[.A34];[.A34]-[.$B$7];0);&quot;&quot;)">
            <text:p/>
          </table:table-cell>
          <table:table-cell table:formula="of:=IF([.A34]&lt;=[.$B$8];[.$B$10]*([.$B$8]-[.A34]);&quot;&quot;)">
            <text:p/>
          </table:table-cell>
          <table:table-cell table:formula="of:=IF([.A34]&lt;=[.$B$7];COMBIN([.$B$8];([.$B$8]-[.A34]))*([.$B$10]/[.$B$11])^[.A34];&quot;&quot;)">
            <text:p/>
          </table:table-cell>
          <table:table-cell table:formula="of:=IF([.A34]&lt;=[.$B$7];SUM([.F$21:.$F34]);&quot;&quot;)">
            <text:p/>
          </table:table-cell>
          <table:table-cell table:formula="of:=IF([.A34]&lt;=[.$B$8];FACT([.$B$8])*([.$B$10]/[.$B$11])^[.A34]/(FACT([.$B$8]-[.A34])*FACT([.$B$7])*[.$B$7]^([.A34]-[.$B$7]));&quot;&quot;)">
            <text:p/>
          </table:table-cell>
          <table:table-cell table:formula="of:=IF([.A34]&lt;=[.$B$8];SUM([.$H$21:.H34]);&quot;&quot;)">
            <text:p/>
          </table:table-cell>
          <table:table-cell table:formula="of:=IF([.A34]&lt;=[.$B$8];[.$I$19]-[.I34];&quot;&quot;)">
            <text:p/>
          </table:table-cell>
          <table:table-cell table:formula="of:=IF([.A34]=[.$B$7];1/([.G34]+[.J34]);&quot;&quot;)">
            <text:p/>
          </table:table-cell>
          <table:table-cell table:formula="of:=IF(AND([.A34]&gt;=[.$B$7];[.A34]&lt;=[.$B$8]);([.$B$8]-[.A34])*[.B34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IF([.A35]&lt;=[.$B$7];[.$E$10]*COMBIN([.$B$8];[.A35])*([.$B$10]/[.$B$11])^[.A35];IF([.A35]&lt;=[.$B$8];[.$E$10]*COMBIN([.$B$8];[.A35])*([.$B$10]/[.$B$11])^[.A35]*FACT([.A35])/FACT([.$B$7])/[.$B$7]^([.A35]-[.$B$7]);&quot;&quot;))">
            <text:p/>
          </table:table-cell>
          <table:table-cell table:formula="of:=IF([.A35]&lt;=[.$B$8];[.C34] + [.B35];&quot;&quot;)">
            <text:p/>
          </table:table-cell>
          <table:table-cell table:formula="of:=IF([.A35]&lt;=[.$B$8];IF([.$B$7]&lt;[.A35];[.A35]-[.$B$7];0);&quot;&quot;)">
            <text:p/>
          </table:table-cell>
          <table:table-cell table:formula="of:=IF([.A35]&lt;=[.$B$8];[.$B$10]*([.$B$8]-[.A35]);&quot;&quot;)">
            <text:p/>
          </table:table-cell>
          <table:table-cell table:formula="of:=IF([.A35]&lt;=[.$B$7];COMBIN([.$B$8];([.$B$8]-[.A35]))*([.$B$10]/[.$B$11])^[.A35];&quot;&quot;)">
            <text:p/>
          </table:table-cell>
          <table:table-cell table:formula="of:=IF([.A35]&lt;=[.$B$7];SUM([.F$21:.$F35]);&quot;&quot;)">
            <text:p/>
          </table:table-cell>
          <table:table-cell table:formula="of:=IF([.A35]&lt;=[.$B$8];FACT([.$B$8])*([.$B$10]/[.$B$11])^[.A35]/(FACT([.$B$8]-[.A35])*FACT([.$B$7])*[.$B$7]^([.A35]-[.$B$7]));&quot;&quot;)">
            <text:p/>
          </table:table-cell>
          <table:table-cell table:formula="of:=IF([.A35]&lt;=[.$B$8];SUM([.$H$21:.H35]);&quot;&quot;)">
            <text:p/>
          </table:table-cell>
          <table:table-cell table:formula="of:=IF([.A35]&lt;=[.$B$8];[.$I$19]-[.I35];&quot;&quot;)">
            <text:p/>
          </table:table-cell>
          <table:table-cell table:formula="of:=IF([.A35]=[.$B$7];1/([.G35]+[.J35]);&quot;&quot;)">
            <text:p/>
          </table:table-cell>
          <table:table-cell table:formula="of:=IF(AND([.A35]&gt;=[.$B$7];[.A35]&lt;=[.$B$8]);([.$B$8]-[.A35])*[.B35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IF([.A36]&lt;=[.$B$7];[.$E$10]*COMBIN([.$B$8];[.A36])*([.$B$10]/[.$B$11])^[.A36];IF([.A36]&lt;=[.$B$8];[.$E$10]*COMBIN([.$B$8];[.A36])*([.$B$10]/[.$B$11])^[.A36]*FACT([.A36])/FACT([.$B$7])/[.$B$7]^([.A36]-[.$B$7]);&quot;&quot;))">
            <text:p/>
          </table:table-cell>
          <table:table-cell table:formula="of:=IF([.A36]&lt;=[.$B$8];[.C35] + [.B36];&quot;&quot;)">
            <text:p/>
          </table:table-cell>
          <table:table-cell table:formula="of:=IF([.A36]&lt;=[.$B$8];IF([.$B$7]&lt;[.A36];[.A36]-[.$B$7];0);&quot;&quot;)">
            <text:p/>
          </table:table-cell>
          <table:table-cell table:formula="of:=IF([.A36]&lt;=[.$B$8];[.$B$10]*([.$B$8]-[.A36]);&quot;&quot;)">
            <text:p/>
          </table:table-cell>
          <table:table-cell table:formula="of:=IF([.A36]&lt;=[.$B$7];COMBIN([.$B$8];([.$B$8]-[.A36]))*([.$B$10]/[.$B$11])^[.A36];&quot;&quot;)">
            <text:p/>
          </table:table-cell>
          <table:table-cell table:formula="of:=IF([.A36]&lt;=[.$B$7];SUM([.F$21:.$F36]);&quot;&quot;)">
            <text:p/>
          </table:table-cell>
          <table:table-cell table:formula="of:=IF([.A36]&lt;=[.$B$8];FACT([.$B$8])*([.$B$10]/[.$B$11])^[.A36]/(FACT([.$B$8]-[.A36])*FACT([.$B$7])*[.$B$7]^([.A36]-[.$B$7]));&quot;&quot;)">
            <text:p/>
          </table:table-cell>
          <table:table-cell table:formula="of:=IF([.A36]&lt;=[.$B$8];SUM([.$H$21:.H36]);&quot;&quot;)">
            <text:p/>
          </table:table-cell>
          <table:table-cell table:formula="of:=IF([.A36]&lt;=[.$B$8];[.$I$19]-[.I36];&quot;&quot;)">
            <text:p/>
          </table:table-cell>
          <table:table-cell table:formula="of:=IF([.A36]=[.$B$7];1/([.G36]+[.J36]);&quot;&quot;)">
            <text:p/>
          </table:table-cell>
          <table:table-cell table:formula="of:=IF(AND([.A36]&gt;=[.$B$7];[.A36]&lt;=[.$B$8]);([.$B$8]-[.A36])*[.B36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IF([.A37]&lt;=[.$B$7];[.$E$10]*COMBIN([.$B$8];[.A37])*([.$B$10]/[.$B$11])^[.A37];IF([.A37]&lt;=[.$B$8];[.$E$10]*COMBIN([.$B$8];[.A37])*([.$B$10]/[.$B$11])^[.A37]*FACT([.A37])/FACT([.$B$7])/[.$B$7]^([.A37]-[.$B$7]);&quot;&quot;))">
            <text:p/>
          </table:table-cell>
          <table:table-cell table:formula="of:=IF([.A37]&lt;=[.$B$8];[.C36] + [.B37];&quot;&quot;)">
            <text:p/>
          </table:table-cell>
          <table:table-cell table:formula="of:=IF([.A37]&lt;=[.$B$8];IF([.$B$7]&lt;[.A37];[.A37]-[.$B$7];0);&quot;&quot;)">
            <text:p/>
          </table:table-cell>
          <table:table-cell table:formula="of:=IF([.A37]&lt;=[.$B$8];[.$B$10]*([.$B$8]-[.A37]);&quot;&quot;)">
            <text:p/>
          </table:table-cell>
          <table:table-cell table:formula="of:=IF([.A37]&lt;=[.$B$7];COMBIN([.$B$8];([.$B$8]-[.A37]))*([.$B$10]/[.$B$11])^[.A37];&quot;&quot;)">
            <text:p/>
          </table:table-cell>
          <table:table-cell table:formula="of:=IF([.A37]&lt;=[.$B$7];SUM([.F$21:.$F37]);&quot;&quot;)">
            <text:p/>
          </table:table-cell>
          <table:table-cell table:formula="of:=IF([.A37]&lt;=[.$B$8];FACT([.$B$8])*([.$B$10]/[.$B$11])^[.A37]/(FACT([.$B$8]-[.A37])*FACT([.$B$7])*[.$B$7]^([.A37]-[.$B$7]));&quot;&quot;)">
            <text:p/>
          </table:table-cell>
          <table:table-cell table:formula="of:=IF([.A37]&lt;=[.$B$8];SUM([.$H$21:.H37]);&quot;&quot;)">
            <text:p/>
          </table:table-cell>
          <table:table-cell table:formula="of:=IF([.A37]&lt;=[.$B$8];[.$I$19]-[.I37];&quot;&quot;)">
            <text:p/>
          </table:table-cell>
          <table:table-cell table:formula="of:=IF([.A37]=[.$B$7];1/([.G37]+[.J37]);&quot;&quot;)">
            <text:p/>
          </table:table-cell>
          <table:table-cell table:formula="of:=IF(AND([.A37]&gt;=[.$B$7];[.A37]&lt;=[.$B$8]);([.$B$8]-[.A37])*[.B37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IF([.A38]&lt;=[.$B$7];[.$E$10]*COMBIN([.$B$8];[.A38])*([.$B$10]/[.$B$11])^[.A38];IF([.A38]&lt;=[.$B$8];[.$E$10]*COMBIN([.$B$8];[.A38])*([.$B$10]/[.$B$11])^[.A38]*FACT([.A38])/FACT([.$B$7])/[.$B$7]^([.A38]-[.$B$7]);&quot;&quot;))">
            <text:p/>
          </table:table-cell>
          <table:table-cell table:formula="of:=IF([.A38]&lt;=[.$B$8];[.C37] + [.B38];&quot;&quot;)">
            <text:p/>
          </table:table-cell>
          <table:table-cell table:formula="of:=IF([.A38]&lt;=[.$B$8];IF([.$B$7]&lt;[.A38];[.A38]-[.$B$7];0);&quot;&quot;)">
            <text:p/>
          </table:table-cell>
          <table:table-cell table:formula="of:=IF([.A38]&lt;=[.$B$8];[.$B$10]*([.$B$8]-[.A38]);&quot;&quot;)">
            <text:p/>
          </table:table-cell>
          <table:table-cell table:formula="of:=IF([.A38]&lt;=[.$B$7];COMBIN([.$B$8];([.$B$8]-[.A38]))*([.$B$10]/[.$B$11])^[.A38];&quot;&quot;)">
            <text:p/>
          </table:table-cell>
          <table:table-cell table:formula="of:=IF([.A38]&lt;=[.$B$7];SUM([.F$21:.$F38]);&quot;&quot;)">
            <text:p/>
          </table:table-cell>
          <table:table-cell table:formula="of:=IF([.A38]&lt;=[.$B$8];FACT([.$B$8])*([.$B$10]/[.$B$11])^[.A38]/(FACT([.$B$8]-[.A38])*FACT([.$B$7])*[.$B$7]^([.A38]-[.$B$7]));&quot;&quot;)">
            <text:p/>
          </table:table-cell>
          <table:table-cell table:formula="of:=IF([.A38]&lt;=[.$B$8];SUM([.$H$21:.H38]);&quot;&quot;)">
            <text:p/>
          </table:table-cell>
          <table:table-cell table:formula="of:=IF([.A38]&lt;=[.$B$8];[.$I$19]-[.I38];&quot;&quot;)">
            <text:p/>
          </table:table-cell>
          <table:table-cell table:formula="of:=IF([.A38]=[.$B$7];1/([.G38]+[.J38]);&quot;&quot;)">
            <text:p/>
          </table:table-cell>
          <table:table-cell table:formula="of:=IF(AND([.A38]&gt;=[.$B$7];[.A38]&lt;=[.$B$8]);([.$B$8]-[.A38])*[.B38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IF([.A39]&lt;=[.$B$7];[.$E$10]*COMBIN([.$B$8];[.A39])*([.$B$10]/[.$B$11])^[.A39];IF([.A39]&lt;=[.$B$8];[.$E$10]*COMBIN([.$B$8];[.A39])*([.$B$10]/[.$B$11])^[.A39]*FACT([.A39])/FACT([.$B$7])/[.$B$7]^([.A39]-[.$B$7]);&quot;&quot;))">
            <text:p/>
          </table:table-cell>
          <table:table-cell table:formula="of:=IF([.A39]&lt;=[.$B$8];[.C38] + [.B39];&quot;&quot;)">
            <text:p/>
          </table:table-cell>
          <table:table-cell table:formula="of:=IF([.A39]&lt;=[.$B$8];IF([.$B$7]&lt;[.A39];[.A39]-[.$B$7];0);&quot;&quot;)">
            <text:p/>
          </table:table-cell>
          <table:table-cell table:formula="of:=IF([.A39]&lt;=[.$B$8];[.$B$10]*([.$B$8]-[.A39]);&quot;&quot;)">
            <text:p/>
          </table:table-cell>
          <table:table-cell table:formula="of:=IF([.A39]&lt;=[.$B$7];COMBIN([.$B$8];([.$B$8]-[.A39]))*([.$B$10]/[.$B$11])^[.A39];&quot;&quot;)">
            <text:p/>
          </table:table-cell>
          <table:table-cell table:formula="of:=IF([.A39]&lt;=[.$B$7];SUM([.F$21:.$F39]);&quot;&quot;)">
            <text:p/>
          </table:table-cell>
          <table:table-cell table:formula="of:=IF([.A39]&lt;=[.$B$8];FACT([.$B$8])*([.$B$10]/[.$B$11])^[.A39]/(FACT([.$B$8]-[.A39])*FACT([.$B$7])*[.$B$7]^([.A39]-[.$B$7]));&quot;&quot;)">
            <text:p/>
          </table:table-cell>
          <table:table-cell table:formula="of:=IF([.A39]&lt;=[.$B$8];SUM([.$H$21:.H39]);&quot;&quot;)">
            <text:p/>
          </table:table-cell>
          <table:table-cell table:formula="of:=IF([.A39]&lt;=[.$B$8];[.$I$19]-[.I39];&quot;&quot;)">
            <text:p/>
          </table:table-cell>
          <table:table-cell table:formula="of:=IF([.A39]=[.$B$7];1/([.G39]+[.J39]);&quot;&quot;)">
            <text:p/>
          </table:table-cell>
          <table:table-cell table:formula="of:=IF(AND([.A39]&gt;=[.$B$7];[.A39]&lt;=[.$B$8]);([.$B$8]-[.A39])*[.B39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IF([.A40]&lt;=[.$B$7];[.$E$10]*COMBIN([.$B$8];[.A40])*([.$B$10]/[.$B$11])^[.A40];IF([.A40]&lt;=[.$B$8];[.$E$10]*COMBIN([.$B$8];[.A40])*([.$B$10]/[.$B$11])^[.A40]*FACT([.A40])/FACT([.$B$7])/[.$B$7]^([.A40]-[.$B$7]);&quot;&quot;))">
            <text:p/>
          </table:table-cell>
          <table:table-cell table:formula="of:=IF([.A40]&lt;=[.$B$8];[.C39] + [.B40];&quot;&quot;)">
            <text:p/>
          </table:table-cell>
          <table:table-cell table:formula="of:=IF([.A40]&lt;=[.$B$8];IF([.$B$7]&lt;[.A40];[.A40]-[.$B$7];0);&quot;&quot;)">
            <text:p/>
          </table:table-cell>
          <table:table-cell table:formula="of:=IF([.A40]&lt;=[.$B$8];[.$B$10]*([.$B$8]-[.A40]);&quot;&quot;)">
            <text:p/>
          </table:table-cell>
          <table:table-cell table:formula="of:=IF([.A40]&lt;=[.$B$7];COMBIN([.$B$8];([.$B$8]-[.A40]))*([.$B$10]/[.$B$11])^[.A40];&quot;&quot;)">
            <text:p/>
          </table:table-cell>
          <table:table-cell table:formula="of:=IF([.A40]&lt;=[.$B$7];SUM([.F$21:.$F40]);&quot;&quot;)">
            <text:p/>
          </table:table-cell>
          <table:table-cell table:formula="of:=IF([.A40]&lt;=[.$B$8];FACT([.$B$8])*([.$B$10]/[.$B$11])^[.A40]/(FACT([.$B$8]-[.A40])*FACT([.$B$7])*[.$B$7]^([.A40]-[.$B$7]));&quot;&quot;)">
            <text:p/>
          </table:table-cell>
          <table:table-cell table:formula="of:=IF([.A40]&lt;=[.$B$8];SUM([.$H$21:.H40]);&quot;&quot;)">
            <text:p/>
          </table:table-cell>
          <table:table-cell table:formula="of:=IF([.A40]&lt;=[.$B$8];[.$I$19]-[.I40];&quot;&quot;)">
            <text:p/>
          </table:table-cell>
          <table:table-cell table:formula="of:=IF([.A40]=[.$B$7];1/([.G40]+[.J40]);&quot;&quot;)">
            <text:p/>
          </table:table-cell>
          <table:table-cell table:formula="of:=IF(AND([.A40]&gt;=[.$B$7];[.A40]&lt;=[.$B$8]);([.$B$8]-[.A40])*[.B40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IF([.A41]&lt;=[.$B$7];[.$E$10]*COMBIN([.$B$8];[.A41])*([.$B$10]/[.$B$11])^[.A41];IF([.A41]&lt;=[.$B$8];[.$E$10]*COMBIN([.$B$8];[.A41])*([.$B$10]/[.$B$11])^[.A41]*FACT([.A41])/FACT([.$B$7])/[.$B$7]^([.A41]-[.$B$7]);&quot;&quot;))">
            <text:p/>
          </table:table-cell>
          <table:table-cell table:formula="of:=IF([.A41]&lt;=[.$B$8];[.C40] + [.B41];&quot;&quot;)">
            <text:p/>
          </table:table-cell>
          <table:table-cell table:formula="of:=IF([.A41]&lt;=[.$B$8];IF([.$B$7]&lt;[.A41];[.A41]-[.$B$7];0);&quot;&quot;)">
            <text:p/>
          </table:table-cell>
          <table:table-cell table:formula="of:=IF([.A41]&lt;=[.$B$8];[.$B$10]*([.$B$8]-[.A41]);&quot;&quot;)">
            <text:p/>
          </table:table-cell>
          <table:table-cell table:formula="of:=IF([.A41]&lt;=[.$B$7];COMBIN([.$B$8];([.$B$8]-[.A41]))*([.$B$10]/[.$B$11])^[.A41];&quot;&quot;)">
            <text:p/>
          </table:table-cell>
          <table:table-cell table:formula="of:=IF([.A41]&lt;=[.$B$7];SUM([.F$21:.$F41]);&quot;&quot;)">
            <text:p/>
          </table:table-cell>
          <table:table-cell table:formula="of:=IF([.A41]&lt;=[.$B$8];FACT([.$B$8])*([.$B$10]/[.$B$11])^[.A41]/(FACT([.$B$8]-[.A41])*FACT([.$B$7])*[.$B$7]^([.A41]-[.$B$7]));&quot;&quot;)">
            <text:p/>
          </table:table-cell>
          <table:table-cell table:formula="of:=IF([.A41]&lt;=[.$B$8];SUM([.$H$21:.H41]);&quot;&quot;)">
            <text:p/>
          </table:table-cell>
          <table:table-cell table:formula="of:=IF([.A41]&lt;=[.$B$8];[.$I$19]-[.I41];&quot;&quot;)">
            <text:p/>
          </table:table-cell>
          <table:table-cell table:formula="of:=IF([.A41]=[.$B$7];1/([.G41]+[.J41]);&quot;&quot;)">
            <text:p/>
          </table:table-cell>
          <table:table-cell table:formula="of:=IF(AND([.A41]&gt;=[.$B$7];[.A41]&lt;=[.$B$8]);([.$B$8]-[.A41])*[.B41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IF([.A42]&lt;=[.$B$7];[.$E$10]*COMBIN([.$B$8];[.A42])*([.$B$10]/[.$B$11])^[.A42];IF([.A42]&lt;=[.$B$8];[.$E$10]*COMBIN([.$B$8];[.A42])*([.$B$10]/[.$B$11])^[.A42]*FACT([.A42])/FACT([.$B$7])/[.$B$7]^([.A42]-[.$B$7]);&quot;&quot;))">
            <text:p/>
          </table:table-cell>
          <table:table-cell table:formula="of:=IF([.A42]&lt;=[.$B$8];[.C41] + [.B42];&quot;&quot;)">
            <text:p/>
          </table:table-cell>
          <table:table-cell table:formula="of:=IF([.A42]&lt;=[.$B$8];IF([.$B$7]&lt;[.A42];[.A42]-[.$B$7];0);&quot;&quot;)">
            <text:p/>
          </table:table-cell>
          <table:table-cell table:formula="of:=IF([.A42]&lt;=[.$B$8];[.$B$10]*([.$B$8]-[.A42]);&quot;&quot;)">
            <text:p/>
          </table:table-cell>
          <table:table-cell table:formula="of:=IF([.A42]&lt;=[.$B$7];COMBIN([.$B$8];([.$B$8]-[.A42]))*([.$B$10]/[.$B$11])^[.A42];&quot;&quot;)">
            <text:p/>
          </table:table-cell>
          <table:table-cell table:formula="of:=IF([.A42]&lt;=[.$B$7];SUM([.F$21:.$F42]);&quot;&quot;)">
            <text:p/>
          </table:table-cell>
          <table:table-cell table:formula="of:=IF([.A42]&lt;=[.$B$8];FACT([.$B$8])*([.$B$10]/[.$B$11])^[.A42]/(FACT([.$B$8]-[.A42])*FACT([.$B$7])*[.$B$7]^([.A42]-[.$B$7]));&quot;&quot;)">
            <text:p/>
          </table:table-cell>
          <table:table-cell table:formula="of:=IF([.A42]&lt;=[.$B$8];SUM([.$H$21:.H42]);&quot;&quot;)">
            <text:p/>
          </table:table-cell>
          <table:table-cell table:formula="of:=IF([.A42]&lt;=[.$B$8];[.$I$19]-[.I42];&quot;&quot;)">
            <text:p/>
          </table:table-cell>
          <table:table-cell table:formula="of:=IF([.A42]=[.$B$7];1/([.G42]+[.J42]);&quot;&quot;)">
            <text:p/>
          </table:table-cell>
          <table:table-cell table:formula="of:=IF(AND([.A42]&gt;=[.$B$7];[.A42]&lt;=[.$B$8]);([.$B$8]-[.A42])*[.B42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IF([.A43]&lt;=[.$B$7];[.$E$10]*COMBIN([.$B$8];[.A43])*([.$B$10]/[.$B$11])^[.A43];IF([.A43]&lt;=[.$B$8];[.$E$10]*COMBIN([.$B$8];[.A43])*([.$B$10]/[.$B$11])^[.A43]*FACT([.A43])/FACT([.$B$7])/[.$B$7]^([.A43]-[.$B$7]);&quot;&quot;))">
            <text:p/>
          </table:table-cell>
          <table:table-cell table:formula="of:=IF([.A43]&lt;=[.$B$8];[.C42] + [.B43];&quot;&quot;)">
            <text:p/>
          </table:table-cell>
          <table:table-cell table:formula="of:=IF([.A43]&lt;=[.$B$8];IF([.$B$7]&lt;[.A43];[.A43]-[.$B$7];0);&quot;&quot;)">
            <text:p/>
          </table:table-cell>
          <table:table-cell table:formula="of:=IF([.A43]&lt;=[.$B$8];[.$B$10]*([.$B$8]-[.A43]);&quot;&quot;)">
            <text:p/>
          </table:table-cell>
          <table:table-cell table:formula="of:=IF([.A43]&lt;=[.$B$7];COMBIN([.$B$8];([.$B$8]-[.A43]))*([.$B$10]/[.$B$11])^[.A43];&quot;&quot;)">
            <text:p/>
          </table:table-cell>
          <table:table-cell table:formula="of:=IF([.A43]&lt;=[.$B$7];SUM([.F$21:.$F43]);&quot;&quot;)">
            <text:p/>
          </table:table-cell>
          <table:table-cell table:formula="of:=IF([.A43]&lt;=[.$B$8];FACT([.$B$8])*([.$B$10]/[.$B$11])^[.A43]/(FACT([.$B$8]-[.A43])*FACT([.$B$7])*[.$B$7]^([.A43]-[.$B$7]));&quot;&quot;)">
            <text:p/>
          </table:table-cell>
          <table:table-cell table:formula="of:=IF([.A43]&lt;=[.$B$8];SUM([.$H$21:.H43]);&quot;&quot;)">
            <text:p/>
          </table:table-cell>
          <table:table-cell table:formula="of:=IF([.A43]&lt;=[.$B$8];[.$I$19]-[.I43];&quot;&quot;)">
            <text:p/>
          </table:table-cell>
          <table:table-cell table:formula="of:=IF([.A43]=[.$B$7];1/([.G43]+[.J43]);&quot;&quot;)">
            <text:p/>
          </table:table-cell>
          <table:table-cell table:formula="of:=IF(AND([.A43]&gt;=[.$B$7];[.A43]&lt;=[.$B$8]);([.$B$8]-[.A43])*[.B43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IF([.A44]&lt;=[.$B$7];[.$E$10]*COMBIN([.$B$8];[.A44])*([.$B$10]/[.$B$11])^[.A44];IF([.A44]&lt;=[.$B$8];[.$E$10]*COMBIN([.$B$8];[.A44])*([.$B$10]/[.$B$11])^[.A44]*FACT([.A44])/FACT([.$B$7])/[.$B$7]^([.A44]-[.$B$7]);&quot;&quot;))">
            <text:p/>
          </table:table-cell>
          <table:table-cell table:formula="of:=IF([.A44]&lt;=[.$B$8];[.C43] + [.B44];&quot;&quot;)">
            <text:p/>
          </table:table-cell>
          <table:table-cell table:formula="of:=IF([.A44]&lt;=[.$B$8];IF([.$B$7]&lt;[.A44];[.A44]-[.$B$7];0);&quot;&quot;)">
            <text:p/>
          </table:table-cell>
          <table:table-cell table:formula="of:=IF([.A44]&lt;=[.$B$8];[.$B$10]*([.$B$8]-[.A44]);&quot;&quot;)">
            <text:p/>
          </table:table-cell>
          <table:table-cell table:formula="of:=IF([.A44]&lt;=[.$B$7];COMBIN([.$B$8];([.$B$8]-[.A44]))*([.$B$10]/[.$B$11])^[.A44];&quot;&quot;)">
            <text:p/>
          </table:table-cell>
          <table:table-cell table:formula="of:=IF([.A44]&lt;=[.$B$7];SUM([.F$21:.$F44]);&quot;&quot;)">
            <text:p/>
          </table:table-cell>
          <table:table-cell table:formula="of:=IF([.A44]&lt;=[.$B$8];FACT([.$B$8])*([.$B$10]/[.$B$11])^[.A44]/(FACT([.$B$8]-[.A44])*FACT([.$B$7])*[.$B$7]^([.A44]-[.$B$7]));&quot;&quot;)">
            <text:p/>
          </table:table-cell>
          <table:table-cell table:formula="of:=IF([.A44]&lt;=[.$B$8];SUM([.$H$21:.H44]);&quot;&quot;)">
            <text:p/>
          </table:table-cell>
          <table:table-cell table:formula="of:=IF([.A44]&lt;=[.$B$8];[.$I$19]-[.I44];&quot;&quot;)">
            <text:p/>
          </table:table-cell>
          <table:table-cell table:formula="of:=IF([.A44]=[.$B$7];1/([.G44]+[.J44]);&quot;&quot;)">
            <text:p/>
          </table:table-cell>
          <table:table-cell table:formula="of:=IF(AND([.A44]&gt;=[.$B$7];[.A44]&lt;=[.$B$8]);([.$B$8]-[.A44])*[.B44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IF([.A45]&lt;=[.$B$7];[.$E$10]*COMBIN([.$B$8];[.A45])*([.$B$10]/[.$B$11])^[.A45];IF([.A45]&lt;=[.$B$8];[.$E$10]*COMBIN([.$B$8];[.A45])*([.$B$10]/[.$B$11])^[.A45]*FACT([.A45])/FACT([.$B$7])/[.$B$7]^([.A45]-[.$B$7]);&quot;&quot;))">
            <text:p/>
          </table:table-cell>
          <table:table-cell table:formula="of:=IF([.A45]&lt;=[.$B$8];[.C44] + [.B45];&quot;&quot;)">
            <text:p/>
          </table:table-cell>
          <table:table-cell table:formula="of:=IF([.A45]&lt;=[.$B$8];IF([.$B$7]&lt;[.A45];[.A45]-[.$B$7];0);&quot;&quot;)">
            <text:p/>
          </table:table-cell>
          <table:table-cell table:formula="of:=IF([.A45]&lt;=[.$B$8];[.$B$10]*([.$B$8]-[.A45]);&quot;&quot;)">
            <text:p/>
          </table:table-cell>
          <table:table-cell table:formula="of:=IF([.A45]&lt;=[.$B$7];COMBIN([.$B$8];([.$B$8]-[.A45]))*([.$B$10]/[.$B$11])^[.A45];&quot;&quot;)">
            <text:p/>
          </table:table-cell>
          <table:table-cell table:formula="of:=IF([.A45]&lt;=[.$B$7];SUM([.F$21:.$F45]);&quot;&quot;)">
            <text:p/>
          </table:table-cell>
          <table:table-cell table:formula="of:=IF([.A45]&lt;=[.$B$8];FACT([.$B$8])*([.$B$10]/[.$B$11])^[.A45]/(FACT([.$B$8]-[.A45])*FACT([.$B$7])*[.$B$7]^([.A45]-[.$B$7]));&quot;&quot;)">
            <text:p/>
          </table:table-cell>
          <table:table-cell table:formula="of:=IF([.A45]&lt;=[.$B$8];SUM([.$H$21:.H45]);&quot;&quot;)">
            <text:p/>
          </table:table-cell>
          <table:table-cell table:formula="of:=IF([.A45]&lt;=[.$B$8];[.$I$19]-[.I45];&quot;&quot;)">
            <text:p/>
          </table:table-cell>
          <table:table-cell table:formula="of:=IF([.A45]=[.$B$7];1/([.G45]+[.J45]);&quot;&quot;)">
            <text:p/>
          </table:table-cell>
          <table:table-cell table:formula="of:=IF(AND([.A45]&gt;=[.$B$7];[.A45]&lt;=[.$B$8]);([.$B$8]-[.A45])*[.B45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IF([.A46]&lt;=[.$B$7];[.$E$10]*COMBIN([.$B$8];[.A46])*([.$B$10]/[.$B$11])^[.A46];IF([.A46]&lt;=[.$B$8];[.$E$10]*COMBIN([.$B$8];[.A46])*([.$B$10]/[.$B$11])^[.A46]*FACT([.A46])/FACT([.$B$7])/[.$B$7]^([.A46]-[.$B$7]);&quot;&quot;))">
            <text:p/>
          </table:table-cell>
          <table:table-cell table:formula="of:=IF([.A46]&lt;=[.$B$8];[.C45] + [.B46];&quot;&quot;)">
            <text:p/>
          </table:table-cell>
          <table:table-cell table:formula="of:=IF([.A46]&lt;=[.$B$8];IF([.$B$7]&lt;[.A46];[.A46]-[.$B$7];0);&quot;&quot;)">
            <text:p/>
          </table:table-cell>
          <table:table-cell table:formula="of:=IF([.A46]&lt;=[.$B$8];[.$B$10]*([.$B$8]-[.A46]);&quot;&quot;)">
            <text:p/>
          </table:table-cell>
          <table:table-cell table:formula="of:=IF([.A46]&lt;=[.$B$7];COMBIN([.$B$8];([.$B$8]-[.A46]))*([.$B$10]/[.$B$11])^[.A46];&quot;&quot;)">
            <text:p/>
          </table:table-cell>
          <table:table-cell table:formula="of:=IF([.A46]&lt;=[.$B$7];SUM([.F$21:.$F46]);&quot;&quot;)">
            <text:p/>
          </table:table-cell>
          <table:table-cell table:formula="of:=IF([.A46]&lt;=[.$B$8];FACT([.$B$8])*([.$B$10]/[.$B$11])^[.A46]/(FACT([.$B$8]-[.A46])*FACT([.$B$7])*[.$B$7]^([.A46]-[.$B$7]));&quot;&quot;)">
            <text:p/>
          </table:table-cell>
          <table:table-cell table:formula="of:=IF([.A46]&lt;=[.$B$8];SUM([.$H$21:.H46]);&quot;&quot;)">
            <text:p/>
          </table:table-cell>
          <table:table-cell table:formula="of:=IF([.A46]&lt;=[.$B$8];[.$I$19]-[.I46];&quot;&quot;)">
            <text:p/>
          </table:table-cell>
          <table:table-cell table:formula="of:=IF([.A46]=[.$B$7];1/([.G46]+[.J46]);&quot;&quot;)">
            <text:p/>
          </table:table-cell>
          <table:table-cell table:formula="of:=IF(AND([.A46]&gt;=[.$B$7];[.A46]&lt;=[.$B$8]);([.$B$8]-[.A46])*[.B46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IF([.A47]&lt;=[.$B$7];[.$E$10]*COMBIN([.$B$8];[.A47])*([.$B$10]/[.$B$11])^[.A47];IF([.A47]&lt;=[.$B$8];[.$E$10]*COMBIN([.$B$8];[.A47])*([.$B$10]/[.$B$11])^[.A47]*FACT([.A47])/FACT([.$B$7])/[.$B$7]^([.A47]-[.$B$7]);&quot;&quot;))">
            <text:p/>
          </table:table-cell>
          <table:table-cell table:formula="of:=IF([.A47]&lt;=[.$B$8];[.C46] + [.B47];&quot;&quot;)">
            <text:p/>
          </table:table-cell>
          <table:table-cell table:formula="of:=IF([.A47]&lt;=[.$B$8];IF([.$B$7]&lt;[.A47];[.A47]-[.$B$7];0);&quot;&quot;)">
            <text:p/>
          </table:table-cell>
          <table:table-cell table:formula="of:=IF([.A47]&lt;=[.$B$8];[.$B$10]*([.$B$8]-[.A47]);&quot;&quot;)">
            <text:p/>
          </table:table-cell>
          <table:table-cell table:formula="of:=IF([.A47]&lt;=[.$B$7];COMBIN([.$B$8];([.$B$8]-[.A47]))*([.$B$10]/[.$B$11])^[.A47];&quot;&quot;)">
            <text:p/>
          </table:table-cell>
          <table:table-cell table:formula="of:=IF([.A47]&lt;=[.$B$7];SUM([.F$21:.$F47]);&quot;&quot;)">
            <text:p/>
          </table:table-cell>
          <table:table-cell table:formula="of:=IF([.A47]&lt;=[.$B$8];FACT([.$B$8])*([.$B$10]/[.$B$11])^[.A47]/(FACT([.$B$8]-[.A47])*FACT([.$B$7])*[.$B$7]^([.A47]-[.$B$7]));&quot;&quot;)">
            <text:p/>
          </table:table-cell>
          <table:table-cell table:formula="of:=IF([.A47]&lt;=[.$B$8];SUM([.$H$21:.H47]);&quot;&quot;)">
            <text:p/>
          </table:table-cell>
          <table:table-cell table:formula="of:=IF([.A47]&lt;=[.$B$8];[.$I$19]-[.I47];&quot;&quot;)">
            <text:p/>
          </table:table-cell>
          <table:table-cell table:formula="of:=IF([.A47]=[.$B$7];1/([.G47]+[.J47]);&quot;&quot;)">
            <text:p/>
          </table:table-cell>
          <table:table-cell table:formula="of:=IF(AND([.A47]&gt;=[.$B$7];[.A47]&lt;=[.$B$8]);([.$B$8]-[.A47])*[.B47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IF([.A48]&lt;=[.$B$7];[.$E$10]*COMBIN([.$B$8];[.A48])*([.$B$10]/[.$B$11])^[.A48];IF([.A48]&lt;=[.$B$8];[.$E$10]*COMBIN([.$B$8];[.A48])*([.$B$10]/[.$B$11])^[.A48]*FACT([.A48])/FACT([.$B$7])/[.$B$7]^([.A48]-[.$B$7]);&quot;&quot;))">
            <text:p/>
          </table:table-cell>
          <table:table-cell table:formula="of:=IF([.A48]&lt;=[.$B$8];[.C47] + [.B48];&quot;&quot;)">
            <text:p/>
          </table:table-cell>
          <table:table-cell table:formula="of:=IF([.A48]&lt;=[.$B$8];IF([.$B$7]&lt;[.A48];[.A48]-[.$B$7];0);&quot;&quot;)">
            <text:p/>
          </table:table-cell>
          <table:table-cell table:formula="of:=IF([.A48]&lt;=[.$B$8];[.$B$10]*([.$B$8]-[.A48]);&quot;&quot;)">
            <text:p/>
          </table:table-cell>
          <table:table-cell table:formula="of:=IF([.A48]&lt;=[.$B$7];COMBIN([.$B$8];([.$B$8]-[.A48]))*([.$B$10]/[.$B$11])^[.A48];&quot;&quot;)">
            <text:p/>
          </table:table-cell>
          <table:table-cell table:formula="of:=IF([.A48]&lt;=[.$B$7];SUM([.F$21:.$F48]);&quot;&quot;)">
            <text:p/>
          </table:table-cell>
          <table:table-cell table:formula="of:=IF([.A48]&lt;=[.$B$8];FACT([.$B$8])*([.$B$10]/[.$B$11])^[.A48]/(FACT([.$B$8]-[.A48])*FACT([.$B$7])*[.$B$7]^([.A48]-[.$B$7]));&quot;&quot;)">
            <text:p/>
          </table:table-cell>
          <table:table-cell table:formula="of:=IF([.A48]&lt;=[.$B$8];SUM([.$H$21:.H48]);&quot;&quot;)">
            <text:p/>
          </table:table-cell>
          <table:table-cell table:formula="of:=IF([.A48]&lt;=[.$B$8];[.$I$19]-[.I48];&quot;&quot;)">
            <text:p/>
          </table:table-cell>
          <table:table-cell table:formula="of:=IF([.A48]=[.$B$7];1/([.G48]+[.J48]);&quot;&quot;)">
            <text:p/>
          </table:table-cell>
          <table:table-cell table:formula="of:=IF(AND([.A48]&gt;=[.$B$7];[.A48]&lt;=[.$B$8]);([.$B$8]-[.A48])*[.B48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IF([.A49]&lt;=[.$B$7];[.$E$10]*COMBIN([.$B$8];[.A49])*([.$B$10]/[.$B$11])^[.A49];IF([.A49]&lt;=[.$B$8];[.$E$10]*COMBIN([.$B$8];[.A49])*([.$B$10]/[.$B$11])^[.A49]*FACT([.A49])/FACT([.$B$7])/[.$B$7]^([.A49]-[.$B$7]);&quot;&quot;))">
            <text:p/>
          </table:table-cell>
          <table:table-cell table:formula="of:=IF([.A49]&lt;=[.$B$8];[.C48] + [.B49];&quot;&quot;)">
            <text:p/>
          </table:table-cell>
          <table:table-cell table:formula="of:=IF([.A49]&lt;=[.$B$8];IF([.$B$7]&lt;[.A49];[.A49]-[.$B$7];0);&quot;&quot;)">
            <text:p/>
          </table:table-cell>
          <table:table-cell table:formula="of:=IF([.A49]&lt;=[.$B$8];[.$B$10]*([.$B$8]-[.A49]);&quot;&quot;)">
            <text:p/>
          </table:table-cell>
          <table:table-cell table:formula="of:=IF([.A49]&lt;=[.$B$7];COMBIN([.$B$8];([.$B$8]-[.A49]))*([.$B$10]/[.$B$11])^[.A49];&quot;&quot;)">
            <text:p/>
          </table:table-cell>
          <table:table-cell table:formula="of:=IF([.A49]&lt;=[.$B$7];SUM([.F$21:.$F49]);&quot;&quot;)">
            <text:p/>
          </table:table-cell>
          <table:table-cell table:formula="of:=IF([.A49]&lt;=[.$B$8];FACT([.$B$8])*([.$B$10]/[.$B$11])^[.A49]/(FACT([.$B$8]-[.A49])*FACT([.$B$7])*[.$B$7]^([.A49]-[.$B$7]));&quot;&quot;)">
            <text:p/>
          </table:table-cell>
          <table:table-cell table:formula="of:=IF([.A49]&lt;=[.$B$8];SUM([.$H$21:.H49]);&quot;&quot;)">
            <text:p/>
          </table:table-cell>
          <table:table-cell table:formula="of:=IF([.A49]&lt;=[.$B$8];[.$I$19]-[.I49];&quot;&quot;)">
            <text:p/>
          </table:table-cell>
          <table:table-cell table:formula="of:=IF([.A49]=[.$B$7];1/([.G49]+[.J49]);&quot;&quot;)">
            <text:p/>
          </table:table-cell>
          <table:table-cell table:formula="of:=IF(AND([.A49]&gt;=[.$B$7];[.A49]&lt;=[.$B$8]);([.$B$8]-[.A49])*[.B49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IF([.A50]&lt;=[.$B$7];[.$E$10]*COMBIN([.$B$8];[.A50])*([.$B$10]/[.$B$11])^[.A50];IF([.A50]&lt;=[.$B$8];[.$E$10]*COMBIN([.$B$8];[.A50])*([.$B$10]/[.$B$11])^[.A50]*FACT([.A50])/FACT([.$B$7])/[.$B$7]^([.A50]-[.$B$7]);&quot;&quot;))">
            <text:p/>
          </table:table-cell>
          <table:table-cell table:formula="of:=IF([.A50]&lt;=[.$B$8];[.C49] + [.B50];&quot;&quot;)">
            <text:p/>
          </table:table-cell>
          <table:table-cell table:formula="of:=IF([.A50]&lt;=[.$B$8];IF([.$B$7]&lt;[.A50];[.A50]-[.$B$7];0);&quot;&quot;)">
            <text:p/>
          </table:table-cell>
          <table:table-cell table:formula="of:=IF([.A50]&lt;=[.$B$8];[.$B$10]*([.$B$8]-[.A50]);&quot;&quot;)">
            <text:p/>
          </table:table-cell>
          <table:table-cell table:formula="of:=IF([.A50]&lt;=[.$B$7];COMBIN([.$B$8];([.$B$8]-[.A50]))*([.$B$10]/[.$B$11])^[.A50];&quot;&quot;)">
            <text:p/>
          </table:table-cell>
          <table:table-cell table:formula="of:=IF([.A50]&lt;=[.$B$7];SUM([.F$21:.$F50]);&quot;&quot;)">
            <text:p/>
          </table:table-cell>
          <table:table-cell table:formula="of:=IF([.A50]&lt;=[.$B$8];FACT([.$B$8])*([.$B$10]/[.$B$11])^[.A50]/(FACT([.$B$8]-[.A50])*FACT([.$B$7])*[.$B$7]^([.A50]-[.$B$7]));&quot;&quot;)">
            <text:p/>
          </table:table-cell>
          <table:table-cell table:formula="of:=IF([.A50]&lt;=[.$B$8];SUM([.$H$21:.H50]);&quot;&quot;)">
            <text:p/>
          </table:table-cell>
          <table:table-cell table:formula="of:=IF([.A50]&lt;=[.$B$8];[.$I$19]-[.I50];&quot;&quot;)">
            <text:p/>
          </table:table-cell>
          <table:table-cell table:formula="of:=IF([.A50]=[.$B$7];1/([.G50]+[.J50]);&quot;&quot;)">
            <text:p/>
          </table:table-cell>
          <table:table-cell table:formula="of:=IF(AND([.A50]&gt;=[.$B$7];[.A50]&lt;=[.$B$8]);([.$B$8]-[.A50])*[.B50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IF([.A51]&lt;=[.$B$7];[.$E$10]*COMBIN([.$B$8];[.A51])*([.$B$10]/[.$B$11])^[.A51];IF([.A51]&lt;=[.$B$8];[.$E$10]*COMBIN([.$B$8];[.A51])*([.$B$10]/[.$B$11])^[.A51]*FACT([.A51])/FACT([.$B$7])/[.$B$7]^([.A51]-[.$B$7]);&quot;&quot;))">
            <text:p/>
          </table:table-cell>
          <table:table-cell table:formula="of:=IF([.A51]&lt;=[.$B$8];[.C50] + [.B51];&quot;&quot;)">
            <text:p/>
          </table:table-cell>
          <table:table-cell table:formula="of:=IF([.A51]&lt;=[.$B$8];IF([.$B$7]&lt;[.A51];[.A51]-[.$B$7];0);&quot;&quot;)">
            <text:p/>
          </table:table-cell>
          <table:table-cell table:formula="of:=IF([.A51]&lt;=[.$B$8];[.$B$10]*([.$B$8]-[.A51]);&quot;&quot;)">
            <text:p/>
          </table:table-cell>
          <table:table-cell table:formula="of:=IF([.A51]&lt;=[.$B$7];COMBIN([.$B$8];([.$B$8]-[.A51]))*([.$B$10]/[.$B$11])^[.A51];&quot;&quot;)">
            <text:p/>
          </table:table-cell>
          <table:table-cell table:formula="of:=IF([.A51]&lt;=[.$B$7];SUM([.F$21:.$F51]);&quot;&quot;)">
            <text:p/>
          </table:table-cell>
          <table:table-cell table:formula="of:=IF([.A51]&lt;=[.$B$8];FACT([.$B$8])*([.$B$10]/[.$B$11])^[.A51]/(FACT([.$B$8]-[.A51])*FACT([.$B$7])*[.$B$7]^([.A51]-[.$B$7]));&quot;&quot;)">
            <text:p/>
          </table:table-cell>
          <table:table-cell table:formula="of:=IF([.A51]&lt;=[.$B$8];SUM([.$H$21:.H51]);&quot;&quot;)">
            <text:p/>
          </table:table-cell>
          <table:table-cell table:formula="of:=IF([.A51]&lt;=[.$B$8];[.$I$19]-[.I51];&quot;&quot;)">
            <text:p/>
          </table:table-cell>
          <table:table-cell table:formula="of:=IF([.A51]=[.$B$7];1/([.G51]+[.J51]);&quot;&quot;)">
            <text:p/>
          </table:table-cell>
          <table:table-cell table:formula="of:=IF(AND([.A51]&gt;=[.$B$7];[.A51]&lt;=[.$B$8]);([.$B$8]-[.A51])*[.B51];0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IF([.A52]&lt;=[.$B$7];[.$E$10]*COMBIN([.$B$8];[.A52])*([.$B$10]/[.$B$11])^[.A52];IF([.A52]&lt;=[.$B$8];[.$E$10]*COMBIN([.$B$8];[.A52])*([.$B$10]/[.$B$11])^[.A52]*FACT([.A52])/FACT([.$B$7])/[.$B$7]^([.A52]-[.$B$7]);&quot;&quot;))">
            <text:p/>
          </table:table-cell>
          <table:table-cell table:formula="of:=IF([.A52]&lt;=[.$B$8];[.C51] + [.B52];&quot;&quot;)">
            <text:p/>
          </table:table-cell>
          <table:table-cell table:formula="of:=IF([.A52]&lt;=[.$B$8];IF([.$B$7]&lt;[.A52];[.A52]-[.$B$7];0);&quot;&quot;)">
            <text:p/>
          </table:table-cell>
          <table:table-cell table:formula="of:=IF([.A52]&lt;=[.$B$8];[.$B$10]*([.$B$8]-[.A52]);&quot;&quot;)">
            <text:p/>
          </table:table-cell>
          <table:table-cell table:formula="of:=IF([.A52]&lt;=[.$B$7];COMBIN([.$B$8];([.$B$8]-[.A52]))*([.$B$10]/[.$B$11])^[.A52];&quot;&quot;)">
            <text:p/>
          </table:table-cell>
          <table:table-cell table:formula="of:=IF([.A52]&lt;=[.$B$7];SUM([.F$21:.$F52]);&quot;&quot;)">
            <text:p/>
          </table:table-cell>
          <table:table-cell table:formula="of:=IF([.A52]&lt;=[.$B$8];FACT([.$B$8])*([.$B$10]/[.$B$11])^[.A52]/(FACT([.$B$8]-[.A52])*FACT([.$B$7])*[.$B$7]^([.A52]-[.$B$7]));&quot;&quot;)">
            <text:p/>
          </table:table-cell>
          <table:table-cell table:formula="of:=IF([.A52]&lt;=[.$B$8];SUM([.$H$21:.H52]);&quot;&quot;)">
            <text:p/>
          </table:table-cell>
          <table:table-cell table:formula="of:=IF([.A52]&lt;=[.$B$8];[.$I$19]-[.I52];&quot;&quot;)">
            <text:p/>
          </table:table-cell>
          <table:table-cell table:formula="of:=IF([.A52]=[.$B$7];1/([.G52]+[.J52]);&quot;&quot;)">
            <text:p/>
          </table:table-cell>
          <table:table-cell table:formula="of:=IF(AND([.A52]&gt;=[.$B$7];[.A52]&lt;=[.$B$8]);([.$B$8]-[.A52])*[.B52];0)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HTML_CodePage" table:base-cell-address="$'Single Server'.$A$1" table:expression="1252"/>
        <table:named-expression table:name="HTML_Control" table:base-cell-address="$'Single Server'.$A$1" table:expression="{&quot;'Builds'!$B$72:$D$199&quot;}"/>
        <table:named-expression table:name="HTML_Description" table:base-cell-address="$'Single Server'.$A$1" table:expression="&quot;&quot;"/>
        <table:named-expression table:name="HTML_Email" table:base-cell-address="$'Single Server'.$A$1" table:expression="&quot;hweiss@sbm.temple.edu&quot;"/>
        <table:named-expression table:name="HTML_Header" table:base-cell-address="$'Single Server'.$A$1" table:expression="&quot;Builds&quot;"/>
        <table:named-expression table:name="HTML_LastUpdate" table:base-cell-address="$'Single Server'.$A$1" table:expression="&quot;3/14/2000&quot;"/>
        <table:named-expression table:name="HTML_LineAfter" table:base-cell-address="$'Single Server'.$A$1" table:expression="0"/>
        <table:named-expression table:name="HTML_LineBefore" table:base-cell-address="$'Single Server'.$A$1" table:expression="0"/>
        <table:named-expression table:name="HTML_Name" table:base-cell-address="$'Single Server'.$A$1" table:expression="&quot;Howard Weiss&quot;"/>
        <table:named-expression table:name="HTML_OBDlg2" table:base-cell-address="$'Single Server'.$A$1" table:expression="1"/>
        <table:named-expression table:name="HTML_OBDlg4" table:base-cell-address="$'Single Server'.$A$1" table:expression="1"/>
        <table:named-expression table:name="HTML_OS" table:base-cell-address="$'Single Server'.$A$1" table:expression="0"/>
        <table:named-expression table:name="HTML_PathFile" table:base-cell-address="$'Single Server'.$A$1" table:expression="&quot;n:\upgrades.ph.html&quot;"/>
        <table:named-expression table:name="HTML_Title" table:base-cell-address="$'Single Server'.$A$1" table:expression="&quot;Version2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charset="x-symbo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6" loext:min-decimal-places="6" number:min-integer-digits="1"/>
    </number:number-style>
    <number:number-style style:name="N145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stant_20_Service" style:display-name="PageStyle_Constant Serv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gle_20_Server" style:display-name="PageStyle_Single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ple_20_Server" style:display-name="PageStyle_Multiple Ser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mitedPop" style:display-name="PageStyle_LimitedPop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raig Calvert</meta:initial-creator>
    <meta:creation-date>2018-11-25T18:52:43</meta:creation-date>
    <dc:date>2022-03-25T22:58:02.471119380</dc:date>
    <meta:generator>LibreOffice/6.4.7.2$Linux_X86_64 LibreOffice_project/40$Build-2</meta:generator>
    <meta:editing-duration>PT10M10S</meta:editing-duration>
    <meta:editing-cycles>1</meta:editing-cycles>
    <meta:document-statistic meta:table-count="4" meta:cell-count="1008" meta:object-count="4"/>
    <meta:user-defined meta:name="AppVersion">16.0300</meta:user-defined>
    <meta:user-defined meta:name="Company">University of Connecticut School of Busine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